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67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5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6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77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81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5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6" style:family="paragraph" style:parent-style-name="Standard">
      <style:text-properties fo:font-style="italic" officeooo:paragraph-rsid="01605f24" style:font-style-asian="italic" style:font-style-complex="italic"/>
    </style:style>
    <style:style style:name="P87" style:family="paragraph" style:parent-style-name="Standard">
      <style:text-properties fo:font-style="italic" officeooo:paragraph-rsid="016a3660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96" style:family="paragraph" style:parent-style-name="Standard">
      <style:text-properties fo:font-style="italic" officeooo:paragraph-rsid="01bef01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20" style:family="paragraph" style:parent-style-name="Standard">
      <style:paragraph-properties fo:line-height="115%"/>
      <style:text-properties officeooo:paragraph-rsid="0018f3c7"/>
    </style:style>
    <style:style style:name="P121" style:family="paragraph" style:parent-style-name="Standard">
      <style:paragraph-properties fo:line-height="115%"/>
      <style:text-properties officeooo:paragraph-rsid="00495423"/>
    </style:style>
    <style:style style:name="P122" style:family="paragraph" style:parent-style-name="Standard">
      <style:paragraph-properties fo:line-height="115%"/>
      <style:text-properties officeooo:paragraph-rsid="004961a2"/>
    </style:style>
    <style:style style:name="P123" style:family="paragraph" style:parent-style-name="Standard">
      <style:paragraph-properties fo:line-height="115%"/>
      <style:text-properties officeooo:paragraph-rsid="0041ce35"/>
    </style:style>
    <style:style style:name="P124" style:family="paragraph" style:parent-style-name="Standard">
      <style:paragraph-properties fo:line-height="115%"/>
      <style:text-properties officeooo:paragraph-rsid="005fae66"/>
    </style:style>
    <style:style style:name="P125" style:family="paragraph" style:parent-style-name="Standard">
      <style:paragraph-properties fo:line-height="115%"/>
      <style:text-properties officeooo:paragraph-rsid="00a38197"/>
    </style:style>
    <style:style style:name="P126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30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31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32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33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34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35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36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37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38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39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40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41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42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43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44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145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146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147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148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149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150" style:family="paragraph" style:parent-style-name="Standard">
      <style:text-properties officeooo:rsid="0028ac76" officeooo:paragraph-rsid="0028ac76"/>
    </style:style>
    <style:style style:name="P151" style:family="paragraph" style:parent-style-name="Standard">
      <style:text-properties officeooo:paragraph-rsid="0028ac76"/>
    </style:style>
    <style:style style:name="P152" style:family="paragraph" style:parent-style-name="Standard">
      <style:text-properties officeooo:paragraph-rsid="002e1600"/>
    </style:style>
    <style:style style:name="P153" style:family="paragraph" style:parent-style-name="Standard">
      <style:text-properties officeooo:rsid="0031063a" officeooo:paragraph-rsid="0031063a"/>
    </style:style>
    <style:style style:name="P154" style:family="paragraph" style:parent-style-name="Standard">
      <style:paragraph-properties fo:line-height="115%"/>
      <style:text-properties officeooo:rsid="0031063a" officeooo:paragraph-rsid="003cadc2"/>
    </style:style>
    <style:style style:name="P155" style:family="paragraph" style:parent-style-name="Standard">
      <style:text-properties officeooo:paragraph-rsid="0031063a"/>
    </style:style>
    <style:style style:name="P156" style:family="paragraph" style:parent-style-name="Standard">
      <style:text-properties officeooo:rsid="00327fc5" officeooo:paragraph-rsid="00327fc5"/>
    </style:style>
    <style:style style:name="P157" style:family="paragraph" style:parent-style-name="Standard">
      <style:text-properties officeooo:rsid="00327fc5" officeooo:paragraph-rsid="00365b6d"/>
    </style:style>
    <style:style style:name="P158" style:family="paragraph" style:parent-style-name="Standard">
      <style:text-properties officeooo:rsid="00327fc5" officeooo:paragraph-rsid="0184468d"/>
    </style:style>
    <style:style style:name="P159" style:family="paragraph" style:parent-style-name="Standard">
      <style:text-properties officeooo:rsid="003366c6" officeooo:paragraph-rsid="00348e9f"/>
    </style:style>
    <style:style style:name="P160" style:family="paragraph" style:parent-style-name="Standard">
      <style:text-properties officeooo:rsid="003952b0" officeooo:paragraph-rsid="003952b0"/>
    </style:style>
    <style:style style:name="P161" style:family="paragraph" style:parent-style-name="Standard">
      <style:paragraph-properties fo:line-height="115%"/>
      <style:text-properties officeooo:rsid="0040ace3" officeooo:paragraph-rsid="0040ace3"/>
    </style:style>
    <style:style style:name="P162" style:family="paragraph" style:parent-style-name="Standard">
      <style:paragraph-properties fo:line-height="115%"/>
      <style:text-properties officeooo:rsid="0042499f" officeooo:paragraph-rsid="0042499f"/>
    </style:style>
    <style:style style:name="P163" style:family="paragraph" style:parent-style-name="Standard">
      <style:paragraph-properties fo:line-height="115%"/>
      <style:text-properties officeooo:rsid="00432561" officeooo:paragraph-rsid="00432561"/>
    </style:style>
    <style:style style:name="P164" style:family="paragraph" style:parent-style-name="Standard">
      <style:paragraph-properties fo:line-height="115%"/>
      <style:text-properties officeooo:rsid="0044f955" officeooo:paragraph-rsid="0044f955"/>
    </style:style>
    <style:style style:name="P165" style:family="paragraph" style:parent-style-name="Standard">
      <style:paragraph-properties fo:line-height="115%"/>
      <style:text-properties officeooo:rsid="0044f955" officeooo:paragraph-rsid="00abdb64"/>
    </style:style>
    <style:style style:name="P166" style:family="paragraph" style:parent-style-name="Standard">
      <style:paragraph-properties fo:line-height="115%"/>
      <style:text-properties officeooo:rsid="00467a6f" officeooo:paragraph-rsid="00467a6f"/>
    </style:style>
    <style:style style:name="P167" style:family="paragraph" style:parent-style-name="Standard">
      <style:paragraph-properties fo:line-height="115%"/>
      <style:text-properties officeooo:rsid="004876da" officeooo:paragraph-rsid="004876da"/>
    </style:style>
    <style:style style:name="P168" style:family="paragraph" style:parent-style-name="Standard">
      <style:paragraph-properties fo:line-height="115%"/>
      <style:text-properties officeooo:rsid="00495423" officeooo:paragraph-rsid="004961a2"/>
    </style:style>
    <style:style style:name="P169" style:family="paragraph" style:parent-style-name="Standard">
      <style:paragraph-properties fo:line-height="115%"/>
      <style:text-properties officeooo:rsid="00495423" officeooo:paragraph-rsid="00495423"/>
    </style:style>
    <style:style style:name="P170" style:family="paragraph" style:parent-style-name="Standard">
      <style:text-properties officeooo:rsid="004a998d" officeooo:paragraph-rsid="004a998d"/>
    </style:style>
    <style:style style:name="P171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172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173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190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191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210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211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212" style:family="paragraph" style:parent-style-name="Standard">
      <style:paragraph-properties fo:line-height="100%"/>
      <style:text-properties officeooo:paragraph-rsid="00495423"/>
    </style:style>
    <style:style style:name="P213" style:family="paragraph" style:parent-style-name="Standard">
      <style:paragraph-properties fo:line-height="100%"/>
      <style:text-properties officeooo:paragraph-rsid="0050643a"/>
    </style:style>
    <style:style style:name="P214" style:family="paragraph" style:parent-style-name="Standard">
      <style:paragraph-properties fo:line-height="100%"/>
      <style:text-properties officeooo:paragraph-rsid="005d102b"/>
    </style:style>
    <style:style style:name="P215" style:family="paragraph" style:parent-style-name="Standard">
      <style:paragraph-properties fo:line-height="100%"/>
      <style:text-properties officeooo:paragraph-rsid="00632e51"/>
    </style:style>
    <style:style style:name="P216" style:family="paragraph" style:parent-style-name="Standard">
      <style:paragraph-properties fo:line-height="100%"/>
      <style:text-properties officeooo:paragraph-rsid="006b15e0"/>
    </style:style>
    <style:style style:name="P217" style:family="paragraph" style:parent-style-name="Standard">
      <style:paragraph-properties fo:line-height="100%"/>
      <style:text-properties officeooo:paragraph-rsid="006b5675"/>
    </style:style>
    <style:style style:name="P218" style:family="paragraph" style:parent-style-name="Standard">
      <style:paragraph-properties fo:line-height="100%"/>
      <style:text-properties officeooo:paragraph-rsid="006e3a09"/>
    </style:style>
    <style:style style:name="P219" style:family="paragraph" style:parent-style-name="Standard">
      <style:paragraph-properties fo:line-height="100%"/>
      <style:text-properties officeooo:paragraph-rsid="00738320"/>
    </style:style>
    <style:style style:name="P220" style:family="paragraph" style:parent-style-name="Standard">
      <style:paragraph-properties fo:line-height="100%"/>
      <style:text-properties officeooo:paragraph-rsid="0079265a"/>
    </style:style>
    <style:style style:name="P221" style:family="paragraph" style:parent-style-name="Standard">
      <style:paragraph-properties fo:line-height="100%"/>
      <style:text-properties officeooo:paragraph-rsid="007fa5ba"/>
    </style:style>
    <style:style style:name="P222" style:family="paragraph" style:parent-style-name="Standard">
      <style:paragraph-properties fo:line-height="100%"/>
      <style:text-properties officeooo:paragraph-rsid="00863738"/>
    </style:style>
    <style:style style:name="P223" style:family="paragraph" style:parent-style-name="Standard">
      <style:paragraph-properties fo:line-height="100%"/>
      <style:text-properties officeooo:paragraph-rsid="0091b213"/>
    </style:style>
    <style:style style:name="P224" style:family="paragraph" style:parent-style-name="Standard">
      <style:paragraph-properties fo:line-height="100%"/>
      <style:text-properties officeooo:paragraph-rsid="0097a1b6"/>
    </style:style>
    <style:style style:name="P225" style:family="paragraph" style:parent-style-name="Standard">
      <style:paragraph-properties fo:line-height="100%"/>
      <style:text-properties officeooo:paragraph-rsid="007dc5bf"/>
    </style:style>
    <style:style style:name="P226" style:family="paragraph" style:parent-style-name="Standard">
      <style:paragraph-properties fo:line-height="100%"/>
      <style:text-properties officeooo:paragraph-rsid="0098f07e"/>
    </style:style>
    <style:style style:name="P227" style:family="paragraph" style:parent-style-name="Standard">
      <style:paragraph-properties fo:line-height="100%"/>
      <style:text-properties officeooo:paragraph-rsid="00a1b2bb"/>
    </style:style>
    <style:style style:name="P228" style:family="paragraph" style:parent-style-name="Standard">
      <style:paragraph-properties fo:line-height="100%"/>
      <style:text-properties officeooo:paragraph-rsid="00a38197"/>
    </style:style>
    <style:style style:name="P229" style:family="paragraph" style:parent-style-name="Standard">
      <style:paragraph-properties fo:line-height="100%"/>
      <style:text-properties officeooo:paragraph-rsid="00a9ceec"/>
    </style:style>
    <style:style style:name="P230" style:family="paragraph" style:parent-style-name="Standard">
      <style:paragraph-properties fo:line-height="100%"/>
      <style:text-properties officeooo:paragraph-rsid="00aea48b"/>
    </style:style>
    <style:style style:name="P231" style:family="paragraph" style:parent-style-name="Standard">
      <style:paragraph-properties fo:line-height="100%"/>
      <style:text-properties officeooo:paragraph-rsid="00b112c4"/>
    </style:style>
    <style:style style:name="P232" style:family="paragraph" style:parent-style-name="Standard">
      <style:paragraph-properties fo:line-height="100%"/>
      <style:text-properties officeooo:paragraph-rsid="00b56a82"/>
    </style:style>
    <style:style style:name="P233" style:family="paragraph" style:parent-style-name="Standard">
      <style:paragraph-properties fo:line-height="100%"/>
      <style:text-properties officeooo:paragraph-rsid="00b38348"/>
    </style:style>
    <style:style style:name="P234" style:family="paragraph" style:parent-style-name="Standard">
      <style:paragraph-properties fo:line-height="100%"/>
      <style:text-properties officeooo:paragraph-rsid="00a9eb52"/>
    </style:style>
    <style:style style:name="P235" style:family="paragraph" style:parent-style-name="Standard">
      <style:paragraph-properties fo:line-height="100%"/>
      <style:text-properties officeooo:paragraph-rsid="00b87274"/>
    </style:style>
    <style:style style:name="P236" style:family="paragraph" style:parent-style-name="Standard">
      <style:paragraph-properties fo:line-height="100%"/>
      <style:text-properties officeooo:paragraph-rsid="00940908"/>
    </style:style>
    <style:style style:name="P237" style:family="paragraph" style:parent-style-name="Standard">
      <style:paragraph-properties fo:line-height="100%"/>
      <style:text-properties officeooo:paragraph-rsid="00c752f4"/>
    </style:style>
    <style:style style:name="P238" style:family="paragraph" style:parent-style-name="Standard">
      <style:paragraph-properties fo:line-height="100%"/>
      <style:text-properties officeooo:paragraph-rsid="00da4493"/>
    </style:style>
    <style:style style:name="P239" style:family="paragraph" style:parent-style-name="Standard">
      <style:paragraph-properties fo:line-height="100%"/>
      <style:text-properties officeooo:paragraph-rsid="00df0165"/>
    </style:style>
    <style:style style:name="P240" style:family="paragraph" style:parent-style-name="Standard">
      <style:paragraph-properties fo:line-height="100%"/>
      <style:text-properties officeooo:paragraph-rsid="00ebd6e4"/>
    </style:style>
    <style:style style:name="P241" style:family="paragraph" style:parent-style-name="Standard">
      <style:paragraph-properties fo:line-height="100%"/>
      <style:text-properties officeooo:paragraph-rsid="00f3e97e"/>
    </style:style>
    <style:style style:name="P242" style:family="paragraph" style:parent-style-name="Standard">
      <style:paragraph-properties fo:line-height="100%"/>
      <style:text-properties officeooo:paragraph-rsid="0104ff89"/>
    </style:style>
    <style:style style:name="P243" style:family="paragraph" style:parent-style-name="Standard">
      <style:paragraph-properties fo:line-height="100%"/>
      <style:text-properties officeooo:paragraph-rsid="010f38a8"/>
    </style:style>
    <style:style style:name="P244" style:family="paragraph" style:parent-style-name="Standard">
      <style:paragraph-properties fo:line-height="100%"/>
      <style:text-properties officeooo:paragraph-rsid="01115e60"/>
    </style:style>
    <style:style style:name="P245" style:family="paragraph" style:parent-style-name="Standard">
      <style:paragraph-properties fo:line-height="100%"/>
      <style:text-properties officeooo:paragraph-rsid="0116ddb3"/>
    </style:style>
    <style:style style:name="P246" style:family="paragraph" style:parent-style-name="Standard">
      <style:paragraph-properties fo:line-height="100%"/>
      <style:text-properties officeooo:paragraph-rsid="01220b82"/>
    </style:style>
    <style:style style:name="P247" style:family="paragraph" style:parent-style-name="Standard">
      <style:paragraph-properties fo:line-height="100%"/>
      <style:text-properties officeooo:paragraph-rsid="0125223e"/>
    </style:style>
    <style:style style:name="P248" style:family="paragraph" style:parent-style-name="Standard">
      <style:paragraph-properties fo:line-height="100%"/>
      <style:text-properties officeooo:paragraph-rsid="01309713"/>
    </style:style>
    <style:style style:name="P249" style:family="paragraph" style:parent-style-name="Standard">
      <style:paragraph-properties fo:line-height="100%"/>
      <style:text-properties officeooo:paragraph-rsid="01326b81"/>
    </style:style>
    <style:style style:name="P250" style:family="paragraph" style:parent-style-name="Standard">
      <style:paragraph-properties fo:line-height="100%"/>
      <style:text-properties officeooo:paragraph-rsid="00f58c93"/>
    </style:style>
    <style:style style:name="P251" style:family="paragraph" style:parent-style-name="Standard">
      <style:paragraph-properties fo:line-height="100%"/>
      <style:text-properties officeooo:paragraph-rsid="013c52d4"/>
    </style:style>
    <style:style style:name="P252" style:family="paragraph" style:parent-style-name="Standard">
      <style:paragraph-properties fo:line-height="100%"/>
      <style:text-properties officeooo:paragraph-rsid="013d6fbb"/>
    </style:style>
    <style:style style:name="P253" style:family="paragraph" style:parent-style-name="Standard">
      <style:paragraph-properties fo:line-height="100%"/>
      <style:text-properties officeooo:paragraph-rsid="013ddfc0"/>
    </style:style>
    <style:style style:name="P254" style:family="paragraph" style:parent-style-name="Standard">
      <style:paragraph-properties fo:line-height="100%"/>
      <style:text-properties officeooo:paragraph-rsid="013f1034"/>
    </style:style>
    <style:style style:name="P255" style:family="paragraph" style:parent-style-name="Standard">
      <style:paragraph-properties fo:line-height="100%"/>
      <style:text-properties officeooo:paragraph-rsid="0143c3ef"/>
    </style:style>
    <style:style style:name="P256" style:family="paragraph" style:parent-style-name="Standard">
      <style:paragraph-properties fo:line-height="100%"/>
      <style:text-properties officeooo:paragraph-rsid="0152a0f8"/>
    </style:style>
    <style:style style:name="P257" style:family="paragraph" style:parent-style-name="Standard">
      <style:paragraph-properties fo:line-height="100%"/>
      <style:text-properties officeooo:paragraph-rsid="0162a1a6"/>
    </style:style>
    <style:style style:name="P258" style:family="paragraph" style:parent-style-name="Standard">
      <style:paragraph-properties fo:line-height="100%"/>
      <style:text-properties officeooo:paragraph-rsid="016f6694"/>
    </style:style>
    <style:style style:name="P259" style:family="paragraph" style:parent-style-name="Standard">
      <style:paragraph-properties fo:line-height="100%"/>
      <style:text-properties officeooo:paragraph-rsid="017440d5"/>
    </style:style>
    <style:style style:name="P260" style:family="paragraph" style:parent-style-name="Standard">
      <style:paragraph-properties fo:line-height="100%"/>
      <style:text-properties officeooo:paragraph-rsid="017485c8"/>
    </style:style>
    <style:style style:name="P261" style:family="paragraph" style:parent-style-name="Standard">
      <style:paragraph-properties fo:line-height="100%"/>
      <style:text-properties officeooo:paragraph-rsid="0189b6bf"/>
    </style:style>
    <style:style style:name="P262" style:family="paragraph" style:parent-style-name="Standard">
      <style:paragraph-properties fo:line-height="100%"/>
      <style:text-properties officeooo:paragraph-rsid="018f40a0"/>
    </style:style>
    <style:style style:name="P263" style:family="paragraph" style:parent-style-name="Standard">
      <style:paragraph-properties fo:line-height="100%"/>
      <style:text-properties officeooo:paragraph-rsid="018f47be"/>
    </style:style>
    <style:style style:name="P264" style:family="paragraph" style:parent-style-name="Standard">
      <style:paragraph-properties fo:line-height="100%"/>
      <style:text-properties officeooo:paragraph-rsid="01a0f13a"/>
    </style:style>
    <style:style style:name="P265" style:family="paragraph" style:parent-style-name="Standard">
      <style:paragraph-properties fo:line-height="100%"/>
      <style:text-properties officeooo:paragraph-rsid="01a43926"/>
    </style:style>
    <style:style style:name="P266" style:family="paragraph" style:parent-style-name="Standard">
      <style:paragraph-properties fo:line-height="100%"/>
      <style:text-properties officeooo:paragraph-rsid="01a8c651"/>
    </style:style>
    <style:style style:name="P267" style:family="paragraph" style:parent-style-name="Standard">
      <style:paragraph-properties fo:line-height="100%"/>
      <style:text-properties officeooo:paragraph-rsid="01bc7f93"/>
    </style:style>
    <style:style style:name="P268" style:family="paragraph" style:parent-style-name="Standard">
      <style:paragraph-properties fo:line-height="100%"/>
      <style:text-properties officeooo:paragraph-rsid="01bef01a"/>
    </style:style>
    <style:style style:name="P269" style:family="paragraph" style:parent-style-name="Standard">
      <style:paragraph-properties fo:line-height="100%"/>
      <style:text-properties officeooo:paragraph-rsid="01c0a50b"/>
    </style:style>
    <style:style style:name="P270" style:family="paragraph" style:parent-style-name="Standard">
      <style:paragraph-properties fo:line-height="100%"/>
      <style:text-properties officeooo:paragraph-rsid="01dcb337"/>
    </style:style>
    <style:style style:name="P271" style:family="paragraph" style:parent-style-name="Standard">
      <style:paragraph-properties fo:line-height="100%"/>
      <style:text-properties officeooo:paragraph-rsid="01e956af"/>
    </style:style>
    <style:style style:name="P272" style:family="paragraph" style:parent-style-name="Standard">
      <style:paragraph-properties fo:line-height="100%"/>
      <style:text-properties officeooo:paragraph-rsid="01eebdc2"/>
    </style:style>
    <style:style style:name="P273" style:family="paragraph" style:parent-style-name="Standard">
      <style:paragraph-properties fo:line-height="100%"/>
      <style:text-properties officeooo:paragraph-rsid="01f1f76c"/>
    </style:style>
    <style:style style:name="P274" style:family="paragraph" style:parent-style-name="Standard">
      <style:paragraph-properties fo:line-height="100%"/>
      <style:text-properties officeooo:paragraph-rsid="01fac782"/>
    </style:style>
    <style:style style:name="P275" style:family="paragraph" style:parent-style-name="Standard">
      <style:paragraph-properties fo:line-height="100%"/>
      <style:text-properties officeooo:paragraph-rsid="0208988e"/>
    </style:style>
    <style:style style:name="P276" style:family="paragraph" style:parent-style-name="Standard">
      <style:paragraph-properties fo:line-height="100%"/>
      <style:text-properties officeooo:paragraph-rsid="020f6fa6"/>
    </style:style>
    <style:style style:name="P277" style:family="paragraph" style:parent-style-name="Standard">
      <style:paragraph-properties fo:line-height="100%"/>
      <style:text-properties officeooo:rsid="00579098" officeooo:paragraph-rsid="00579098"/>
    </style:style>
    <style:style style:name="P278" style:family="paragraph" style:parent-style-name="Standard">
      <style:paragraph-properties fo:line-height="100%"/>
      <style:text-properties officeooo:rsid="005e617e" officeooo:paragraph-rsid="005e617e"/>
    </style:style>
    <style:style style:name="P279" style:family="paragraph" style:parent-style-name="Standard">
      <style:paragraph-properties fo:line-height="100%"/>
      <style:text-properties officeooo:rsid="005e617e" officeooo:paragraph-rsid="00a9eb52"/>
    </style:style>
    <style:style style:name="P280" style:family="paragraph" style:parent-style-name="Standard">
      <style:paragraph-properties fo:line-height="100%"/>
      <style:text-properties officeooo:rsid="0069c514" officeooo:paragraph-rsid="0069c514"/>
    </style:style>
    <style:style style:name="P281" style:family="paragraph" style:parent-style-name="Standard">
      <style:paragraph-properties fo:line-height="100%"/>
      <style:text-properties officeooo:rsid="006b15e0" officeooo:paragraph-rsid="006b15e0"/>
    </style:style>
    <style:style style:name="P282" style:family="paragraph" style:parent-style-name="Standard">
      <style:paragraph-properties fo:line-height="100%"/>
      <style:text-properties officeooo:rsid="00745134" officeooo:paragraph-rsid="00745134"/>
    </style:style>
    <style:style style:name="P283" style:family="paragraph" style:parent-style-name="Standard">
      <style:paragraph-properties fo:line-height="100%"/>
      <style:text-properties officeooo:rsid="00745134" officeooo:paragraph-rsid="00756d32"/>
    </style:style>
    <style:style style:name="P284" style:family="paragraph" style:parent-style-name="Standard">
      <style:paragraph-properties fo:line-height="100%"/>
      <style:text-properties officeooo:rsid="00745134" officeooo:paragraph-rsid="00936952"/>
    </style:style>
    <style:style style:name="P285" style:family="paragraph" style:parent-style-name="Standard">
      <style:paragraph-properties fo:line-height="100%"/>
      <style:text-properties officeooo:rsid="007739a0" officeooo:paragraph-rsid="007739a0"/>
    </style:style>
    <style:style style:name="P286" style:family="paragraph" style:parent-style-name="Standard">
      <style:paragraph-properties fo:line-height="100%"/>
      <style:text-properties officeooo:rsid="007aa141" officeooo:paragraph-rsid="007aa141"/>
    </style:style>
    <style:style style:name="P287" style:family="paragraph" style:parent-style-name="Standard">
      <style:paragraph-properties fo:line-height="100%"/>
      <style:text-properties style:use-window-font-color="true" officeooo:paragraph-rsid="007aa141"/>
    </style:style>
    <style:style style:name="P288" style:family="paragraph" style:parent-style-name="Standard">
      <style:paragraph-properties fo:line-height="100%"/>
      <style:text-properties style:use-window-font-color="true" officeooo:paragraph-rsid="0138616c"/>
    </style:style>
    <style:style style:name="P289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290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292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293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298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299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300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301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302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303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304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305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306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307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308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309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310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311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312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313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314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315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316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317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318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319" style:family="paragraph" style:parent-style-name="Standard">
      <style:paragraph-properties fo:line-height="100%"/>
      <style:text-properties style:use-window-font-color="true" fo:font-style="italic" officeooo:rsid="018f40a0" officeooo:paragraph-rsid="018f40a0" style:font-style-asian="italic" style:font-style-complex="italic"/>
    </style:style>
    <style:style style:name="P320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321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322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323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324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officeooo:rsid="018f40a0" officeooo:paragraph-rsid="018b9f16" style:font-style-asian="normal" style:font-style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352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353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354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line-height="100%"/>
      <style:text-properties style:use-window-font-color="tru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359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360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361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362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363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364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365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366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367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368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369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370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371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372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373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374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375" style:family="paragraph" style:parent-style-name="Standard">
      <style:paragraph-properties fo:line-height="100%"/>
      <style:text-properties officeooo:rsid="0091b213" officeooo:paragraph-rsid="0091b213"/>
    </style:style>
    <style:style style:name="P376" style:family="paragraph" style:parent-style-name="Standard">
      <style:paragraph-properties fo:line-height="100%"/>
      <style:text-properties officeooo:rsid="009600b6" officeooo:paragraph-rsid="009600b6"/>
    </style:style>
    <style:style style:name="P377" style:family="paragraph" style:parent-style-name="Standard">
      <style:paragraph-properties fo:line-height="100%"/>
      <style:text-properties officeooo:rsid="00a1b2bb" officeooo:paragraph-rsid="00a1b2bb"/>
    </style:style>
    <style:style style:name="P378" style:family="paragraph" style:parent-style-name="Standard">
      <style:paragraph-properties fo:line-height="115%"/>
      <style:text-properties officeooo:rsid="00a73331" officeooo:paragraph-rsid="00a73331"/>
    </style:style>
    <style:style style:name="P379" style:family="paragraph" style:parent-style-name="Standard">
      <style:paragraph-properties fo:line-height="100%"/>
      <style:text-properties officeooo:rsid="00602e5b" officeooo:paragraph-rsid="00a9eb52"/>
    </style:style>
    <style:style style:name="P380" style:family="paragraph" style:parent-style-name="Standard">
      <style:paragraph-properties fo:line-height="100%"/>
      <style:text-properties officeooo:rsid="00a9ceec" officeooo:paragraph-rsid="00a9ceec"/>
    </style:style>
    <style:style style:name="P381" style:family="paragraph" style:parent-style-name="Standard">
      <style:paragraph-properties fo:line-height="100%"/>
      <style:text-properties officeooo:rsid="00b5bbf4" officeooo:paragraph-rsid="00b5bbf4"/>
    </style:style>
    <style:style style:name="P382" style:family="paragraph" style:parent-style-name="Standard">
      <style:paragraph-properties fo:line-height="100%"/>
      <style:text-properties officeooo:rsid="00baaa8f" officeooo:paragraph-rsid="00baaa8f"/>
    </style:style>
    <style:style style:name="P383" style:family="paragraph" style:parent-style-name="Standard">
      <style:text-properties officeooo:paragraph-rsid="004a998d"/>
    </style:style>
    <style:style style:name="P384" style:family="paragraph" style:parent-style-name="Standard">
      <style:text-properties officeooo:paragraph-rsid="0018f3c7"/>
    </style:style>
    <style:style style:name="P385" style:family="paragraph" style:parent-style-name="Standard">
      <style:paragraph-properties fo:line-height="100%"/>
      <style:text-properties officeooo:rsid="00c3966f" officeooo:paragraph-rsid="00c09908"/>
    </style:style>
    <style:style style:name="P386" style:family="paragraph" style:parent-style-name="Standard">
      <style:paragraph-properties fo:line-height="100%"/>
      <style:text-properties officeooo:rsid="00d0573d" officeooo:paragraph-rsid="00d58808"/>
    </style:style>
    <style:style style:name="P387" style:family="paragraph" style:parent-style-name="Standard">
      <style:paragraph-properties fo:line-height="100%"/>
      <style:text-properties officeooo:rsid="00d58808" officeooo:paragraph-rsid="00d58808"/>
    </style:style>
    <style:style style:name="P388" style:family="paragraph" style:parent-style-name="Standard">
      <style:text-properties officeooo:paragraph-rsid="00ec7646"/>
    </style:style>
    <style:style style:name="P389" style:family="paragraph" style:parent-style-name="Standard">
      <style:text-properties officeooo:paragraph-rsid="00f1c02d"/>
    </style:style>
    <style:style style:name="P390" style:family="paragraph" style:parent-style-name="Standard">
      <style:paragraph-properties fo:line-height="100%"/>
      <style:text-properties officeooo:rsid="013ddfc0" officeooo:paragraph-rsid="013ddfc0"/>
    </style:style>
    <style:style style:name="P391" style:family="paragraph" style:parent-style-name="Standard">
      <style:text-properties fo:color="#c9211e" officeooo:paragraph-rsid="00073bb5"/>
    </style:style>
    <style:style style:name="P392" style:family="paragraph" style:parent-style-name="Standard">
      <style:text-properties fo:color="#c9211e" officeooo:rsid="00073bb5" officeooo:paragraph-rsid="00073bb5"/>
    </style:style>
    <style:style style:name="P393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394" style:family="paragraph" style:parent-style-name="Standard">
      <style:paragraph-properties fo:line-height="115%"/>
      <style:text-properties fo:color="#c9211e" officeooo:paragraph-rsid="003a01ce"/>
    </style:style>
    <style:style style:name="P395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396" style:family="paragraph" style:parent-style-name="Standard">
      <style:text-properties fo:color="#c9211e" officeooo:paragraph-rsid="001b7ac1"/>
    </style:style>
    <style:style style:name="P397" style:family="paragraph" style:parent-style-name="Standard">
      <style:text-properties fo:color="#c9211e" officeooo:paragraph-rsid="0026d40f"/>
    </style:style>
    <style:style style:name="P398" style:family="paragraph" style:parent-style-name="Standard">
      <style:text-properties fo:color="#c9211e" officeooo:rsid="0026d40f" officeooo:paragraph-rsid="0026d40f"/>
    </style:style>
    <style:style style:name="P399" style:family="paragraph" style:parent-style-name="Standard">
      <style:text-properties fo:color="#c9211e" officeooo:rsid="0012269b" officeooo:paragraph-rsid="0012269b"/>
    </style:style>
    <style:style style:name="P400" style:family="paragraph" style:parent-style-name="Standard">
      <style:text-properties officeooo:paragraph-rsid="0162a1a6"/>
    </style:style>
    <style:style style:name="P401" style:family="paragraph" style:parent-style-name="Standard">
      <style:text-properties officeooo:paragraph-rsid="01648ccb"/>
    </style:style>
    <style:style style:name="P402" style:family="paragraph" style:parent-style-name="Standard">
      <style:paragraph-properties fo:line-height="100%"/>
      <style:text-properties officeooo:rsid="0195759d" officeooo:paragraph-rsid="0192a2f5"/>
    </style:style>
    <style:style style:name="P403" style:family="paragraph" style:parent-style-name="Standard">
      <style:paragraph-properties fo:line-height="100%"/>
      <style:text-properties officeooo:rsid="019715a7" officeooo:paragraph-rsid="019715a7"/>
    </style:style>
    <style:style style:name="P404" style:family="paragraph" style:parent-style-name="Standard">
      <style:paragraph-properties fo:line-height="100%"/>
      <style:text-properties officeooo:rsid="019e8d3a" officeooo:paragraph-rsid="019e8d3a"/>
    </style:style>
    <style:style style:name="P405" style:family="paragraph" style:parent-style-name="Standard">
      <style:paragraph-properties fo:line-height="100%"/>
      <style:text-properties officeooo:rsid="01a00fa0" officeooo:paragraph-rsid="01a00fa0"/>
    </style:style>
    <style:style style:name="P406" style:family="paragraph" style:parent-style-name="Standard">
      <style:paragraph-properties fo:line-height="100%"/>
      <style:text-properties officeooo:rsid="01b46c19" officeooo:paragraph-rsid="01b46c19"/>
    </style:style>
    <style:style style:name="P407" style:family="paragraph" style:parent-style-name="Standard">
      <style:paragraph-properties fo:line-height="100%"/>
      <style:text-properties officeooo:rsid="01bef01a" officeooo:paragraph-rsid="01bef01a"/>
    </style:style>
    <style:style style:name="P408" style:family="paragraph" style:parent-style-name="Standard">
      <style:text-properties officeooo:paragraph-rsid="01bef01a"/>
    </style:style>
    <style:style style:name="P409" style:family="paragraph" style:parent-style-name="Standard">
      <style:text-properties officeooo:rsid="01c3f677" officeooo:paragraph-rsid="01c3f677"/>
    </style:style>
    <style:style style:name="P410" style:family="paragraph" style:parent-style-name="Standard">
      <style:paragraph-properties fo:line-height="100%"/>
      <style:text-properties officeooo:rsid="01e49296" officeooo:paragraph-rsid="01e49296"/>
    </style:style>
    <style:style style:name="P411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412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413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414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415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416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417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418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419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420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421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422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423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424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425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426" style:family="paragraph" style:parent-style-name="Standard">
      <style:paragraph-properties fo:line-height="100%" fo:break-before="page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427" style:family="paragraph" style:parent-style-name="Standard" style:list-style-name="L1">
      <style:text-properties fo:color="#c9211e" officeooo:rsid="00073bb5" officeooo:paragraph-rsid="00073bb5"/>
    </style:style>
    <style:style style:name="P428" style:family="paragraph" style:parent-style-name="Standard" style:list-style-name="L7">
      <style:text-properties fo:color="#c9211e" officeooo:rsid="00073bb5" officeooo:paragraph-rsid="00073bb5"/>
    </style:style>
    <style:style style:name="P429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430" style:family="paragraph" style:parent-style-name="Standard" style:list-style-name="L4">
      <style:text-properties fo:color="#c9211e" officeooo:rsid="0026d40f" officeooo:paragraph-rsid="0026d40f"/>
    </style:style>
    <style:style style:name="P431" style:family="paragraph" style:parent-style-name="Standard" style:list-style-name="L5">
      <style:text-properties fo:color="#c9211e" officeooo:rsid="0012269b" officeooo:paragraph-rsid="0012269b"/>
    </style:style>
    <style:style style:name="P432" style:family="paragraph" style:parent-style-name="Standard" style:list-style-name="L6">
      <style:text-properties fo:color="#c9211e" officeooo:rsid="0012269b" officeooo:paragraph-rsid="0012269b"/>
    </style:style>
    <style:style style:name="P433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434" style:family="paragraph" style:parent-style-name="Standard" style:list-style-name="L3">
      <style:text-properties officeooo:paragraph-rsid="0018f3c7"/>
    </style:style>
    <style:style style:name="P435" style:family="paragraph" style:parent-style-name="Standard" style:list-style-name="L3">
      <style:text-properties officeooo:rsid="0018f3c7" officeooo:paragraph-rsid="0018f3c7"/>
    </style:style>
    <style:style style:name="P436" style:family="paragraph" style:parent-style-name="Standard" style:list-style-name="L9">
      <style:paragraph-properties fo:line-height="100%"/>
      <style:text-properties officeooo:paragraph-rsid="006e3a09"/>
    </style:style>
    <style:style style:name="P437" style:family="paragraph" style:parent-style-name="Standard" style:list-style-name="L9">
      <style:paragraph-properties fo:line-height="100%"/>
      <style:text-properties officeooo:paragraph-rsid="007037b8"/>
    </style:style>
    <style:style style:name="P438" style:family="paragraph" style:parent-style-name="Standard" style:list-style-name="L10">
      <style:paragraph-properties fo:line-height="100%"/>
      <style:text-properties officeooo:paragraph-rsid="00a4ffd5"/>
    </style:style>
    <style:style style:name="P439" style:family="paragraph" style:parent-style-name="Standard" style:list-style-name="L11">
      <style:paragraph-properties fo:line-height="100%"/>
      <style:text-properties officeooo:paragraph-rsid="00d58808"/>
    </style:style>
    <style:style style:name="P440" style:family="paragraph" style:parent-style-name="Standard" style:list-style-name="L12">
      <style:paragraph-properties fo:line-height="100%"/>
      <style:text-properties officeooo:paragraph-rsid="00f70330"/>
    </style:style>
    <style:style style:name="P441" style:family="paragraph" style:parent-style-name="Standard">
      <style:paragraph-properties fo:line-height="100%"/>
      <style:text-properties officeooo:paragraph-rsid="02168352"/>
    </style:style>
    <style:style style:name="P442" style:family="paragraph" style:parent-style-name="Standard">
      <style:paragraph-properties fo:line-height="100%"/>
      <style:text-properties officeooo:paragraph-rsid="021a325c"/>
    </style:style>
    <style:style style:name="P443" style:family="paragraph" style:parent-style-name="Standard">
      <style:paragraph-properties fo:line-height="100%"/>
      <style:text-properties officeooo:paragraph-rsid="0219e33a"/>
    </style:style>
    <style:style style:name="P444" style:family="paragraph" style:parent-style-name="Standard">
      <style:paragraph-properties fo:line-height="100%"/>
      <style:text-properties officeooo:paragraph-rsid="0223d236"/>
    </style:style>
    <style:style style:name="P445" style:family="paragraph" style:parent-style-name="Standard">
      <style:paragraph-properties fo:line-height="100%"/>
      <style:text-properties officeooo:paragraph-rsid="0226309a"/>
    </style:style>
    <style:style style:name="P446" style:family="paragraph" style:parent-style-name="Standard">
      <style:paragraph-properties fo:line-height="100%"/>
      <style:text-properties officeooo:paragraph-rsid="022be1a2"/>
    </style:style>
    <style:style style:name="P447" style:family="paragraph" style:parent-style-name="Standard">
      <style:paragraph-properties fo:line-height="100%"/>
      <style:text-properties officeooo:paragraph-rsid="022c11c5"/>
    </style:style>
    <style:style style:name="P448" style:family="paragraph" style:parent-style-name="Standard">
      <style:paragraph-properties fo:line-height="100%"/>
      <style:text-properties officeooo:paragraph-rsid="022e2006"/>
    </style:style>
    <style:style style:name="P449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450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451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452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453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454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455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456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57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58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59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60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61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62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63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64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465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466" style:family="paragraph" style:parent-style-name="Standard">
      <style:paragraph-properties fo:line-height="100%"/>
      <style:text-properties fo:font-style="normal" officeooo:rsid="01e0794a" officeooo:paragraph-rsid="01df2599" style:font-style-asian="normal" style:font-style-complex="normal"/>
    </style:style>
    <style:style style:name="P467" style:family="paragraph" style:parent-style-name="Standard">
      <style:paragraph-properties fo:line-height="100%"/>
      <style:text-properties fo:font-style="normal" officeooo:rsid="01e0794a" officeooo:paragraph-rsid="01e0794a" style:font-style-asian="normal" style:font-style-complex="normal"/>
    </style:style>
    <style:style style:name="P468" style:family="paragraph" style:parent-style-name="Standard">
      <style:paragraph-properties fo:line-height="100%"/>
      <style:text-properties fo:font-style="normal" officeooo:rsid="01e49296" officeooo:paragraph-rsid="01e49296" style:font-style-asian="normal" style:font-style-complex="normal"/>
    </style:style>
    <style:style style:name="P469" style:family="paragraph" style:parent-style-name="Standard">
      <style:paragraph-properties fo:line-height="100%"/>
      <style:text-properties fo:font-style="normal" officeooo:rsid="02168352" officeooo:paragraph-rsid="02168352" style:font-style-asian="normal" style:font-style-complex="normal"/>
    </style:style>
    <style:style style:name="P470" style:family="paragraph" style:parent-style-name="Standard">
      <style:paragraph-properties fo:line-height="100%"/>
      <style:text-properties fo:font-style="normal" officeooo:rsid="0218ad4b" officeooo:paragraph-rsid="0218ad4b" style:font-style-asian="normal" style:font-style-complex="normal"/>
    </style:style>
    <style:style style:name="P471" style:family="paragraph" style:parent-style-name="Standard">
      <style:paragraph-properties fo:line-height="100%"/>
      <style:text-properties fo:font-style="normal" officeooo:rsid="0218ad4b" officeooo:paragraph-rsid="022c11c5" style:font-style-asian="normal" style:font-style-complex="normal"/>
    </style:style>
    <style:style style:name="P472" style:family="paragraph" style:parent-style-name="Standard">
      <style:paragraph-properties fo:line-height="100%"/>
      <style:text-properties fo:font-style="normal" officeooo:rsid="0219e33a" officeooo:paragraph-rsid="0219e33a" style:font-style-asian="normal" style:font-style-complex="normal"/>
    </style:style>
    <style:style style:name="P473" style:family="paragraph" style:parent-style-name="Standard">
      <style:paragraph-properties fo:line-height="100%"/>
      <style:text-properties fo:font-style="normal" officeooo:paragraph-rsid="021a325c" style:font-style-asian="normal" style:font-style-complex="normal"/>
    </style:style>
    <style:style style:name="P474" style:family="paragraph" style:parent-style-name="Standard">
      <style:paragraph-properties fo:line-height="100%"/>
      <style:text-properties fo:font-style="normal" officeooo:paragraph-rsid="022aa701" style:font-style-asian="normal" style:font-style-complex="normal"/>
    </style:style>
    <style:style style:name="P475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476" style:family="paragraph" style:parent-style-name="Standard">
      <style:paragraph-properties fo:line-height="100%"/>
      <style:text-properties fo:font-style="normal" officeooo:rsid="02257f56" officeooo:paragraph-rsid="02257f56" style:font-style-asian="normal" style:font-style-complex="normal"/>
    </style:style>
    <style:style style:name="P477" style:family="paragraph" style:parent-style-name="Standard">
      <style:paragraph-properties fo:line-height="100%"/>
      <style:text-properties fo:font-style="normal" officeooo:rsid="0226309a" officeooo:paragraph-rsid="0226309a" style:font-style-asian="normal" style:font-style-complex="normal"/>
    </style:style>
    <style:style style:name="P478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479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480" style:family="paragraph" style:parent-style-name="Standard">
      <style:text-properties fo:font-style="normal" officeooo:rsid="0234c66e" style:font-style-asian="normal" style:font-style-complex="normal"/>
    </style:style>
    <style:style style:name="P481" style:family="paragraph" style:parent-style-name="Standard">
      <style:paragraph-properties fo:line-height="100%"/>
      <style:text-properties fo:font-style="normal" officeooo:rsid="0234c66e" officeooo:paragraph-rsid="0234c66e" style:font-style-asian="normal" style:font-style-complex="normal"/>
    </style:style>
    <style:style style:name="P482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483" style:family="paragraph" style:parent-style-name="Standard">
      <style:paragraph-properties fo:line-height="100%"/>
      <style:text-properties fo:font-style="normal" fo:font-weight="bold" officeooo:rsid="02168352" officeooo:paragraph-rsid="02168352" style:font-style-asian="normal" style:font-weight-asian="bold" style:font-style-complex="normal" style:font-weight-complex="bold"/>
    </style:style>
    <style:style style:name="P484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485" style:family="paragraph" style:parent-style-name="Standard">
      <style:paragraph-properties fo:line-height="100%"/>
      <style:text-properties fo:font-style="italic" officeooo:rsid="02168352" officeooo:paragraph-rsid="0216fe3f" style:font-style-asian="italic" style:font-style-complex="italic"/>
    </style:style>
    <style:style style:name="P486" style:family="paragraph" style:parent-style-name="Standard">
      <style:paragraph-properties fo:line-height="100%"/>
      <style:text-properties fo:font-style="italic" officeooo:rsid="02168352" officeooo:paragraph-rsid="02168352" style:font-style-asian="italic" style:font-style-complex="italic"/>
    </style:style>
    <style:style style:name="P487" style:family="paragraph" style:parent-style-name="Standard">
      <style:paragraph-properties fo:line-height="100%"/>
      <style:text-properties fo:font-style="italic" officeooo:rsid="02168352" officeooo:paragraph-rsid="02170c4f" style:font-style-asian="italic" style:font-style-complex="italic"/>
    </style:style>
    <style:style style:name="P488" style:family="paragraph" style:parent-style-name="Standard">
      <style:paragraph-properties fo:line-height="100%"/>
      <style:text-properties fo:font-style="italic" officeooo:paragraph-rsid="02170c4f" style:font-style-asian="italic" style:font-style-complex="italic"/>
    </style:style>
    <style:style style:name="P489" style:family="paragraph" style:parent-style-name="Standard">
      <style:paragraph-properties fo:line-height="100%"/>
      <style:text-properties fo:font-style="italic" officeooo:paragraph-rsid="021a325c" style:font-style-asian="italic" style:font-style-complex="italic"/>
    </style:style>
    <style:style style:name="P490" style:family="paragraph" style:parent-style-name="Standard">
      <style:paragraph-properties fo:line-height="100%"/>
      <style:text-properties fo:font-style="italic" officeooo:paragraph-rsid="022aa701" style:font-style-asian="italic" style:font-style-complex="italic"/>
    </style:style>
    <style:style style:name="P491" style:family="paragraph" style:parent-style-name="Standard">
      <style:paragraph-properties fo:line-height="100%"/>
      <style:text-properties fo:font-style="italic" officeooo:rsid="0219e33a" officeooo:paragraph-rsid="0219e33a" style:font-style-asian="italic" style:font-style-complex="italic"/>
    </style:style>
    <style:style style:name="P492" style:family="paragraph" style:parent-style-name="Standard">
      <style:paragraph-properties fo:line-height="100%"/>
      <style:text-properties fo:font-style="italic" officeooo:rsid="0223d236" officeooo:paragraph-rsid="0223d236" style:font-style-asian="italic" style:font-style-complex="italic"/>
    </style:style>
    <style:style style:name="P493" style:family="paragraph" style:parent-style-name="Standard">
      <style:paragraph-properties fo:line-height="100%"/>
      <style:text-properties fo:font-style="italic" officeooo:rsid="02257f56" officeooo:paragraph-rsid="02257f56" style:font-style-asian="italic" style:font-style-complex="italic"/>
    </style:style>
    <style:style style:name="P494" style:family="paragraph" style:parent-style-name="Standard">
      <style:paragraph-properties fo:line-height="100%"/>
      <style:text-properties fo:font-style="italic" officeooo:rsid="02257f56" officeooo:paragraph-rsid="0226309a" style:font-style-asian="italic" style:font-style-complex="italic"/>
    </style:style>
    <style:style style:name="P495" style:family="paragraph" style:parent-style-name="Standard">
      <style:paragraph-properties fo:line-height="100%"/>
      <style:text-properties fo:font-style="italic" officeooo:rsid="0226309a" officeooo:paragraph-rsid="0226309a" style:font-style-asian="italic" style:font-style-complex="italic"/>
    </style:style>
    <style:style style:name="P496" style:family="paragraph" style:parent-style-name="Standard">
      <style:paragraph-properties fo:line-height="100%"/>
      <style:text-properties fo:font-style="italic" officeooo:rsid="022be1a2" officeooo:paragraph-rsid="022be1a2" style:font-style-asian="italic" style:font-style-complex="italic"/>
    </style:style>
    <style:style style:name="P497" style:family="paragraph" style:parent-style-name="Standard">
      <style:paragraph-properties fo:line-height="100%"/>
      <style:text-properties fo:font-size="14pt" fo:font-style="normal" fo:font-weight="bold" officeooo:rsid="0218ad4b" officeooo:paragraph-rsid="0218ad4b" style:font-size-asian="14pt" style:font-style-asian="normal" style:font-weight-asian="bold" style:font-size-complex="14pt" style:font-style-complex="normal" style:font-weight-complex="bold"/>
    </style:style>
    <style:style style:name="P498" style:family="paragraph" style:parent-style-name="Standard">
      <style:paragraph-properties fo:line-height="100%"/>
      <style:text-properties fo:font-size="14pt" fo:font-style="normal" fo:font-weight="bold" officeooo:rsid="0235157c" officeooo:paragraph-rsid="0235157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fo:font-weight="bold" officeooo:rsid="02168352" style:font-weight-asian="bold" style:font-weight-complex="bold"/>
    </style:style>
    <style:style style:name="T21" style:family="text">
      <style:text-properties officeooo:rsid="001a55b6"/>
    </style:style>
    <style:style style:name="T22" style:family="text">
      <style:text-properties officeooo:rsid="001b7ac1"/>
    </style:style>
    <style:style style:name="T23" style:family="text">
      <style:text-properties officeooo:rsid="001c480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f49d4" style:font-style-asian="italic" style:font-style-complex="italic"/>
    </style:style>
    <style:style style:name="T26" style:family="text">
      <style:text-properties fo:font-style="italic" officeooo:rsid="0020be15" style:font-style-asian="italic" style:font-style-complex="italic"/>
    </style:style>
    <style:style style:name="T27" style:family="text">
      <style:text-properties fo:font-style="italic" officeooo:rsid="00940908" style:font-style-asian="italic" style:font-style-complex="italic"/>
    </style:style>
    <style:style style:name="T28" style:family="text">
      <style:text-properties fo:font-style="italic" officeooo:rsid="00bd40d6" style:font-style-asian="italic" style:font-style-complex="italic"/>
    </style:style>
    <style:style style:name="T29" style:family="text">
      <style:text-properties fo:font-style="italic" officeooo:rsid="0018f3c7" style:font-style-asian="italic" style:font-style-complex="italic"/>
    </style:style>
    <style:style style:name="T30" style:family="text">
      <style:text-properties fo:font-style="italic" officeooo:rsid="00ec7646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f3e97e" style:font-style-asian="italic" style:font-style-complex="italic"/>
    </style:style>
    <style:style style:name="T33" style:family="text">
      <style:text-properties fo:font-style="italic" officeooo:rsid="00f58c93" style:font-style-asian="italic" style:font-style-complex="italic"/>
    </style:style>
    <style:style style:name="T34" style:family="text">
      <style:text-properties fo:font-style="italic" officeooo:rsid="019cb120" style:font-style-asian="italic" style:font-style-complex="italic"/>
    </style:style>
    <style:style style:name="T35" style:family="text">
      <style:text-properties fo:font-style="italic" officeooo:rsid="01a2da39" style:font-style-asian="italic" style:font-style-complex="italic"/>
    </style:style>
    <style:style style:name="T36" style:family="text">
      <style:text-properties fo:font-style="italic" officeooo:rsid="01eebdc2" style:font-style-asian="italic" style:font-style-complex="italic"/>
    </style:style>
    <style:style style:name="T37" style:family="text">
      <style:text-properties fo:font-style="italic" officeooo:rsid="01f1f76c" style:font-style-asian="italic" style:font-style-complex="italic"/>
    </style:style>
    <style:style style:name="T38" style:family="text">
      <style:text-properties fo:font-style="italic" officeooo:rsid="01e956af" style:font-style-asian="italic" style:font-style-complex="italic"/>
    </style:style>
    <style:style style:name="T39" style:family="text">
      <style:text-properties fo:font-style="italic" officeooo:rsid="01f8997a" style:font-style-asian="italic" style:font-style-complex="italic"/>
    </style:style>
    <style:style style:name="T40" style:family="text">
      <style:text-properties fo:font-style="italic" officeooo:rsid="02048eb5" style:font-style-asian="italic" style:font-style-complex="italic"/>
    </style:style>
    <style:style style:name="T41" style:family="text">
      <style:text-properties fo:font-style="italic" officeooo:rsid="0208988e" style:font-style-asian="italic" style:font-style-complex="italic"/>
    </style:style>
    <style:style style:name="T42" style:family="text">
      <style:text-properties fo:font-style="italic" officeooo:rsid="020f6fa6" style:font-style-asian="italic" style:font-style-complex="italic"/>
    </style:style>
    <style:style style:name="T43" style:family="text">
      <style:text-properties fo:font-style="italic" officeooo:rsid="021a325c" style:font-style-asian="italic" style:font-style-complex="italic"/>
    </style:style>
    <style:style style:name="T44" style:family="text">
      <style:text-properties fo:font-style="italic" officeooo:rsid="0226309a" style:font-style-asian="italic" style:font-style-complex="italic"/>
    </style:style>
    <style:style style:name="T45" style:family="text">
      <style:text-properties fo:font-style="italic" officeooo:rsid="02275a34" style:font-style-asian="italic" style:font-style-complex="italic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56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65" style:family="text">
      <style:text-properties officeooo:rsid="0026d40f"/>
    </style:style>
    <style:style style:name="T66" style:family="text">
      <style:text-properties officeooo:rsid="002995de"/>
    </style:style>
    <style:style style:name="T67" style:family="text">
      <style:text-properties officeooo:rsid="002ab5f6"/>
    </style:style>
    <style:style style:name="T68" style:family="text">
      <style:text-properties officeooo:rsid="002c393c"/>
    </style:style>
    <style:style style:name="T69" style:family="text">
      <style:text-properties officeooo:rsid="002e1600"/>
    </style:style>
    <style:style style:name="T70" style:family="text">
      <style:text-properties officeooo:rsid="0031063a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2e1600" style:font-weight-asian="normal" style:font-weight-complex="normal"/>
    </style:style>
    <style:style style:name="T73" style:family="text">
      <style:text-properties fo:font-weight="normal" officeooo:rsid="0031063a" style:font-weight-asian="normal" style:font-weight-complex="normal"/>
    </style:style>
    <style:style style:name="T74" style:family="text">
      <style:text-properties fo:font-weight="normal" officeooo:rsid="0082ba18" style:font-weight-asian="normal" style:font-weight-complex="normal"/>
    </style:style>
    <style:style style:name="T75" style:family="text">
      <style:text-properties fo:font-weight="normal" officeooo:rsid="00863738" style:font-weight-asian="normal" style:font-weight-complex="normal"/>
    </style:style>
    <style:style style:name="T76" style:family="text">
      <style:text-properties fo:font-weight="normal" officeooo:rsid="0083140b" style:font-weight-asian="normal" style:font-weight-complex="normal"/>
    </style:style>
    <style:style style:name="T77" style:family="text">
      <style:text-properties fo:font-weight="normal" officeooo:rsid="009bf1d4" style:font-weight-asian="normal" style:font-weight-complex="normal"/>
    </style:style>
    <style:style style:name="T78" style:family="text">
      <style:text-properties fo:font-weight="normal" officeooo:rsid="009ab1ff" style:font-weight-asian="normal" style:font-weight-complex="normal"/>
    </style:style>
    <style:style style:name="T79" style:family="text">
      <style:text-properties fo:font-weight="normal" officeooo:rsid="00aea48b" style:font-weight-asian="normal" style:font-weight-complex="normal"/>
    </style:style>
    <style:style style:name="T80" style:family="text">
      <style:text-properties fo:font-weight="normal" officeooo:rsid="00afb9b1" style:font-weight-asian="normal" style:font-weight-complex="normal"/>
    </style:style>
    <style:style style:name="T81" style:family="text">
      <style:text-properties fo:font-weight="normal" officeooo:rsid="00b56a82" style:font-weight-asian="normal" style:font-weight-complex="normal"/>
    </style:style>
    <style:style style:name="T82" style:family="text">
      <style:text-properties fo:font-weight="normal" officeooo:rsid="00b69a4a" style:font-weight-asian="normal" style:font-weight-complex="normal"/>
    </style:style>
    <style:style style:name="T83" style:family="text">
      <style:text-properties fo:font-weight="normal" officeooo:rsid="00b38348" style:font-weight-asian="normal" style:font-weight-complex="normal"/>
    </style:style>
    <style:style style:name="T84" style:family="text">
      <style:text-properties fo:font-weight="normal" officeooo:rsid="01b07b18" style:font-weight-asian="normal" style:font-weight-complex="normal"/>
    </style:style>
    <style:style style:name="T85" style:family="text">
      <style:text-properties fo:font-weight="normal" officeooo:rsid="01bef01a" style:font-weight-asian="normal" style:font-weight-complex="normal"/>
    </style:style>
    <style:style style:name="T86" style:family="text">
      <style:text-properties officeooo:rsid="003131fa"/>
    </style:style>
    <style:style style:name="T87" style:family="text">
      <style:text-properties officeooo:rsid="003366c6"/>
    </style:style>
    <style:style style:name="T88" style:family="text">
      <style:text-properties officeooo:rsid="0035065f"/>
    </style:style>
    <style:style style:name="T89" style:family="text">
      <style:text-properties officeooo:rsid="00365b6d"/>
    </style:style>
    <style:style style:name="T90" style:family="text">
      <style:text-properties officeooo:rsid="0041ce35"/>
    </style:style>
    <style:style style:name="T91" style:family="text">
      <style:text-properties officeooo:rsid="00495423"/>
    </style:style>
    <style:style style:name="T92" style:family="text">
      <style:text-properties officeooo:rsid="004961a2"/>
    </style:style>
    <style:style style:name="T93" style:family="text">
      <style:text-properties officeooo:rsid="004a998d"/>
    </style:style>
    <style:style style:name="T94" style:family="text">
      <style:text-properties officeooo:rsid="0050044a"/>
    </style:style>
    <style:style style:name="T95" style:family="text">
      <style:text-properties officeooo:rsid="0050643a"/>
    </style:style>
    <style:style style:name="T96" style:family="text">
      <style:text-properties style:text-underline-style="none"/>
    </style:style>
    <style:style style:name="T97" style:family="text">
      <style:text-properties style:text-underline-style="none" officeooo:rsid="0050643a"/>
    </style:style>
    <style:style style:name="T98" style:family="text">
      <style:text-properties style:text-underline-style="none" fo:font-weight="bold" officeooo:rsid="01e2099a" style:font-weight-asian="bold" style:font-weight-complex="bold"/>
    </style:style>
    <style:style style:name="T99" style:family="text">
      <style:text-properties style:text-underline-style="none" fo:font-weight="bold" officeooo:rsid="01e0794a" style:font-weight-asian="bold" style:font-weight-complex="bold"/>
    </style:style>
    <style:style style:name="T100" style:family="text">
      <style:text-properties style:text-underline-style="none" officeooo:rsid="01e2099a"/>
    </style:style>
    <style:style style:name="T101" style:family="text">
      <style:text-properties style:text-underline-style="none" officeooo:rsid="01e0794a"/>
    </style:style>
    <style:style style:name="T102" style:family="text">
      <style:text-properties officeooo:rsid="00523632"/>
    </style:style>
    <style:style style:name="T103" style:family="text">
      <style:text-properties officeooo:rsid="00566b9a"/>
    </style:style>
    <style:style style:name="T104" style:family="text">
      <style:text-properties officeooo:rsid="00579098"/>
    </style:style>
    <style:style style:name="T105" style:family="text">
      <style:text-properties officeooo:rsid="00595b66"/>
    </style:style>
    <style:style style:name="T106" style:family="text">
      <style:text-properties officeooo:rsid="005e617e"/>
    </style:style>
    <style:style style:name="T107" style:family="text">
      <style:text-properties officeooo:rsid="005fae66"/>
    </style:style>
    <style:style style:name="T108" style:family="text">
      <style:text-properties officeooo:rsid="00632e51"/>
    </style:style>
    <style:style style:name="T109" style:family="text">
      <style:text-properties officeooo:rsid="0040ace3"/>
    </style:style>
    <style:style style:name="T110" style:family="text">
      <style:text-properties officeooo:rsid="006b15e0"/>
    </style:style>
    <style:style style:name="T111" style:family="text">
      <style:text-properties officeooo:rsid="006b5675"/>
    </style:style>
    <style:style style:name="T112" style:family="text">
      <style:text-properties officeooo:rsid="006cc84d"/>
    </style:style>
    <style:style style:name="T113" style:family="text">
      <style:text-properties officeooo:rsid="006e3a09"/>
    </style:style>
    <style:style style:name="T114" style:family="text">
      <style:text-properties officeooo:rsid="007037b8"/>
    </style:style>
    <style:style style:name="T115" style:family="text">
      <style:text-properties officeooo:rsid="00756d32"/>
    </style:style>
    <style:style style:name="T116" style:family="text">
      <style:text-properties officeooo:rsid="0079265a"/>
    </style:style>
    <style:style style:name="T117" style:family="text">
      <style:text-properties officeooo:rsid="007aa141"/>
    </style:style>
    <style:style style:name="T118" style:family="text">
      <style:text-properties officeooo:rsid="00685481"/>
    </style:style>
    <style:style style:name="T119" style:family="text">
      <style:text-properties officeooo:rsid="007d1779"/>
    </style:style>
    <style:style style:name="T120" style:family="text">
      <style:text-properties style:use-window-font-color="true"/>
    </style:style>
    <style:style style:name="T121" style:family="text">
      <style:text-properties style:use-window-font-color="true" officeooo:rsid="00687220"/>
    </style:style>
    <style:style style:name="T122" style:family="text">
      <style:text-properties style:use-window-font-color="true" fo:font-style="normal" style:font-style-asian="normal" style:font-style-complex="normal"/>
    </style:style>
    <style:style style:name="T123" style:family="text">
      <style:text-properties style:use-window-font-color="true" fo:font-style="normal" officeooo:rsid="01030c93" style:font-style-asian="normal" style:font-style-complex="normal"/>
    </style:style>
    <style:style style:name="T124" style:family="text">
      <style:text-properties style:use-window-font-color="true" fo:font-style="normal" officeooo:rsid="0103ab09" style:font-style-asian="normal" style:font-style-complex="normal"/>
    </style:style>
    <style:style style:name="T125" style:family="text">
      <style:text-properties style:use-window-font-color="true" fo:font-style="normal" officeooo:rsid="01045e2b" style:font-style-asian="normal" style:font-style-complex="normal"/>
    </style:style>
    <style:style style:name="T126" style:family="text">
      <style:text-properties style:use-window-font-color="true" fo:font-style="normal" officeooo:rsid="0101a62b" style:font-style-asian="normal" style:font-style-complex="normal"/>
    </style:style>
    <style:style style:name="T127" style:family="text">
      <style:text-properties style:use-window-font-color="true" fo:font-style="normal" officeooo:rsid="0104ab26" style:font-style-asian="normal" style:font-style-complex="normal"/>
    </style:style>
    <style:style style:name="T128" style:family="text">
      <style:text-properties style:use-window-font-color="true" fo:font-style="normal" officeooo:rsid="00ec7646" style:font-style-asian="normal" style:font-style-complex="normal"/>
    </style:style>
    <style:style style:name="T129" style:family="text">
      <style:text-properties style:use-window-font-color="true" fo:font-style="normal" officeooo:rsid="0129e716" style:font-style-asian="normal" style:font-style-complex="normal"/>
    </style:style>
    <style:style style:name="T130" style:family="text">
      <style:text-properties style:use-window-font-color="true" fo:font-style="normal" officeooo:rsid="012ce0e6" style:font-style-asian="normal" style:font-style-complex="normal"/>
    </style:style>
    <style:style style:name="T131" style:family="text">
      <style:text-properties style:use-window-font-color="true" fo:font-style="normal" officeooo:rsid="012e0c58" style:font-style-asian="normal" style:font-style-complex="normal"/>
    </style:style>
    <style:style style:name="T132" style:family="text">
      <style:text-properties style:use-window-font-color="true" fo:font-style="normal" officeooo:rsid="00ccac5e" style:font-style-asian="normal" style:font-style-complex="normal"/>
    </style:style>
    <style:style style:name="T133" style:family="text">
      <style:text-properties style:use-window-font-color="true" fo:font-style="normal" officeooo:rsid="01309713" style:font-style-asian="normal" style:font-style-complex="normal"/>
    </style:style>
    <style:style style:name="T134" style:family="text">
      <style:text-properties style:use-window-font-color="true" fo:font-style="normal" officeooo:rsid="013b4b0d" style:font-style-asian="normal" style:font-style-complex="normal"/>
    </style:style>
    <style:style style:name="T135" style:family="text">
      <style:text-properties style:use-window-font-color="true" fo:font-style="normal" officeooo:rsid="013c52d4" style:font-style-asian="normal" style:font-style-complex="normal"/>
    </style:style>
    <style:style style:name="T136" style:family="text">
      <style:text-properties style:use-window-font-color="true" fo:font-style="normal" officeooo:rsid="013d6fbb" style:font-style-asian="normal" style:font-style-complex="normal"/>
    </style:style>
    <style:style style:name="T137" style:family="text">
      <style:text-properties style:use-window-font-color="true" fo:font-style="normal" officeooo:rsid="013ddfc0" style:font-style-asian="normal" style:font-style-complex="normal"/>
    </style:style>
    <style:style style:name="T138" style:family="text">
      <style:text-properties style:use-window-font-color="true" fo:font-style="normal" officeooo:rsid="013f1034" style:font-style-asian="normal" style:font-style-complex="normal"/>
    </style:style>
    <style:style style:name="T139" style:family="text">
      <style:text-properties style:use-window-font-color="true" fo:font-style="normal" officeooo:rsid="0140086d" style:font-style-asian="normal" style:font-style-complex="normal"/>
    </style:style>
    <style:style style:name="T140" style:family="text">
      <style:text-properties style:use-window-font-color="true" fo:font-style="normal" officeooo:rsid="00ee8692" style:font-style-asian="normal" style:font-style-complex="normal"/>
    </style:style>
    <style:style style:name="T141" style:family="text">
      <style:text-properties style:use-window-font-color="true" fo:font-style="normal" officeooo:rsid="0143c3ef" style:font-style-asian="normal" style:font-style-complex="normal"/>
    </style:style>
    <style:style style:name="T142" style:family="text">
      <style:text-properties style:use-window-font-color="true" fo:font-style="normal" officeooo:rsid="0162a1a6" style:font-style-asian="normal" style:font-style-complex="normal"/>
    </style:style>
    <style:style style:name="T143" style:family="text">
      <style:text-properties style:use-window-font-color="true" fo:font-style="normal" officeooo:rsid="01648ccb" style:font-style-asian="normal" style:font-style-complex="normal"/>
    </style:style>
    <style:style style:name="T144" style:family="text">
      <style:text-properties style:use-window-font-color="true" fo:font-style="normal" officeooo:rsid="01731cf9" style:font-style-asian="normal" style:font-style-complex="normal"/>
    </style:style>
    <style:style style:name="T145" style:family="text">
      <style:text-properties style:use-window-font-color="true" fo:font-style="normal" officeooo:rsid="01736d00" style:font-style-asian="normal" style:font-style-complex="normal"/>
    </style:style>
    <style:style style:name="T146" style:family="text">
      <style:text-properties style:use-window-font-color="true" fo:font-style="normal" officeooo:rsid="017440d5" style:font-style-asian="normal" style:font-style-complex="normal"/>
    </style:style>
    <style:style style:name="T147" style:family="text">
      <style:text-properties style:use-window-font-color="true" fo:font-style="normal" officeooo:rsid="017b1e57" style:font-style-asian="normal" style:font-style-complex="normal"/>
    </style:style>
    <style:style style:name="T148" style:family="text">
      <style:text-properties style:use-window-font-color="true" fo:font-style="normal" officeooo:rsid="0189b6bf" style:font-style-asian="normal" style:font-style-complex="normal"/>
    </style:style>
    <style:style style:name="T149" style:family="text">
      <style:text-properties style:use-window-font-color="true" fo:font-style="normal" officeooo:rsid="0189bd5a" style:font-style-asian="normal" style:font-style-complex="normal"/>
    </style:style>
    <style:style style:name="T150" style:family="text">
      <style:text-properties style:use-window-font-color="true" fo:font-style="normal" officeooo:rsid="018f40a0" style:font-style-asian="normal" style:font-style-complex="normal"/>
    </style:style>
    <style:style style:name="T151" style:family="text">
      <style:text-properties style:use-window-font-color="true" fo:font-style="normal" officeooo:rsid="018f47be" style:font-style-asian="normal" style:font-style-complex="normal"/>
    </style:style>
    <style:style style:name="T152" style:family="text">
      <style:text-properties style:use-window-font-color="true" fo:font-style="normal" officeooo:rsid="018fb997" style:font-style-asian="normal" style:font-style-complex="normal"/>
    </style:style>
    <style:style style:name="T153" style:family="text">
      <style:text-properties style:use-window-font-color="true" fo:font-style="normal" officeooo:rsid="01bdc2ea" style:font-style-asian="normal" style:font-style-complex="normal"/>
    </style:style>
    <style:style style:name="T154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55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56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57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58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59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italic" style:font-style-asian="italic" style:font-style-complex="italic"/>
    </style:style>
    <style:style style:name="T161" style:family="text">
      <style:text-properties style:use-window-font-color="true" fo:font-style="italic" officeooo:rsid="0101a62b" style:font-style-asian="italic" style:font-style-complex="italic"/>
    </style:style>
    <style:style style:name="T162" style:family="text">
      <style:text-properties style:use-window-font-color="true" fo:font-style="italic" officeooo:rsid="01114cd3" style:font-style-asian="italic" style:font-style-complex="italic"/>
    </style:style>
    <style:style style:name="T163" style:family="text">
      <style:text-properties style:use-window-font-color="true" fo:font-style="italic" officeooo:rsid="00ccac5e" style:font-style-asian="italic" style:font-style-complex="italic"/>
    </style:style>
    <style:style style:name="T164" style:family="text">
      <style:text-properties style:use-window-font-color="true" fo:font-style="italic" officeooo:rsid="01326b81" style:font-style-asian="italic" style:font-style-complex="italic"/>
    </style:style>
    <style:style style:name="T165" style:family="text">
      <style:text-properties style:use-window-font-color="true" fo:font-style="italic" officeooo:rsid="0165fb24" style:font-style-asian="italic" style:font-style-complex="italic"/>
    </style:style>
    <style:style style:name="T166" style:family="text">
      <style:text-properties style:use-window-font-color="true" fo:font-style="italic" officeooo:rsid="01736d00" style:font-style-asian="italic" style:font-style-complex="italic"/>
    </style:style>
    <style:style style:name="T167" style:family="text">
      <style:text-properties style:use-window-font-color="true" fo:font-style="italic" officeooo:rsid="017440d5" style:font-style-asian="italic" style:font-style-complex="italic"/>
    </style:style>
    <style:style style:name="T168" style:family="text">
      <style:text-properties style:use-window-font-color="true" fo:font-style="italic" officeooo:rsid="0189b6bf" style:font-style-asian="italic" style:font-style-complex="italic"/>
    </style:style>
    <style:style style:name="T169" style:family="text">
      <style:text-properties style:use-window-font-color="true" fo:font-style="italic" officeooo:rsid="01c0a50b" style:font-style-asian="italic" style:font-style-complex="italic"/>
    </style:style>
    <style:style style:name="T170" style:family="text">
      <style:text-properties style:use-window-font-color="true" fo:font-style="italic" officeooo:rsid="01ca64d7" style:font-style-asian="italic" style:font-style-complex="italic"/>
    </style:style>
    <style:style style:name="T171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172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173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174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175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176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177" style:family="text">
      <style:text-properties style:use-window-font-color="true" officeooo:rsid="00c92fae"/>
    </style:style>
    <style:style style:name="T178" style:family="text">
      <style:text-properties style:use-window-font-color="true" officeooo:rsid="010f38a8"/>
    </style:style>
    <style:style style:name="T179" style:family="text">
      <style:text-properties style:use-window-font-color="true" officeooo:rsid="0110c1de"/>
    </style:style>
    <style:style style:name="T180" style:family="text">
      <style:text-properties style:use-window-font-color="true" officeooo:rsid="013ddfc0"/>
    </style:style>
    <style:style style:name="T181" style:family="text">
      <style:text-properties style:use-window-font-color="true" fo:font-weight="bold" style:font-weight-asian="bold" style:font-weight-complex="bold"/>
    </style:style>
    <style:style style:name="T182" style:family="text">
      <style:text-properties style:use-window-font-color="true" fo:font-weight="bold" officeooo:rsid="013ddfc0" style:font-weight-asian="bold" style:font-weight-complex="bold"/>
    </style:style>
    <style:style style:name="T183" style:family="text">
      <style:text-properties style:use-window-font-color="true" fo:font-weight="bold" officeooo:rsid="0140086d" style:font-weight-asian="bold" style:font-weight-complex="bold"/>
    </style:style>
    <style:style style:name="T184" style:family="text">
      <style:text-properties style:use-window-font-color="true" fo:font-weight="bold" officeooo:rsid="014818a8" style:font-weight-asian="bold" style:font-weight-complex="bold"/>
    </style:style>
    <style:style style:name="T185" style:family="text">
      <style:text-properties style:use-window-font-color="true" officeooo:rsid="0141ae5e"/>
    </style:style>
    <style:style style:name="T186" style:family="text">
      <style:text-properties style:use-window-font-color="true" officeooo:rsid="014b75d0"/>
    </style:style>
    <style:style style:name="T187" style:family="text">
      <style:text-properties style:use-window-font-color="true" officeooo:rsid="014818a8"/>
    </style:style>
    <style:style style:name="T188" style:family="text">
      <style:text-properties style:use-window-font-color="true" style:text-underline-style="solid" style:text-underline-width="auto" style:text-underline-color="font-color"/>
    </style:style>
    <style:style style:name="T189" style:family="text">
      <style:text-properties officeooo:rsid="007fd98a"/>
    </style:style>
    <style:style style:name="T190" style:family="text">
      <style:text-properties officeooo:rsid="0081b142"/>
    </style:style>
    <style:style style:name="T191" style:family="text">
      <style:text-properties officeooo:rsid="0082e30a"/>
    </style:style>
    <style:style style:name="T192" style:family="text">
      <style:text-properties officeooo:rsid="008909b1"/>
    </style:style>
    <style:style style:name="T193" style:family="text">
      <style:text-properties officeooo:rsid="008fde9c"/>
    </style:style>
    <style:style style:name="T194" style:family="text">
      <style:text-properties officeooo:rsid="0091b213"/>
    </style:style>
    <style:style style:name="T195" style:family="text">
      <style:text-properties officeooo:rsid="00936952"/>
    </style:style>
    <style:style style:name="T196" style:family="text">
      <style:text-properties officeooo:rsid="00940908"/>
    </style:style>
    <style:style style:name="T197" style:family="text">
      <style:text-properties officeooo:rsid="009600b6"/>
    </style:style>
    <style:style style:name="T198" style:family="text">
      <style:text-properties officeooo:rsid="0097a1b6"/>
    </style:style>
    <style:style style:name="T199" style:family="text">
      <style:text-properties officeooo:rsid="0083140b"/>
    </style:style>
    <style:style style:name="T200" style:family="text">
      <style:text-properties officeooo:rsid="009bf1d4"/>
    </style:style>
    <style:style style:name="T201" style:family="text">
      <style:text-properties officeooo:rsid="009bfb06"/>
    </style:style>
    <style:style style:name="T202" style:family="text">
      <style:text-properties officeooo:rsid="001f49d4"/>
    </style:style>
    <style:style style:name="T203" style:family="text">
      <style:text-properties officeooo:rsid="009da783"/>
    </style:style>
    <style:style style:name="T204" style:family="text">
      <style:text-properties officeooo:rsid="00188e61"/>
    </style:style>
    <style:style style:name="T205" style:family="text">
      <style:text-properties officeooo:rsid="009e97f3"/>
    </style:style>
    <style:style style:name="T206" style:family="text">
      <style:text-properties officeooo:rsid="0028ac76"/>
    </style:style>
    <style:style style:name="T207" style:family="text">
      <style:text-properties officeooo:rsid="009ef892"/>
    </style:style>
    <style:style style:name="T208" style:family="text">
      <style:text-properties officeooo:rsid="00a1b2bb"/>
    </style:style>
    <style:style style:name="T209" style:family="text">
      <style:text-properties officeooo:rsid="00a38197"/>
    </style:style>
    <style:style style:name="T210" style:family="text">
      <style:text-properties officeooo:rsid="00a4ffd5"/>
    </style:style>
    <style:style style:name="T211" style:family="text">
      <style:text-properties officeooo:rsid="00a6fc39"/>
    </style:style>
    <style:style style:name="T212" style:family="text">
      <style:text-properties fo:font-style="normal" style:font-style-asian="normal" style:font-style-complex="normal"/>
    </style:style>
    <style:style style:name="T213" style:family="text">
      <style:text-properties fo:font-style="normal" officeooo:rsid="00a73331" style:font-style-asian="normal" style:font-style-complex="normal"/>
    </style:style>
    <style:style style:name="T214" style:family="text">
      <style:text-properties fo:font-style="normal" officeooo:rsid="00a864ca" style:font-style-asian="normal" style:font-style-complex="normal"/>
    </style:style>
    <style:style style:name="T215" style:family="text">
      <style:text-properties fo:font-style="normal" officeooo:rsid="00e40438" style:font-style-asian="normal" style:font-style-complex="normal"/>
    </style:style>
    <style:style style:name="T216" style:family="text">
      <style:text-properties fo:font-style="normal" officeooo:rsid="00eb0770" style:font-style-asian="normal" style:font-style-complex="normal"/>
    </style:style>
    <style:style style:name="T217" style:family="text">
      <style:text-properties fo:font-style="normal" officeooo:rsid="00ebd6e4" style:font-style-asian="normal" style:font-style-complex="normal"/>
    </style:style>
    <style:style style:name="T218" style:family="text">
      <style:text-properties fo:font-style="normal" officeooo:rsid="00f12a74" style:font-style-asian="normal" style:font-style-complex="normal"/>
    </style:style>
    <style:style style:name="T219" style:family="text">
      <style:text-properties fo:font-style="normal" officeooo:rsid="00d58808" style:font-style-asian="normal" style:font-style-complex="normal"/>
    </style:style>
    <style:style style:name="T220" style:family="text">
      <style:text-properties fo:font-style="normal" officeooo:rsid="00d6098b" style:font-style-asian="normal" style:font-style-complex="normal"/>
    </style:style>
    <style:style style:name="T221" style:family="text">
      <style:text-properties fo:font-style="normal" officeooo:rsid="00f3e97e" style:font-style-asian="normal" style:font-style-complex="normal"/>
    </style:style>
    <style:style style:name="T222" style:family="text">
      <style:text-properties fo:font-style="normal" officeooo:rsid="00f58c93" style:font-style-asian="normal" style:font-style-complex="normal"/>
    </style:style>
    <style:style style:name="T223" style:family="text">
      <style:text-properties fo:font-style="normal" officeooo:rsid="00ee8692" style:font-style-asian="normal" style:font-style-complex="normal"/>
    </style:style>
    <style:style style:name="T224" style:family="text">
      <style:text-properties fo:font-style="normal" officeooo:rsid="010a99ca" style:font-style-asian="normal" style:font-style-complex="normal"/>
    </style:style>
    <style:style style:name="T225" style:family="text">
      <style:text-properties fo:font-style="normal" officeooo:rsid="0116ddb3" style:font-style-asian="normal" style:font-style-complex="normal"/>
    </style:style>
    <style:style style:name="T226" style:family="text">
      <style:text-properties fo:font-style="normal" officeooo:rsid="00e7346c" style:font-style-asian="normal" style:font-style-complex="normal"/>
    </style:style>
    <style:style style:name="T227" style:family="text">
      <style:text-properties fo:font-style="normal" officeooo:rsid="01182403" style:font-style-asian="normal" style:font-style-complex="normal"/>
    </style:style>
    <style:style style:name="T228" style:family="text">
      <style:text-properties fo:font-style="normal" officeooo:rsid="0125223e" style:font-style-asian="normal" style:font-style-complex="normal"/>
    </style:style>
    <style:style style:name="T229" style:family="text">
      <style:text-properties fo:font-style="normal" officeooo:rsid="01261c02" style:font-style-asian="normal" style:font-style-complex="normal"/>
    </style:style>
    <style:style style:name="T230" style:family="text">
      <style:text-properties fo:font-style="normal" officeooo:rsid="0126b205" style:font-style-asian="normal" style:font-style-complex="normal"/>
    </style:style>
    <style:style style:name="T231" style:family="text">
      <style:text-properties fo:font-style="normal" officeooo:rsid="013758de" style:font-style-asian="normal" style:font-style-complex="normal"/>
    </style:style>
    <style:style style:name="T232" style:family="text">
      <style:text-properties fo:font-style="normal" officeooo:rsid="0162a1a6" style:font-style-asian="normal" style:font-style-complex="normal"/>
    </style:style>
    <style:style style:name="T233" style:family="text">
      <style:text-properties fo:font-style="normal" officeooo:rsid="018f40a0" style:font-style-asian="normal" style:font-style-complex="normal"/>
    </style:style>
    <style:style style:name="T234" style:family="text">
      <style:text-properties fo:font-style="normal" officeooo:rsid="01a0f13a" style:font-style-asian="normal" style:font-style-complex="normal"/>
    </style:style>
    <style:style style:name="T235" style:family="text">
      <style:text-properties fo:font-style="normal" officeooo:rsid="01a1beec" style:font-style-asian="normal" style:font-style-complex="normal"/>
    </style:style>
    <style:style style:name="T236" style:family="text">
      <style:text-properties fo:font-style="normal" officeooo:rsid="01a2bd00" style:font-style-asian="normal" style:font-style-complex="normal"/>
    </style:style>
    <style:style style:name="T237" style:family="text">
      <style:text-properties fo:font-style="normal" officeooo:rsid="01a2da39" style:font-style-asian="normal" style:font-style-complex="normal"/>
    </style:style>
    <style:style style:name="T238" style:family="text">
      <style:text-properties fo:font-style="normal" officeooo:rsid="01aadf3f" style:font-style-asian="normal" style:font-style-complex="normal"/>
    </style:style>
    <style:style style:name="T239" style:family="text">
      <style:text-properties fo:font-style="normal" officeooo:rsid="01b07b18" style:font-style-asian="normal" style:font-style-complex="normal"/>
    </style:style>
    <style:style style:name="T240" style:family="text">
      <style:text-properties fo:font-style="normal" officeooo:rsid="01b6f093" style:font-style-asian="normal" style:font-style-complex="normal"/>
    </style:style>
    <style:style style:name="T241" style:family="text">
      <style:text-properties fo:font-style="normal" officeooo:rsid="01b82811" style:font-style-asian="normal" style:font-style-complex="normal"/>
    </style:style>
    <style:style style:name="T242" style:family="text">
      <style:text-properties fo:font-style="normal" officeooo:rsid="01ba3f78" style:font-style-asian="normal" style:font-style-complex="normal"/>
    </style:style>
    <style:style style:name="T243" style:family="text">
      <style:text-properties fo:font-style="normal" officeooo:rsid="01bc7f93" style:font-style-asian="normal" style:font-style-complex="normal"/>
    </style:style>
    <style:style style:name="T244" style:family="text">
      <style:text-properties fo:font-style="normal" officeooo:rsid="01bef01a" style:font-style-asian="normal" style:font-style-complex="normal"/>
    </style:style>
    <style:style style:name="T245" style:family="text">
      <style:text-properties fo:font-style="normal" officeooo:rsid="01c61e19" style:font-style-asian="normal" style:font-style-complex="normal"/>
    </style:style>
    <style:style style:name="T246" style:family="text">
      <style:text-properties fo:font-style="normal" officeooo:rsid="01c778ad" style:font-style-asian="normal" style:font-style-complex="normal"/>
    </style:style>
    <style:style style:name="T247" style:family="text">
      <style:text-properties fo:font-style="normal" officeooo:rsid="01c8a948" style:font-style-asian="normal" style:font-style-complex="normal"/>
    </style:style>
    <style:style style:name="T248" style:family="text">
      <style:text-properties fo:font-style="normal" officeooo:rsid="01e0794a" style:font-style-asian="normal" style:font-style-complex="normal"/>
    </style:style>
    <style:style style:name="T249" style:family="text">
      <style:text-properties fo:font-style="normal" officeooo:rsid="01dcb337" style:font-style-asian="normal" style:font-style-complex="normal"/>
    </style:style>
    <style:style style:name="T250" style:family="text">
      <style:text-properties fo:font-style="normal" officeooo:rsid="01e49296" style:font-style-asian="normal" style:font-style-complex="normal"/>
    </style:style>
    <style:style style:name="T251" style:family="text">
      <style:text-properties fo:font-style="normal" officeooo:rsid="01ddcfdf" style:font-style-asian="normal" style:font-style-complex="normal"/>
    </style:style>
    <style:style style:name="T252" style:family="text">
      <style:text-properties fo:font-style="normal" officeooo:rsid="01fcf735" style:font-style-asian="normal" style:font-style-complex="normal"/>
    </style:style>
    <style:style style:name="T253" style:family="text">
      <style:text-properties fo:font-style="normal" officeooo:rsid="01eebdc2" style:font-style-asian="normal" style:font-style-complex="normal"/>
    </style:style>
    <style:style style:name="T254" style:family="text">
      <style:text-properties fo:font-style="normal" officeooo:rsid="0208988e" style:font-style-asian="normal" style:font-style-complex="normal"/>
    </style:style>
    <style:style style:name="T255" style:family="text">
      <style:text-properties fo:font-style="normal" officeooo:rsid="020b4579" style:font-style-asian="normal" style:font-style-complex="normal"/>
    </style:style>
    <style:style style:name="T256" style:family="text">
      <style:text-properties fo:font-style="normal" officeooo:rsid="020ca262" style:font-style-asian="normal" style:font-style-complex="normal"/>
    </style:style>
    <style:style style:name="T257" style:family="text">
      <style:text-properties fo:font-style="normal" officeooo:rsid="020f6fa6" style:font-style-asian="normal" style:font-style-complex="normal"/>
    </style:style>
    <style:style style:name="T258" style:family="text">
      <style:text-properties fo:font-style="normal" officeooo:rsid="021163ff" style:font-style-asian="normal" style:font-style-complex="normal"/>
    </style:style>
    <style:style style:name="T259" style:family="text">
      <style:text-properties fo:font-style="normal" officeooo:rsid="02168352" style:font-style-asian="normal" style:font-style-complex="normal"/>
    </style:style>
    <style:style style:name="T260" style:family="text">
      <style:text-properties fo:font-style="normal" officeooo:rsid="0216fe3f" style:font-style-asian="normal" style:font-style-complex="normal"/>
    </style:style>
    <style:style style:name="T261" style:family="text">
      <style:text-properties fo:font-style="normal" officeooo:rsid="021a325c" style:font-style-asian="normal" style:font-style-complex="normal"/>
    </style:style>
    <style:style style:name="T262" style:family="text">
      <style:text-properties fo:font-style="normal" officeooo:rsid="0219e33a" style:font-style-asian="normal" style:font-style-complex="normal"/>
    </style:style>
    <style:style style:name="T263" style:family="text">
      <style:text-properties fo:font-style="normal" officeooo:rsid="021b878c" style:font-style-asian="normal" style:font-style-complex="normal"/>
    </style:style>
    <style:style style:name="T264" style:family="text">
      <style:text-properties fo:font-style="normal" officeooo:rsid="021d360e" style:font-style-asian="normal" style:font-style-complex="normal"/>
    </style:style>
    <style:style style:name="T265" style:family="text">
      <style:text-properties fo:font-style="normal" officeooo:rsid="0223d236" style:font-style-asian="normal" style:font-style-complex="normal"/>
    </style:style>
    <style:style style:name="T266" style:family="text">
      <style:text-properties fo:font-style="normal" officeooo:rsid="022be1a2" style:font-style-asian="normal" style:font-style-complex="normal"/>
    </style:style>
    <style:style style:name="T267" style:family="text">
      <style:text-properties fo:font-style="normal" officeooo:rsid="022aa701" style:font-style-asian="normal" style:font-style-complex="normal"/>
    </style:style>
    <style:style style:name="T268" style:family="text">
      <style:text-properties fo:font-style="normal" officeooo:rsid="022c11c5" style:font-style-asian="normal" style:font-style-complex="normal"/>
    </style:style>
    <style:style style:name="T269" style:family="text">
      <style:text-properties fo:font-style="normal" officeooo:rsid="022e2006" style:font-style-asian="normal" style:font-style-complex="normal"/>
    </style:style>
    <style:style style:name="T270" style:family="text">
      <style:text-properties fo:font-style="normal" officeooo:rsid="022e3571" style:font-style-asian="normal" style:font-style-complex="normal"/>
    </style:style>
    <style:style style:name="T271" style:family="text">
      <style:text-properties fo:font-style="normal" officeooo:rsid="0226309a" style:font-style-asian="normal" style:font-style-complex="normal"/>
    </style:style>
    <style:style style:name="T272" style:family="text">
      <style:text-properties fo:font-style="normal" officeooo:rsid="022e4b63" style:font-style-asian="normal" style:font-style-complex="normal"/>
    </style:style>
    <style:style style:name="T273" style:family="text">
      <style:text-properties fo:font-style="normal" officeooo:rsid="0233d432" style:font-style-asian="normal" style:font-style-complex="normal"/>
    </style:style>
    <style:style style:name="T274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75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76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77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78" style:family="text">
      <style:text-properties officeooo:rsid="00a9eb52"/>
    </style:style>
    <style:style style:name="T279" style:family="text">
      <style:text-properties officeooo:rsid="0041315f"/>
    </style:style>
    <style:style style:name="T280" style:family="text">
      <style:text-properties officeooo:rsid="00abdb64"/>
    </style:style>
    <style:style style:name="T281" style:family="text">
      <style:text-properties officeooo:rsid="00aea48b"/>
    </style:style>
    <style:style style:name="T282" style:family="text">
      <style:text-properties officeooo:rsid="00b56a82"/>
    </style:style>
    <style:style style:name="T283" style:family="text">
      <style:text-properties officeooo:rsid="00b87274"/>
    </style:style>
    <style:style style:name="T284" style:family="text">
      <style:text-properties officeooo:rsid="00b9b7b2"/>
    </style:style>
    <style:style style:name="T285" style:family="text">
      <style:text-properties officeooo:rsid="00baaa8f"/>
    </style:style>
    <style:style style:name="T286" style:family="text">
      <style:text-properties officeooo:rsid="00bd40d6"/>
    </style:style>
    <style:style style:name="T287" style:family="text">
      <style:text-properties officeooo:rsid="00bf6ad5"/>
    </style:style>
    <style:style style:name="T288" style:family="text">
      <style:text-properties officeooo:rsid="00186c08"/>
    </style:style>
    <style:style style:name="T289" style:family="text">
      <style:text-properties officeooo:rsid="00c752f4"/>
    </style:style>
    <style:style style:name="T290" style:family="text">
      <style:text-properties officeooo:rsid="00c8bca2"/>
    </style:style>
    <style:style style:name="T291" style:family="text">
      <style:text-properties officeooo:rsid="00c90504"/>
    </style:style>
    <style:style style:name="T292" style:family="text">
      <style:text-properties officeooo:rsid="00c9f361"/>
    </style:style>
    <style:style style:name="T293" style:family="text">
      <style:text-properties officeooo:rsid="00cd3655"/>
    </style:style>
    <style:style style:name="T294" style:family="text">
      <style:text-properties officeooo:rsid="00cde4ff"/>
    </style:style>
    <style:style style:name="T295" style:family="text">
      <style:text-properties officeooo:rsid="00cedaef"/>
    </style:style>
    <style:style style:name="T296" style:family="text">
      <style:text-properties officeooo:rsid="00cf36db"/>
    </style:style>
    <style:style style:name="T297" style:family="text">
      <style:text-properties officeooo:rsid="00d0573d"/>
    </style:style>
    <style:style style:name="T298" style:family="text">
      <style:text-properties officeooo:rsid="00d58808"/>
    </style:style>
    <style:style style:name="T299" style:family="text">
      <style:text-properties officeooo:rsid="00d6098b"/>
    </style:style>
    <style:style style:name="T300" style:family="text">
      <style:text-properties officeooo:rsid="00d76e33"/>
    </style:style>
    <style:style style:name="T301" style:family="text">
      <style:text-properties officeooo:rsid="00da4493"/>
    </style:style>
    <style:style style:name="T302" style:family="text">
      <style:text-properties officeooo:rsid="00dbdbe5"/>
    </style:style>
    <style:style style:name="T303" style:family="text">
      <style:text-properties officeooo:rsid="00df0165"/>
    </style:style>
    <style:style style:name="T304" style:family="text">
      <style:text-properties officeooo:rsid="00e1c67a"/>
    </style:style>
    <style:style style:name="T305" style:family="text">
      <style:text-properties officeooo:rsid="00e320af"/>
    </style:style>
    <style:style style:name="T306" style:family="text">
      <style:text-properties officeooo:rsid="00f2d0b5"/>
    </style:style>
    <style:style style:name="T307" style:family="text">
      <style:text-properties officeooo:rsid="00f3e97e"/>
    </style:style>
    <style:style style:name="T308" style:family="text">
      <style:text-properties officeooo:rsid="00f58c93"/>
    </style:style>
    <style:style style:name="T309" style:family="text">
      <style:text-properties officeooo:rsid="00fb4b50"/>
    </style:style>
    <style:style style:name="T310" style:family="text">
      <style:text-properties officeooo:rsid="00fb5341"/>
    </style:style>
    <style:style style:name="T311" style:family="text">
      <style:text-properties officeooo:rsid="01045e2b"/>
    </style:style>
    <style:style style:name="T312" style:family="text">
      <style:text-properties officeooo:rsid="010a99ca"/>
    </style:style>
    <style:style style:name="T313" style:family="text">
      <style:text-properties officeooo:rsid="010d4e88"/>
    </style:style>
    <style:style style:name="T314" style:family="text">
      <style:text-properties officeooo:rsid="010e5d05"/>
    </style:style>
    <style:style style:name="T315" style:family="text">
      <style:text-properties officeooo:rsid="010ebfd9"/>
    </style:style>
    <style:style style:name="T316" style:family="text">
      <style:text-properties officeooo:rsid="010f38a8"/>
    </style:style>
    <style:style style:name="T317" style:family="text">
      <style:text-properties officeooo:rsid="010f9373"/>
    </style:style>
    <style:style style:name="T318" style:family="text">
      <style:text-properties officeooo:rsid="01114cd3"/>
    </style:style>
    <style:style style:name="T319" style:family="text">
      <style:text-properties officeooo:rsid="0120299d"/>
    </style:style>
    <style:style style:name="T320" style:family="text">
      <style:text-properties officeooo:rsid="0125223e"/>
    </style:style>
    <style:style style:name="T321" style:family="text">
      <style:text-properties officeooo:rsid="01261c02"/>
    </style:style>
    <style:style style:name="T322" style:family="text">
      <style:text-properties officeooo:rsid="0126b205"/>
    </style:style>
    <style:style style:name="T323" style:family="text">
      <style:text-properties officeooo:rsid="0101a62b"/>
    </style:style>
    <style:style style:name="T324" style:family="text">
      <style:text-properties officeooo:rsid="0134762b"/>
    </style:style>
    <style:style style:name="T325" style:family="text">
      <style:text-properties officeooo:rsid="013b4b0d"/>
    </style:style>
    <style:style style:name="T326" style:family="text">
      <style:text-properties officeooo:rsid="014206ec"/>
    </style:style>
    <style:style style:name="T327" style:family="text">
      <style:text-properties officeooo:rsid="0146afb0"/>
    </style:style>
    <style:style style:name="T328" style:family="text">
      <style:text-properties style:text-underline-style="solid" style:text-underline-width="auto" style:text-underline-color="font-color"/>
    </style:style>
    <style:style style:name="T329" style:family="text">
      <style:text-properties officeooo:rsid="014e8694"/>
    </style:style>
    <style:style style:name="T330" style:family="text">
      <style:text-properties officeooo:rsid="014e87b3"/>
    </style:style>
    <style:style style:name="T331" style:family="text">
      <style:text-properties officeooo:rsid="0152a0f8"/>
    </style:style>
    <style:style style:name="T332" style:family="text">
      <style:text-properties officeooo:rsid="015557e4"/>
    </style:style>
    <style:style style:name="T333" style:family="text">
      <style:text-properties officeooo:rsid="0158fb6f"/>
    </style:style>
    <style:style style:name="T334" style:family="text">
      <style:text-properties officeooo:rsid="015aae8f"/>
    </style:style>
    <style:style style:name="T335" style:family="text">
      <style:text-properties officeooo:rsid="0163f9a4"/>
    </style:style>
    <style:style style:name="T336" style:family="text">
      <style:text-properties officeooo:rsid="0184468d"/>
    </style:style>
    <style:style style:name="T337" style:family="text">
      <style:text-properties officeooo:rsid="0193b3df"/>
    </style:style>
    <style:style style:name="T338" style:family="text">
      <style:text-properties officeooo:rsid="019715a7"/>
    </style:style>
    <style:style style:name="T339" style:family="text">
      <style:text-properties officeooo:rsid="0199659b"/>
    </style:style>
    <style:style style:name="T340" style:family="text">
      <style:text-properties officeooo:rsid="019e8d3a"/>
    </style:style>
    <style:style style:name="T341" style:family="text">
      <style:text-properties officeooo:rsid="01a0f13a"/>
    </style:style>
    <style:style style:name="T342" style:family="text">
      <style:text-properties officeooo:rsid="01a2da39"/>
    </style:style>
    <style:style style:name="T343" style:family="text">
      <style:text-properties officeooo:rsid="01a8c651"/>
    </style:style>
    <style:style style:name="T344" style:family="text">
      <style:text-properties officeooo:rsid="01b07b18"/>
    </style:style>
    <style:style style:name="T345" style:family="text">
      <style:text-properties officeooo:rsid="01b82811"/>
    </style:style>
    <style:style style:name="T346" style:family="text">
      <style:text-properties officeooo:rsid="01b85cfd"/>
    </style:style>
    <style:style style:name="T347" style:family="text">
      <style:text-properties officeooo:rsid="01bef01a"/>
    </style:style>
    <style:style style:name="T348" style:family="text">
      <style:text-properties officeooo:rsid="01bf51fc"/>
    </style:style>
    <style:style style:name="T349" style:family="text">
      <style:text-properties officeooo:rsid="01c0a50b"/>
    </style:style>
    <style:style style:name="T350" style:family="text">
      <style:text-properties officeooo:rsid="01c2d2e7"/>
    </style:style>
    <style:style style:name="T351" style:family="text">
      <style:text-properties officeooo:rsid="01c3f677"/>
    </style:style>
    <style:style style:name="T352" style:family="text">
      <style:text-properties officeooo:rsid="01d3a7f4"/>
    </style:style>
    <style:style style:name="T353" style:family="text">
      <style:text-properties officeooo:rsid="01d3e392"/>
    </style:style>
    <style:style style:name="T354" style:family="text">
      <style:text-properties officeooo:rsid="01d5a150"/>
    </style:style>
    <style:style style:name="T355" style:family="text">
      <style:text-properties officeooo:rsid="01e0794a"/>
    </style:style>
    <style:style style:name="T356" style:family="text">
      <style:text-properties officeooo:rsid="01ec95f7"/>
    </style:style>
    <style:style style:name="T357" style:family="text">
      <style:text-properties officeooo:rsid="01fcf735"/>
    </style:style>
    <style:style style:name="T358" style:family="text">
      <style:text-properties officeooo:rsid="020444c4"/>
    </style:style>
    <style:style style:name="T359" style:family="text">
      <style:text-properties officeooo:rsid="020f6fa6"/>
    </style:style>
    <style:style style:name="T360" style:family="text">
      <style:text-properties officeooo:rsid="021163ff"/>
    </style:style>
    <style:style style:name="T361" style:family="text">
      <style:text-properties officeooo:rsid="02168352"/>
    </style:style>
    <style:style style:name="T362" style:family="text">
      <style:text-properties officeooo:rsid="0216fe3f"/>
    </style:style>
    <style:style style:name="T363" style:family="text">
      <style:text-properties officeooo:rsid="02170c4f"/>
    </style:style>
    <style:style style:name="T364" style:family="text">
      <style:text-properties officeooo:rsid="021a325c"/>
    </style:style>
    <style:style style:name="T365" style:family="text">
      <style:text-properties officeooo:rsid="021fed69"/>
    </style:style>
    <style:style style:name="T366" style:family="text">
      <style:text-properties officeooo:rsid="0223d236"/>
    </style:style>
    <style:style style:name="T367" style:family="text">
      <style:text-properties officeooo:rsid="0226309a"/>
    </style:style>
    <style:style style:name="T368" style:family="text">
      <style:text-properties officeooo:rsid="022be1a2"/>
    </style:style>
    <style:style style:name="T369" style:family="text">
      <style:text-properties officeooo:rsid="022c11c5"/>
    </style:style>
    <style:style style:name="T370" style:family="text">
      <style:text-properties officeooo:rsid="022e2006"/>
    </style:style>
    <style:style style:name="T371" style:family="text">
      <style:text-properties officeooo:rsid="022e4b63"/>
    </style:style>
    <style:style style:name="T372" style:family="text">
      <style:text-properties style:text-line-through-style="solid" style:text-line-through-type="single"/>
    </style:style>
    <style:style style:name="T373" style:family="text">
      <style:text-properties style:text-line-through-style="solid" style:text-line-through-type="single" fo:font-style="italic" officeooo:rsid="02275a34" style:font-style-asian="italic" style:font-style-complex="italic"/>
    </style:style>
    <style:style style:name="T374" style:family="text">
      <style:text-properties style:text-line-through-style="solid" style:text-line-through-type="single" fo:font-style="italic" officeooo:rsid="0226309a" style:font-style-asian="italic" style:font-style-complex="italic"/>
    </style:style>
    <style:style style:name="T375" style:family="text">
      <style:text-properties style:text-line-through-style="none" style:text-line-through-type="none"/>
    </style:style>
    <style:style style:name="T376" style:family="text">
      <style:text-properties style:text-line-through-style="none" style:text-line-through-type="none" fo:font-style="italic" officeooo:rsid="02275a34" style:font-style-asian="italic" style:font-style-complex="italic"/>
    </style:style>
    <style:style style:name="T377" style:family="text">
      <style:text-properties style:text-line-through-style="none" style:text-line-through-type="none" fo:font-style="italic" officeooo:rsid="0226309a" style:font-style-asian="italic" style:font-style-complex="italic"/>
    </style:style>
    <style:style style:name="T378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379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38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381" style:family="text">
      <style:text-properties officeooo:rsid="023209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33">Present Simple</text:p>
      <text:p text:style-name="P1"/>
      <text:p text:style-name="P391"><text:span text:style-name="T327">М</text:span><text:span text:style-name="T1">аячки времени:</text:span></text:p>
      <text:list xml:id="list2066929520" text:style-name="L1">
        <text:list-item>
          <text:p text:style-name="P427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171">Present Continuous</text:p>
      <text:p text:style-name="P170"/>
      <text:p text:style-name="P383"><text:span text:style-name="T288">Глагол в </text:span><text:span text:style-name="T91">форме </text:span><text:span text:style-name="T288">Continuous, англоговорящие воспринимают как причастие.</text:span></text:p>
      <text:p text:style-name="P9"/>
      <text:p text:style-name="P393"><text:span text:style-name="T327">М</text:span>аячки времени:</text:p>
      <text:list xml:id="list3550632610" text:style-name="L2">
        <text:list-item>
          <text:p text:style-name="P429">listen — послушай;</text:p>
        </text:list-item>
        <text:list-item>
          <text:p text:style-name="P429">currently — в текущий момент;</text:p>
        </text:list-item>
      </text:list>
      <text:p text:style-name="P10"/>
      <text:p text:style-name="P120"><text:span text:style-name="T4">Present Continuos может передавать скрытое </text:span><text:span text:style-name="T21">значение</text:span><text:span text:style-name="T4">:</text:span></text:p>
      <text:list xml:id="list2875412377" text:style-name="L3">
        <text:list-item>
          <text:p text:style-name="P435">кто-то вовлечен в процесс, хотя прямо сейчас им не занимается;</text:p>
        </text:list-item>
        <text:list-item>
          <text:p text:style-name="P435">ситуация меняется, она не статична;</text:p>
        </text:list-item>
        <text:list-item>
          <text:p text:style-name="P435">сегодня что-то происходит не так, как происходит обычно;</text:p>
        </text:list-item>
        <text:list-item>
          <text:p text:style-name="P434"><text:span text:style-name="T4">кто-то говорит о </text:span><text:span text:style-name="T23">регулярном </text:span><text:span text:style-name="T4">де</text:span><text:span text:style-name="T21">й</text:span><text:span text:style-name="T4">ствии с раздражением;</text:span></text:p>
        </text:list-item>
      </text:list>
      <text:p text:style-name="P16"/>
      <text:p text:style-name="P11"><text:span text:style-name="T24">Ron </text:span><text:span text:style-name="T46">is trying</text:span><text:span text:style-name="T24"> to find a well-paid job — Рон </text:span><text:span text:style-name="T46">пытается</text:span><text:span text:style-name="T24"> найти высокооплачеваемую работу </text:span></text:p>
      <text:p text:style-name="P384"><text:span text:style-name="T29">(</text:span><text:span text:style-name="T30">он</text:span><text:span text:style-name="T29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388"><text:span text:style-name="T25">His English </text:span><text:span text:style-name="T47">isn`t improving</text:span><text:span text:style-name="T25"> through he studies hard — Его английский </text:span><text:span text:style-name="T47">не улучшается</text:span><text:span text:style-name="T25">, </text:span></text:p>
      <text:p text:style-name="P388"><text:span text:style-name="T25">хотя он много занимается (</text:span><text:span text:style-name="T26">хотя ситуация и нестатична, она не меняется</text:span><text:span text:style-name="T25">).</text:span></text:p>
      <text:p text:style-name="P19"/>
      <text:p text:style-name="P21"><text:span text:style-name="T202">He </text:span><text:span text:style-name="T9">isn`t wearing</text:span><text:span text:style-name="T202"> his favorite cap today, that`s strange — Он </text:span><text:span text:style-name="T9">не носит</text:span><text:span text:style-name="T202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389"><text:span text:style-name="T25">He </text:span><text:span text:style-name="T47">isn`t doing</text:span><text:span text:style-name="T25"> his homework again! </text:span><text:span text:style-name="T31">—</text:span><text:span text:style-name="T25"> Он опять </text:span><text:span text:style-name="T47">не делает</text:span><text:span text:style-name="T25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395"><text:span text:style-name="T203">Доп</text:span><text:span text:style-name="T205">олнительные</text:span><text:span text:style-name="T203"> </text:span><text:span text:style-name="T205">Non-</text:span><text:span text:style-name="T22">Continuous </text:span><text:span text:style-name="T203">г</text:span><text:span text:style-name="T22">лаголы</text:span></text:p>
      <text:p text:style-name="P396"/>
      <text:p text:style-name="P397"><text:span text:style-name="T65">К</text:span> таким глаголам относятся действия, которые невозможно увидеть в процессе.</text:p>
      <text:p text:style-name="P398">Обычно это глаголы состояния.</text:p>
      <text:p text:style-name="P398"/>
      <text:p text:style-name="P398">Глаголы, помогающие выразить мнение (opinion):</text:p>
      <text:list xml:id="list2383359526" text:style-name="L4">
        <text:list-item>
          <text:p text:style-name="P430">assume — полагать;</text:p>
        </text:list-item>
        <text:list-item>
          <text:p text:style-name="P430">consider — считать, полагать;</text:p>
        </text:list-item>
        <text:list-item>
          <text:p text:style-name="P430">find — находить;</text:p>
        </text:list-item>
        <text:list-item>
          <text:p text:style-name="P430">suppose — предполагать;</text:p>
        </text:list-item>
      </text:list>
      <text:p text:style-name="P398"/>
      <text:p text:style-name="P399">Глаголы, помогающие показать состояние мыслей (mental states)</text:p>
      <text:list xml:id="list3962202324" text:style-name="L5">
        <text:list-item>
          <text:p text:style-name="P431">mean — иметь в виду;</text:p>
        </text:list-item>
        <text:list-item>
          <text:p text:style-name="P431">notice — замечать, обращать внимание;</text:p>
        </text:list-item>
        <text:list-item>
          <text:p text:style-name="P431">recognise — узнавать;</text:p>
        </text:list-item>
        <text:list-item>
          <text:p text:style-name="P431">remember — помнить;</text:p>
        </text:list-item>
      </text:list>
      <text:p text:style-name="P399"/>
      <text:p text:style-name="P399">Глаголы, выражающие эмоции и желания (emotions/desires):</text:p>
      <text:list xml:id="list3680476063" text:style-name="L6">
        <text:list-item>
          <text:p text:style-name="P432">dislike — не любить, не нравиться;</text:p>
        </text:list-item>
        <text:list-item>
          <text:p text:style-name="P432">envy — завидовать;</text:p>
        </text:list-item>
        <text:list-item>
          <text:p text:style-name="P432">fear — бояться;</text:p>
        </text:list-item>
        <text:list-item>
          <text:p text:style-name="P432">mind — возражать;</text:p>
        </text:list-item>
        <text:list-item>
          <text:p text:style-name="P432">need — нуждаться;</text:p>
        </text:list-item>
        <text:list-item>
          <text:p text:style-name="P432">prefer — предпочитать;</text:p>
        </text:list-item>
        <text:list-item>
          <text:p text:style-name="P432">regret — сожалеть;</text:p>
        </text:list-item>
      </text:list>
      <text:p text:style-name="P392"/>
      <text:p text:style-name="P392">Другие глаголы:</text:p>
      <text:list xml:id="list3992311141" text:style-name="L7">
        <text:list-item>
          <text:p text:style-name="P428">be — быть;</text:p>
        </text:list-item>
        <text:list-item>
          <text:p text:style-name="P428">care — быть не безразличным, заботиться;</text:p>
        </text:list-item>
        <text:list-item>
          <text:p text:style-name="P428">contain — содержать;</text:p>
        </text:list-item>
        <text:list-item>
          <text:p text:style-name="P428">cost — стоить, иметь стоимость;</text:p>
        </text:list-item>
        <text:list-item>
          <text:p text:style-name="P428">possess — владеть;</text:p>
        </text:list-item>
        <text:list-item>
          <text:p text:style-name="P428">seem — казаться;</text:p>
        </text:list-item>
        <text:list-item>
          <text:p text:style-name="P428">weigh — весить, иметь вес;</text:p>
        </text:list-item>
      </text:list>
      <text:p text:style-name="P4"/>
      <text:p text:style-name="P129">Глаголы смешанного типа</text:p>
      <text:p text:style-name="P150"/>
      <text:p text:style-name="P150">Они могут быть <text:span text:style-name="T67">как </text:span>нормальными, <text:span text:style-name="T67">так</text:span> и становится non-continuous, в зависимости от того, </text:p>
      <text:p text:style-name="P151"><text:span text:style-name="T206">какой смысл </text:span><text:span text:style-name="T205">передают</text:span><text:span text:style-name="T206"> </text:span><text:span text:style-name="T205">либо</text:span><text:span text:style-name="T206"> когда входят в </text:span><text:span text:style-name="T207">состав</text:span><text:span text:style-name="T206"> устойчивы</text:span><text:span text:style-name="T207">х</text:span><text:span text:style-name="T206"> выражени</text:span><text:span text:style-name="T207">й</text:span><text:span text:style-name="T206">.</text:span></text:p>
      <text:p text:style-name="P15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26103519520">
          <table:table-cell table:style-name="Table1.A1" office:value-type="string">
            <text:p text:style-name="P413">Глагол</text:p>
          </table:table-cell>
          <table:table-cell table:style-name="Table1.A1" office:value-type="string">
            <text:p text:style-name="P413">Non-continuous</text:p>
          </table:table-cell>
          <table:table-cell table:style-name="Table1.C1" office:value-type="string">
            <text:p text:style-name="P413">Нормальный</text:p>
          </table:table-cell>
        </table:table-row>
        <table:table-row table:style-name="TableLine94626103433328">
          <table:table-cell table:style-name="Table1.A2" office:value-type="string">
            <text:p text:style-name="P411">appear</text:p>
          </table:table-cell>
          <table:table-cell table:style-name="Table1.A2" office:value-type="string">
            <text:p text:style-name="P412">в значении «казаться», «являтся»</text:p>
          </table:table-cell>
          <table:table-cell table:style-name="Table1.C2" office:value-type="string">
            <text:p text:style-name="P411">в значении «появляться»</text:p>
          </table:table-cell>
        </table:table-row>
        <table:table-row table:style-name="TableLine94626103452752">
          <table:table-cell table:style-name="Table1.A2" office:value-type="string">
            <text:p text:style-name="P411">have</text:p>
          </table:table-cell>
          <table:table-cell table:style-name="Table1.A2" office:value-type="string">
            <text:p text:style-name="P412">в значении «иметь», «владеть» </text:p>
          </table:table-cell>
          <table:table-cell table:style-name="Table1.C2" office:value-type="string">
            <text:p text:style-name="P411">в устойчивых выражениях</text:p>
          </table:table-cell>
        </table:table-row>
        <table:table-row table:style-name="TableLine94626103456560">
          <table:table-cell table:style-name="Table1.A2" office:value-type="string">
            <text:p text:style-name="P411">look</text:p>
          </table:table-cell>
          <table:table-cell table:style-name="Table1.A2" office:value-type="string">
            <text:p text:style-name="P411">в связке с прилагательным</text:p>
          </table:table-cell>
          <table:table-cell table:style-name="Table1.C2" office:value-type="string">
            <text:p text:style-name="P411">в связке с предлогоми (at, for)</text:p>
          </table:table-cell>
        </table:table-row>
        <table:table-row table:style-name="TableLine94626103473040">
          <table:table-cell table:style-name="Table1.A2" office:value-type="string">
            <text:p text:style-name="P411">miss</text:p>
          </table:table-cell>
          <table:table-cell table:style-name="Table1.A2" office:value-type="string">
            <text:p text:style-name="P411">в значении «скучать»</text:p>
          </table:table-cell>
          <table:table-cell table:style-name="Table1.C2" office:value-type="string">
            <text:p text:style-name="P415"><text:span text:style-name="T66">в значении </text:span>«<text:span text:style-name="T66">пропадать</text:span>»</text:p>
          </table:table-cell>
        </table:table-row>
        <table:table-row table:style-name="TableLine94626103477152">
          <table:table-cell table:style-name="Table1.A2" office:value-type="string">
            <text:p text:style-name="P418">hear</text:p>
          </table:table-cell>
          <table:table-cell table:style-name="Table1.A2" office:value-type="string">
            <text:p text:style-name="P419">в значении «слышать»</text:p>
            <text:p text:style-name="P421">(как физич. возможность)</text:p>
          </table:table-cell>
          <table:table-cell table:style-name="Table1.C2" office:value-type="string">
            <text:p text:style-name="P418">в значении «слышу то, чего не слышат другие» </text:p>
          </table:table-cell>
        </table:table-row>
        <table:table-row table:style-name="TableLine94626103481168">
          <table:table-cell table:style-name="Table1.A2" office:value-type="string">
            <text:p text:style-name="P420">see</text:p>
          </table:table-cell>
          <table:table-cell table:style-name="Table1.A2" office:value-type="string">
            <text:p text:style-name="P420">в значении «видеть»</text:p>
            <text:p text:style-name="P420">(как физич. возможность)</text:p>
          </table:table-cell>
          <table:table-cell table:style-name="Table1.C2" office:value-type="string">
            <text:p text:style-name="P416"><text:span text:style-name="T68">в значении «вижу то, чего не видят другие»; в устойч. </text:span><text:span text:style-name="T93">в</text:span><text:span text:style-name="T68">ыражен.</text:span></text:p>
          </table:table-cell>
        </table:table-row>
        <table:table-row table:style-name="TableLine94626103579040">
          <table:table-cell table:style-name="Table1.A2" office:value-type="string">
            <text:p text:style-name="P420">smell</text:p>
          </table:table-cell>
          <table:table-cell table:style-name="Table1.A2" office:value-type="string">
            <text:p text:style-name="P420">в значении «пахнуть»</text:p>
          </table:table-cell>
          <table:table-cell table:style-name="Table1.C2" office:value-type="string">
            <text:p text:style-name="P421">в значении «нюхать» </text:p>
            <text:p text:style-name="P421">(направленное действие)</text:p>
          </table:table-cell>
        </table:table-row>
        <table:table-row table:style-name="TableLine94626103579952">
          <table:table-cell table:style-name="Table1.A2" office:value-type="string">
            <text:p text:style-name="P420">taste</text:p>
          </table:table-cell>
          <table:table-cell table:style-name="Table1.A2" office:value-type="string">
            <text:p text:style-name="P422">в значении «вкусный»</text:p>
          </table:table-cell>
          <table:table-cell table:style-name="Table1.C2" office:value-type="string">
            <text:p text:style-name="P422">в значении «дегустировать»</text:p>
          </table:table-cell>
        </table:table-row>
        <table:table-row table:style-name="TableLine94626103580832">
          <table:table-cell table:style-name="Table1.A2" office:value-type="string">
            <text:p text:style-name="P422">thinks</text:p>
          </table:table-cell>
          <table:table-cell table:style-name="Table1.A2" office:value-type="string">
            <text:p text:style-name="P422">в значении «иметь мнение»</text:p>
          </table:table-cell>
          <table:table-cell table:style-name="Table1.C2" office:value-type="string">
            <text:p text:style-name="P422">в значении «мыслить»</text:p>
          </table:table-cell>
        </table:table-row>
        <table:table-row table:style-name="TableLine94626103581792">
          <table:table-cell table:style-name="Table1.A2" office:value-type="string">
            <text:p text:style-name="P422">weight</text:p>
          </table:table-cell>
          <table:table-cell table:style-name="Table1.A2" office:value-type="string">
            <text:p text:style-name="P422">в значении «весить»</text:p>
          </table:table-cell>
          <table:table-cell table:style-name="Table1.C2" office:value-type="string">
            <text:p text:style-name="P422">в значении «взвешиваться» (направленное действие)</text:p>
          </table:table-cell>
        </table:table-row>
        <table:table-row table:style-name="TableLine94626103582752">
          <table:table-cell table:style-name="Table1.A2" office:value-type="string">
            <text:p text:style-name="P422">be</text:p>
          </table:table-cell>
          <table:table-cell table:style-name="Table1.A2" office:value-type="string">
            <text:p text:style-name="P422">в значении «быть», «являться»</text:p>
          </table:table-cell>
          <table:table-cell table:style-name="Table1.C2" office:value-type="string">
            <text:p text:style-name="P422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51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69">е</text:span> <text:span text:style-name="T6">тошнит</text:span><text:span text:style-name="T72"> </text:span><text:span text:style-name="T73">(тошнотное состояние)</text:span><text:span text:style-name="T71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152"/>
      <text:p text:style-name="P155"><text:span text:style-name="T70">Simple в основном связан с состоянием, </text:span><text:span text:style-name="T86">фактом, регулярным действием</text:span><text:span text:style-name="T70">.</text:span></text:p>
      <text:p text:style-name="P153">Continuous подчеркивает незавершенность, динамику, изменения.</text:p>
      <text:p text:style-name="P153"/>
      <text:p text:style-name="P130">Present Perfect</text:p>
      <text:p text:style-name="P156"/>
      <text:p text:style-name="P158">С пом<text:span text:style-name="T336">ощью</text:span> него говорят не о прошлом как таковом, а о результате <text:span text:style-name="T336">из прошлого</text:span>, </text:p>
      <text:p text:style-name="P158">который важен сейчас. <text:span text:style-name="T87">Выполненное дейст</text:span><text:span text:style-name="T278">в</text:span><text:span text:style-name="T87">ие показывает именно 3я форма глагола.</text:span></text:p>
      <text:p text:style-name="P159"/>
      <text:p text:style-name="P157"><text:span text:style-name="T89">Например, вопрос </text:span>«Have you been to Egypt?» нужно понимать <text:span text:style-name="T87">как</text:span> </text:p>
      <text:p text:style-name="P157">«У тебя есть <text:span text:style-name="T88">опыт </text:span>пребывания в Египте?».</text:p>
      <text:p text:style-name="P157"/>
      <text:p text:style-name="P160">Популярные шаблоны с Present Perfect</text:p>
      <text:p text:style-name="P160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160"/>
      <text:p text:style-name="P394"><text:span text:style-name="T327">М</text:span><text:span text:style-name="T204">аячки времени:</text:span></text:p>
      <text:list xml:id="list3730055415" text:style-name="L8">
        <text:list-item>
          <text:p text:style-name="P433">so far — на дайнный момент / до настоящего времени;</text:p>
        </text:list-item>
      </text:list>
      <text:p text:style-name="P145"><text:soft-page-break/>Present Perfect Continuus</text:p>
      <text:p text:style-name="P154"/>
      <text:p text:style-name="P215"><text:span text:style-name="T106">Показывает, как долго длилось действие до указанного момента в </text:span><text:span text:style-name="T108">настоящем</text:span><text:span text:style-name="T106">. </text:span></text:p>
      <text:p text:style-name="P215"/>
      <text:p text:style-name="P67">This is the day we’ve been waiting for — Настал день, которого мы так ждали. </text:p>
      <text:p text:style-name="P31"><text:span text:style-name="T108">(е</text:span><text:span text:style-name="T109">сть долгий процесс </text:span><text:span text:style-name="T70">—</text:span><text:span text:style-name="T109"> ожидание; </text:span><text:span text:style-name="T280">п</text:span><text:span text:style-name="T109">одразумевается, что мы когда-то начали ждать, </text:span></text:p>
      <text:p text:style-name="P31"><text:span text:style-name="T109">и ожидание продолжалось до сих пор; </text:span><text:span text:style-name="T280">н</text:span><text:span text:style-name="T109">апрямую о длительности не говорится, </text:span></text:p>
      <text:p text:style-name="P32"><text:span text:style-name="T109">но есть ощущение непрерывного процесса</text:span><text:span text:style-name="T108">)</text:span><text:span text:style-name="T109">.</text:span></text:p>
      <text:p text:style-name="P161"/>
      <text:p text:style-name="P26">You look tired. Yes, I know. I’ve been exercising — <text:span text:style-name="T279">Ты выглядешь уставшим. Да, я знаю. </text:span></text:p>
      <text:p text:style-name="P26"><text:span text:style-name="T279">Я занимался спортом. </text:span><text:span text:style-name="T108">(п</text:span><text:span text:style-name="T90">роцесс закончился буквально только что; </text:span></text:p>
      <text:p text:style-name="P26"><text:span text:style-name="T108">е</text:span><text:span text:style-name="T90">сть очевидные результаты прямо сейчас</text:span><text:span text:style-name="T108">)</text:span></text:p>
      <text:p text:style-name="P124"/>
      <text:p text:style-name="P33"><text:span text:style-name="T90">We’ve been busy the whole week — Мы были заняты всю неделю. </text:span><text:span text:style-name="T107">(хотя</text:span><text:span text:style-name="T90"> перевод </text:span><text:span text:style-name="T107">и </text:span><text:span text:style-name="T90">в прошлом, </text:span><text:span text:style-name="T107">но </text:span><text:span text:style-name="T90">подразумевается что неделя еще не закончилась; have не используется с -ing</text:span><text:span text:style-name="T107">)</text:span></text:p>
      <text:p text:style-name="P123"/>
      <text:p text:style-name="P162">Глаголы, c которыми можно использовать как Present Perfect, так и Present Perfect Continuous; разницы не будет: live, work, teach, study.</text:p>
      <text:p text:style-name="P162"/>
      <text:p text:style-name="P27">How long have you worked for your boss? <text:span text:style-name="T90">—</text:span> Как долго ты работаешь на своего босса?</text:p>
      <text:p text:style-name="P28">How long have you been working for your boss? <text:span text:style-name="T90">—</text:span> Как долго ты работаешь на своего босса?</text:p>
      <text:p text:style-name="P163"/>
      <text:p text:style-name="P163">Present Continuous сообщает, что кто-то находится в процессе, <text:span text:style-name="T278">а </text:span>Present Perfect Continuous — что кто-то занят процессом <text:span text:style-name="T278">уже </text:span>какое-то время.</text:p>
      <text:p text:style-name="P162"/>
      <text:p text:style-name="P131">Отличия Past Simple от Present Perfect</text:p>
      <text:p text:style-name="P164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164"/>
      <text:p text:style-name="P165">Первый пример имеет явный указатель прошлого — yesterday. Второй пример </text:p>
      <text:p text:style-name="P165">не имеет указателя на прошлое, но имеет указатель результата — yet.</text:p>
      <text:p text:style-name="P164"/>
      <text:p text:style-name="P166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166"/>
      <text:p text:style-name="P75">I’ve loved Laura since I saw her for the first time — </text:p>
      <text:p text:style-name="P75">Я люблю Лору с тех пор, как увидел ее впервые.</text:p>
      <text:p text:style-name="P162"/>
      <text:p text:style-name="P132">Особые случаи использования Past Continuous</text:p>
      <text:p text:style-name="P167"/>
      <text:p text:style-name="P167">Он также может использоваться с глаголами, которые показывают измения или рост.</text:p>
      <text:p text:style-name="P167"/>
      <text:p text:style-name="P76">Her English was improving, because she studied a lot — </text:p>
      <text:p text:style-name="P76">Ее английский становился лучше, потому что она много училась.</text:p>
      <text:p text:style-name="P167"/>
      <text:p text:style-name="P167"><text:soft-page-break/>Еще он может употребляться в ситуациях, когда необходимо подчеркнуть цикличность </text:p>
      <text:p text:style-name="P167">в прошлом (люди делали что-то снова и снова).</text:p>
      <text:p text:style-name="P167"/>
      <text:p text:style-name="P77">Though they loved each other, they <text:span text:style-name="T5">were</text:span> always <text:span text:style-name="T5">quarrelling</text:span> — Хотя они любили друг друга, </text:p>
      <text:p text:style-name="P77">они постоянно <text:span text:style-name="T5">ссорились</text:span>.</text:p>
      <text:p text:style-name="P167"/>
      <text:p text:style-name="P169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21"/>
      <text:p text:style-name="P81">She was shouting with anger as she left the house — Она кричала в ярости, </text:p>
      <text:p text:style-name="P34"><text:span text:style-name="T91">когда </text:span>вышла из дома.</text:p>
      <text:p text:style-name="P121"/>
      <text:p text:style-name="P121"><text:span text:style-name="T92">Е</text:span><text:span text:style-name="T91">сли </text:span><text:span text:style-name="T104">2</text:span><text:span text:style-name="T91"> дейстия происходили парралельно, то они оба могут быть в Past Continuous.</text:span></text:p>
      <text:p text:style-name="P122"><text:span text:style-name="T91">Но если </text:span><text:span text:style-name="T92">их </text:span><text:span text:style-name="T91">поставить в Past Simple, то получится цепочка действий.</text:span></text:p>
      <text:p text:style-name="P168"/>
      <text:p text:style-name="P30"><text:span text:style-name="T91">I was studying while Dora was making dinner — Я занимал</text:span><text:span text:style-name="T92">ся</text:span><text:span text:style-name="T91">, пока Дора готовила ужин.</text:span></text:p>
      <text:p text:style-name="P30"><text:span text:style-name="T91">I studied, made dinner and watched TV — Я позанимал</text:span><text:span text:style-name="T92">ся</text:span><text:span text:style-name="T91">, приготовил ужин и посмотре</text:span><text:span text:style-name="T92">л</text:span><text:span text:style-name="T91"> ТВ.</text:span></text:p>
      <text:p text:style-name="P121"/>
      <text:p text:style-name="P134">Past Perfect</text:p>
      <text:p text:style-name="P212"/>
      <text:p text:style-name="P214"><text:span text:style-name="T94">Указывает на действие, которое </text:span><text:span text:style-name="T95">случилось</text:span><text:span text:style-name="T94"> </text:span><text:span text:style-name="T103">ранее</text:span><text:span text:style-name="T94">, чем другое указанное действие. </text:span></text:p>
      <text:p text:style-name="P214"><text:span text:style-name="T94">Т. е. обозначает предпрошедш</text:span><text:span text:style-name="T105">ее время</text:span><text:span text:style-name="T94">. </text:span><text:span text:style-name="T102">Грамматическ</text:span><text:span text:style-name="T106">ая форма: had + глагол в 3й форме.</text:span></text:p>
      <text:p text:style-name="P213"/>
      <text:p text:style-name="P35">I had seen this fi<text:span text:style-name="T95">l</text:span>m before you did — Я посмотрел это фильм раньше, чем это сделал ты.</text:p>
      <text:p text:style-name="P55">(сначала случилось «I had seen», а затем «you did»)</text:p>
      <text:p text:style-name="P213"/>
      <text:p text:style-name="P35">He did<text:span text:style-name="T104">n`t</text:span> have cash because he had lost his wallet — У него не было наличных, потому что он потерял кошелек. <text:span text:style-name="T95">(денег </text:span><text:span text:style-name="T97">не было [тогда]</text:span><text:span text:style-name="T95">, потому что он их потерял [еще перед этим])</text:span></text:p>
      <text:p text:style-name="P213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213"/>
      <text:p text:style-name="P213">Past Perfect <text:span text:style-name="T103">(часто </text:span><text:span text:style-name="T104">или всегда</text:span><text:span text:style-name="T103">?) </text:span>используется в косвенной речи вместо <text:span text:style-name="T103">P</text:span>ast <text:span text:style-name="T103">S</text:span>imple.</text:p>
      <text:p text:style-name="P213"/>
      <text:p text:style-name="P35"><text:span text:style-name="T104">I</text:span> lived in London in 1999 — <text:span text:style-name="T104">Я жил в Лондоне в 1999 году (прямая речь).</text:span></text:p>
      <text:p text:style-name="P35"><text:span text:style-name="T104">H</text:span>e said that he had lived in London in 1999. — Он сказал, что он жил в Лондоне в 1999.</text:p>
      <text:p text:style-name="P213"/>
      <text:p text:style-name="P35">I’ve been to Cuba — <text:span text:style-name="T104">Я был на Кубе (прямая речь)</text:span></text:p>
      <text:p text:style-name="P35">Mike said that he had been to Cuba. — Майк сказал, что он бывал на Кубе.</text:p>
      <text:p text:style-name="P213"/>
      <text:p text:style-name="P213">Past Perfect появляется в условных предложениях 3<text:span text:style-name="T104">го</text:span> типа.</text:p>
      <text:p text:style-name="P213"/>
      <text:p text:style-name="P44">You would have passed your exam if you had worked harder — </text:p>
      <text:p text:style-name="P44">Ты бы сдал экзамен, если бы больше работал.</text:p>
      <text:p text:style-name="P213"/>
      <text:p text:style-name="P277">Также он, используется вместо Past Perfect Continuous с Non-Continuous глаголами.</text:p>
      <text:p text:style-name="P143"/>
      <text:p text:style-name="P144"/>
      <text:p text:style-name="P144"/>
      <text:p text:style-name="P144"><text:soft-page-break/>Past Perfect Continuous</text:p>
      <text:p text:style-name="P278"/>
      <text:p text:style-name="P279">Показывает, как долго длилось действие до указанного момента в прошлом. </text:p>
      <text:p text:style-name="P379">Грамматическая форма: had + been + глагол с -ing.</text:p>
      <text:p text:style-name="P278"/>
      <text:p text:style-name="P56">My mother had been cooking dinner for two hours when I got home — Моя мама готовила ужин уже 2 часа к тому времени, как я пришла домой (Past Perfect Continuous).</text:p>
      <text:p text:style-name="P278"/>
      <text:p text:style-name="P56">She has been cooking for 2 hours, but the food is not ready yet — Она готовит уже 2 часа, </text:p>
      <text:p text:style-name="P56">но еда все еще не готова (Present Perfect Continuous).</text:p>
      <text:p text:style-name="P278"/>
      <text:p text:style-name="P278">Также используется, когда процесс оставил результат в прошлом, <text:span text:style-name="T107">либо когда действия происходили на регулярной основе до какого-то момента в прошлом.</text:span></text:p>
      <text:p text:style-name="P278"/>
      <text:p text:style-name="P57">Lara looked tired because she had been working out. — Лара выглядела уставшей, </text:p>
      <text:p text:style-name="P57">потому что она занималась спортом <text:span text:style-name="T107">(занятие спортом оставило результат)</text:span>.</text:p>
      <text:p text:style-name="P57"/>
      <text:p text:style-name="P58">She had been writing to him for months, but she never got an answer — </text:p>
      <text:p text:style-name="P58">Она писала ему несколько месяцев, но так и не получила ответа <text:span text:style-name="T107">(регулярно писала)</text:span>.</text:p>
      <text:p text:style-name="P278"/>
      <text:p text:style-name="P135">Present в значении будущего</text:p>
      <text:p text:style-name="P280"/>
      <text:p text:style-name="P281">Обычно говорит о планах на будущее, либо о том, что должно произойти по рассписанию.</text:p>
      <text:p text:style-name="P219"><text:span text:style-name="T110">Present Continuous говорит о личных планах, </text:span><text:span text:style-name="T115">а </text:span><text:span text:style-name="T110">Present Simple — о рассписании, </text:span></text:p>
      <text:p text:style-name="P219"><text:span text:style-name="T111">которое не зависит от человека</text:span><text:span text:style-name="T110">.</text:span></text:p>
      <text:p text:style-name="P216"/>
      <text:p text:style-name="P36">I’m leaving town tomorrow. I’m going on a business trip. — Завтра я уезжаю из города. </text:p>
      <text:p text:style-name="P36">Я еду в командировку <text:span text:style-name="T110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111">(рассписание)</text:span>.</text:p>
      <text:p text:style-name="P217"/>
      <text:p text:style-name="P218"><text:span text:style-name="T110">Чтобы правильно определить, что предложени</text:span><text:span text:style-name="T115">е</text:span><text:span text:style-name="T110"> действительно стоит </text:span><text:span text:style-name="T115">в </text:span><text:span text:style-name="T110">будуще</text:span><text:span text:style-name="T115">м</text:span><text:span text:style-name="T110">, </text:span></text:p>
      <text:p text:style-name="P218"><text:span text:style-name="T110">а не </text:span><text:span text:style-name="T115">в </text:span><text:span text:style-name="T110">настояще</text:span><text:span text:style-name="T115">м</text:span><text:span text:style-name="T110">, нужно обратить внимание на слова-маячки, </text:span><text:span text:style-name="T112">такие как</text:span><text:span text:style-name="T110">: </text:span></text:p>
      <text:p text:style-name="P218"/>
      <text:list xml:id="list560267669" text:style-name="L9">
        <text:list-item>
          <text:p text:style-name="P436"><text:span text:style-name="T110">tomorrow, </text:span><text:span text:style-name="T112">in the future, in 2050</text:span><text:span text:style-name="T110"> </text:span><text:span text:style-name="T112">(слова, которые указывают на дату в будущем);</text:span></text:p>
        </text:list-item>
        <text:list-item>
          <text:p text:style-name="P437"><text:span text:style-name="T113">would like, want, plan, expect</text:span><text:span text:style-name="T112"> </text:span><text:span text:style-name="T113">(</text:span><text:span text:style-name="T114">слова</text:span><text:span text:style-name="T112">, которые намекают на будущее</text:span><text:span text:style-name="T113">);</text:span></text:p>
        </text:list-item>
        <text:list-item>
          <text:p text:style-name="P436"><text:span text:style-name="T111">next </text:span><text:span text:style-name="T112">time</text:span><text:span text:style-name="T111">, </text:span><text:span text:style-name="T112">next Monday</text:span><text:span text:style-name="T111"> </text:span><text:span text:style-name="T112">(связки со словом next в значении «в следующий»);</text:span></text:p>
        </text:list-item>
        <text:list-item>
          <text:p text:style-name="P449">in 2 days, in a year (связки с предлогом in в значении «через»);</text:p>
        </text:list-item>
        <text:list-item>
          <text:p text:style-name="P449">by Friday (связки с предлогом by в значении «к указанному периоду»);</text:p>
        </text:list-item>
      </text:list>
      <text:p text:style-name="P218"/>
      <text:p text:style-name="P283">Present Perfect может встречаться в условных предложениях 1го типа. Он подчеркивает, </text:p>
      <text:p text:style-name="P283">что действие будет <text:span text:style-name="T115">выполнено/</text:span>закончено, но его часто упрощают до Present Simple.</text:p>
      <text:p text:style-name="P282"/>
      <text:p text:style-name="P59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282"/>
      <text:p text:style-name="P136">Оборот be going to</text:p>
      <text:p text:style-name="P285"/>
      <text:p text:style-name="P220"><text:span text:style-name="T116">Переводится как «собираюсь сделать» или «собирался сделать» (</text:span><text:span text:style-name="T193">о будущ</text:span><text:span text:style-name="T194">е</text:span><text:span text:style-name="T193">м из прошлого</text:span><text:span text:style-name="T116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282"/>
      <text:p text:style-name="P221"><text:span text:style-name="T192">Им</text:span><text:span text:style-name="T117"> часто </text:span><text:span text:style-name="T192">заменяют все</text:span><text:span text:style-name="T190"> форм</text:span><text:span text:style-name="T192">ы</text:span><text:span text:style-name="T117"> Future </text:span><text:span text:style-name="T192">в разговорной речи</text:span><text:span text:style-name="T117">, и проговаривается </text:span><text:span text:style-name="T192">он </text:span><text:span text:style-name="T117">как gonna.</text:span></text:p>
      <text:p text:style-name="P60">I`m going to leave now / I`m gonna leave now — Я ухожу (собируюсь уйти).</text:p>
      <text:p text:style-name="P282"/>
      <text:p text:style-name="P287"><text:span text:style-name="T119">Также этот о</text:span><text:span text:style-name="T117">борот</text:span><text:span text:style-name="T118"> можно перепутать с Present Continuous в значении будущего. </text:span></text:p>
      <text:p text:style-name="P289">Здесь главное отличие в том, что после be going to идет еще один глагол.</text:p>
      <text:p text:style-name="P289"/>
      <text:p text:style-name="P61"><text:span text:style-name="T120">I’m going to </text:span><text:span text:style-name="T121">attend the party tomorrow — Завтра я собираюсь посестить праздник (be going).</text:span></text:p>
      <text:p text:style-name="P293">I’m going to the party tomorrow — Завтра я иду на праздник (Present Continuous).</text:p>
      <text:p text:style-name="P290"/>
      <text:p text:style-name="P225"><text:span text:style-name="T7">Future </text:span><text:span text:style-name="T8">Continuous</text:span></text:p>
      <text:p text:style-name="P361"/>
      <text:p text:style-name="P363">Указывает на процесс, в определенный момент будуще<text:span text:style-name="T191">го</text:span>. </text:p>
      <text:p text:style-name="P363">Грамматическая форма: will + be + глагол с -ing.</text:p>
      <text:p text:style-name="P364"/>
      <text:p text:style-name="P105">I will be going to Moscow tomorrow morning — Я буду ехать в Москву завтра утром.</text:p>
      <text:p text:style-name="P105"/>
      <text:p text:style-name="P105"><text:span text:style-name="T189">W</text:span>ill you be waiting for Kate when her plane arrives? / Are you going to be waiting for Kate when her plane arrives? — <text:span text:style-name="T189">Ты будешь ждать Кейт, когда прилетит ее самолет.</text:span></text:p>
      <text:p text:style-name="P138"/>
      <text:p text:style-name="P139">Furure Perfect</text:p>
      <text:p text:style-name="P139"/>
      <text:p text:style-name="P365">Указывает на результат действия к какому-то моменту в будущем.</text:p>
      <text:p text:style-name="P365">Грамматическая форма: will + have + 3я форма глагола.</text:p>
      <text:p text:style-name="P138"/>
      <text:p text:style-name="P106">I hope you will have agreed — <text:span text:style-name="T201">Н</text:span>адеюсь, <text:span text:style-name="T201">ты</text:span> согласишься.</text:p>
      <text:p text:style-name="P119"/>
      <text:p text:style-name="P107">By Sunday she will have finished reading / By Sunday, she is going to have finished reading — </text:p>
      <text:p text:style-name="P109">К воскресенью она закончит читать.</text:p>
      <text:p text:style-name="P138"/>
      <text:p text:style-name="P140">Future Perfect Continuous</text:p>
      <text:p text:style-name="P366"/>
      <text:p text:style-name="P222"><text:span text:style-name="T75">В речи не используется</text:span><text:span text:style-name="T74">. Указывает на длительность — сколько будет происходить действие </text:span></text:p>
      <text:p text:style-name="P367">к моменту в будущем. Грамматическая форма: will + have + been + глагол с -ing.</text:p>
      <text:p text:style-name="P137"/>
      <text:p text:style-name="P108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7"/>
      <text:p text:style-name="P141">Сравнение форм Future</text:p>
      <text:p text:style-name="P141"/>
      <text:p text:style-name="P39"><text:span text:style-name="T78">I will </text:span><text:span text:style-name="T77">work</text:span><text:span text:style-name="T78"> / I`m going to </text:span><text:span text:style-name="T77">work</text:span><text:span text:style-name="T78"> — Я буду </text:span><text:span text:style-name="T77">работать</text:span><text:span text:style-name="T78">.</text:span></text:p>
      <text:p text:style-name="P39"><text:span text:style-name="T78">(</text:span><text:span text:style-name="T76">вероятное дейсвтие в будущем</text:span><text:span text:style-name="T78">)</text:span></text:p>
      <text:p text:style-name="P110"/>
      <text:p text:style-name="P39">I will be <text:span text:style-name="T77">working</text:span> at 6 o`clock / I`m going to be working at 6 o`clock — Я буду работать в 6 <text:span text:style-name="T200">часов.</text:span> (<text:span text:style-name="T199">процесс в указанный момент будущего</text:span>)</text:p>
      <text:p text:style-name="P110"/>
      <text:p text:style-name="P112">I will have worked by 6 o`clock / I`m going to have worked by 6 o`clock — Я отработаю к 6 час<text:span text:style-name="T286">ам. </text:span><text:span text:style-name="T199">(результат к указанному моменту в будущем)</text:span></text:p>
      <text:p text:style-name="P110"/>
      <text:p text:style-name="P111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111">к указанному моменту в будущем)</text:p>
      <text:p text:style-name="P137"/>
      <text:p text:style-name="P137">Future-in-the-<text:span text:style-name="T194">P</text:span>ast</text:p>
      <text:p text:style-name="P286"/>
      <text:p text:style-name="P223"><text:span text:style-name="T194">Используется, когда о будущем сообщают из прошлого, например при повествован</text:span><text:span text:style-name="T195">ии</text:span><text:span text:style-name="T194"> рассказов, </text:span><text:span text:style-name="T195">в косвенной речи</text:span><text:span text:style-name="T194"> </text:span><text:span text:style-name="T195">или когда говорят об альтернативной реальности.</text:span></text:p>
      <text:p text:style-name="P282"/>
      <text:p text:style-name="P375">Перевод остается в будущем, но меняются вспомогательные глаголы: </text:p>
      <text:p text:style-name="P375">will → would, am/is → was, are → were.</text:p>
      <text:p text:style-name="P282"/>
      <text:p text:style-name="P236"><text:span text:style-name="T27">I`m having a meeting on Friday — У меня в пятницу будет </text:span><text:span text:style-name="T34">собрание</text:span><text:span text:style-name="T27">. (Past Continuous)</text:span></text:p>
      <text:p text:style-name="P62">I was having a meeting on Friday — У меня было собрание в пятницу.</text:p>
      <text:p text:style-name="P62"/>
      <text:p text:style-name="P236"><text:span text:style-name="T27">I`m going to stay late at work — Я задержусь на работе. (</text:span><text:span text:style-name="T28">b</text:span><text:span text:style-name="T27">e going to)</text:span></text:p>
      <text:p text:style-name="P62">I was going to stay late at work — Я решил задержаться на работе.</text:p>
      <text:p text:style-name="P59"/>
      <text:p text:style-name="P63">I won`t go out this weekend — Я никуда не пойду в эти выходные. (Future Simple)</text:p>
      <text:p text:style-name="P63">She decided that she would not go out — Она решила, что никуда не пойдет.</text:p>
      <text:p text:style-name="P59"/>
      <text:p text:style-name="P63">Will you be working at 5 pm? — Ты будешь работать в 5 часов? (Future Continuos)</text:p>
      <text:p text:style-name="P40"><text:span text:style-name="T195">I thought I would be working at 5 tomorrow — Я </text:span><text:span text:style-name="T196">думал</text:span><text:span text:style-name="T195">, что буду работать завтра в 5.</text:span></text:p>
      <text:p text:style-name="P63"/>
      <text:p text:style-name="P63">The match will have finish by 9 o`clock — Матч закончится к 9-ти часам. (Future Perfect)</text:p>
      <text:p text:style-name="P62">I was sure that the match would have finished by 9 — Я был уверен, что матч закончится в 9.</text:p>
      <text:p text:style-name="P284"/>
      <text:p text:style-name="P142">Модальные глаголы, передающие будущее</text:p>
      <text:p text:style-name="P282"/>
      <text:p text:style-name="P224"><text:span text:style-name="T197">В связке may/might/could + инфинитив, все 3 глагола передают одинаковый смысл <text:s/>«возможно сделаю». </text:span><text:span text:style-name="T198">S</text:span><text:span text:style-name="T197">hould может передавать значение «возможно случится», </text:span></text:p>
      <text:p text:style-name="P224"><text:span text:style-name="T198">а с</text:span><text:span text:style-name="T197">an </text:span><text:span text:style-name="T196">—</text:span><text:span text:style-name="T197"> </text:span><text:span text:style-name="T198">не «могу», а </text:span><text:span text:style-name="T197">«смогу» </text:span><text:span text:style-name="T198">(чем тогда отличается от will be able to? - </text:span><text:span text:style-name="T313">ничем!</text:span><text:span text:style-name="T198">)</text:span><text:span text:style-name="T197">.</text:span></text:p>
      <text:p text:style-name="P376"/>
      <text:p text:style-name="P64">I might be busy tonight — Я, возможно, буду занят сегодня вечером.</text:p>
      <text:p text:style-name="P64">We should be home by 9 o’clock — Мы, вероятнее всего, будем дома к 9-ти часам.</text:p>
      <text:p text:style-name="P59">I can come and help you if you need me — Я смогу прийти и помочь тебе, если я тебе нужен.</text:p>
      <text:p text:style-name="P282"/>
      <text:p text:style-name="P282"/>
      <text:p text:style-name="P127">Пассивный залог</text:p>
      <text:p text:style-name="P226"/>
      <text:p text:style-name="P227"><text:span text:style-name="T208">Это ситуация, когда </text:span><text:span text:style-name="T210">объект</text:span><text:span text:style-name="T208"> испытывает действие на себе, но не совершает его самостоятельно. </text:span><text:span text:style-name="T210">Грамматическая форма</text:span><text:span text:style-name="T208">: </text:span><text:span text:style-name="T210">объект + </text:span><text:span text:style-name="T208">be + глагол в 3й форме.</text:span></text:p>
      <text:p text:style-name="P227"/>
      <text:p text:style-name="P125"><text:span text:style-name="T287">Пассивный залог</text:span><text:span text:style-name="T209"> используется:</text:span></text:p>
      <text:list xml:id="list3957324353" text:style-name="L10">
        <text:list-item>
          <text:p text:style-name="P450">когда автора действия выносят на задний план (например его нет, или действие </text:p>
          <text:p text:style-name="P438"><text:span text:style-name="T209">важнее чем исполнитель, </text:span><text:span text:style-name="T210">или автор — это все люди</text:span><text:span text:style-name="T209">);</text:span></text:p>
        </text:list-item>
        <text:list-item>
          <text:p text:style-name="P451">в текстах научного характера (энциклопедии, справочники и т. п.):</text:p>
        </text:list-item>
      </text:list>
      <text:p text:style-name="P228"/>
      <text:p text:style-name="P41">I wanted to come in but the door was locked — Я хотел войти, но дверь была заперта. (<text:span text:style-name="T210">н</text:span>еизвестно, кто ее запер)</text:p>
      <text:p text:style-name="P227"/>
      <text:p text:style-name="P227"/>
      <text:p text:style-name="P425">It is believed that there is no life on Mars — Считается, что на Марсе нет жизни.</text:p>
      <text:p text:style-name="P41">(<text:span text:style-name="T211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211">L</text:span>ight bulb was invented in 19th century — <text:span text:style-name="T211">Л</text:span>ампочка была изобретена в 19 веке. </text:p>
      <text:p text:style-name="P42">(<text:span text:style-name="T211">текст</text:span> из энциклопедии)</text:p>
      <text:p text:style-name="P377"/>
      <table:table table:name="Table2" table:style-name="Table2">
        <table:table-column table:style-name="Table2.A"/>
        <table:table-column table:style-name="Table2.B"/>
        <table:table-row table:style-name="TableLine94626103682960">
          <table:table-cell table:style-name="Table2.A1" office:value-type="string">
            <text:p text:style-name="P414">Форма</text:p>
          </table:table-cell>
          <table:table-cell table:style-name="Table2.B1" office:value-type="string">
            <text:p text:style-name="P414">Пример</text:p>
          </table:table-cell>
        </table:table-row>
        <table:table-row table:style-name="TableLine94626103639504">
          <table:table-cell table:style-name="Table2.A2" office:value-type="string">
            <text:p text:style-name="P423">Present Simple</text:p>
          </table:table-cell>
          <table:table-cell table:style-name="Table2.B2" office:value-type="string">
            <text:p text:style-name="P417"><text:span text:style-name="T214">M</text:span><text:span text:style-name="T213">eals </text:span><text:span text:style-name="T274">are cooked</text:span><text:span text:style-name="T213"> in the cafe — В кафе готовят еду</text:span></text:p>
          </table:table-cell>
        </table:table-row>
        <table:table-row table:style-name="TableLine94626103643840">
          <table:table-cell table:style-name="Table2.A2" office:value-type="string">
            <text:p text:style-name="P423">Present Continuous</text:p>
          </table:table-cell>
          <table:table-cell table:style-name="Table2.B2" office:value-type="string">
            <text:p text:style-name="P423">Meals <text:span text:style-name="T5">are being cooked</text:span> now — Еду готовят сейчас</text:p>
          </table:table-cell>
        </table:table-row>
        <table:table-row table:style-name="TableLine94626103645120">
          <table:table-cell table:style-name="Table2.A2" office:value-type="string">
            <text:p text:style-name="P423">Present Perfect</text:p>
          </table:table-cell>
          <table:table-cell table:style-name="Table2.B2" office:value-type="string">
            <text:p text:style-name="P423">Meals <text:span text:style-name="T5">have been cooked</text:span> in time — Еду приготовили вовремя</text:p>
          </table:table-cell>
        </table:table-row>
        <table:table-row table:style-name="TableLine94626103647040">
          <table:table-cell table:style-name="Table2.A2" office:value-type="string">
            <text:p text:style-name="P423">Past Simple</text:p>
          </table:table-cell>
          <table:table-cell table:style-name="Table2.B2" office:value-type="string">
            <text:p text:style-name="P424">Meals <text:span text:style-name="T5">were cooked</text:span> for the party — Для праздника приготовили еду</text:p>
          </table:table-cell>
        </table:table-row>
        <table:table-row table:style-name="TableLine94626103648960">
          <table:table-cell table:style-name="Table2.A2" office:value-type="string">
            <text:p text:style-name="P423">Past Continuous</text:p>
          </table:table-cell>
          <table:table-cell table:style-name="Table2.B2" office:value-type="string">
            <text:p text:style-name="P424">Meals <text:span text:style-name="T5">were being cooked</text:span> yesterday — Еду готовили вчера</text:p>
          </table:table-cell>
        </table:table-row>
        <table:table-row table:style-name="TableLine94626103650880">
          <table:table-cell table:style-name="Table2.A2" office:value-type="string">
            <text:p text:style-name="P423">Past Perfect</text:p>
          </table:table-cell>
          <table:table-cell table:style-name="Table2.B2" office:value-type="string">
            <text:p text:style-name="P424">Meals <text:span text:style-name="T5">had been cooked</text:span> before the party - Еду приготоивили до праздника</text:p>
          </table:table-cell>
        </table:table-row>
        <table:table-row table:style-name="TableLine94626103652800">
          <table:table-cell table:style-name="Table2.A2" office:value-type="string">
            <text:p text:style-name="P423">Furure Simple</text:p>
          </table:table-cell>
          <table:table-cell table:style-name="Table2.B2" office:value-type="string">
            <text:p text:style-name="P424">Meals <text:span text:style-name="T5">will be cooked</text:span> tomorrow — Еду будут готовить завтра</text:p>
          </table:table-cell>
        </table:table-row>
        <table:table-row table:style-name="TableLine94626103655136">
          <table:table-cell table:style-name="Table2.A2" office:value-type="string">
            <text:p text:style-name="P423">Furure Perfect</text:p>
          </table:table-cell>
          <table:table-cell table:style-name="Table2.B2" office:value-type="string">
            <text:p text:style-name="P424">Meals <text:span text:style-name="T5">will have been cooked</text:span> in time — Еду приготовят вовремя</text:p>
          </table:table-cell>
        </table:table-row>
      </table:table>
      <text:p text:style-name="P378"/>
      <text:p text:style-name="P380">Вместо will могут использоваться модальные глаголы.</text:p>
      <text:p text:style-name="P229"/>
      <text:p text:style-name="P65">Meals can be cooked tomorrow — Еду могут приготовить завтра.</text:p>
      <text:p text:style-name="P65">Meals can have been cooked in time — Еду смогут приготовить вовремя.</text:p>
      <text:p text:style-name="P229"/>
      <text:p text:style-name="P234"><text:span text:style-name="T10">Особые </text:span><text:span text:style-name="T11">обороты</text:span><text:span text:style-name="T10"> пассивного залога</text:span></text:p>
      <text:p text:style-name="P362"/>
      <text:p text:style-name="P368"><text:span text:style-name="T282">1) </text:span>It is said that... — Говорят, что…</text:p>
      <text:p text:style-name="P368"/>
      <text:p text:style-name="P230"><text:span text:style-name="T79">Вместо said могут быть и другие слова: announce, belive, expect, know </text:span><text:span text:style-name="T81">и пр</text:span><text:span text:style-name="T79">.</text:span></text:p>
      <text:p text:style-name="P231"><text:span text:style-name="T80">Когда</text:span><text:span text:style-name="T79"> формальное подлежащее it </text:span><text:span text:style-name="T80">нельзя/неудобно использовать</text:span><text:span text:style-name="T79">, </text:span><text:span text:style-name="T80">то</text:span><text:span text:style-name="T79"> вместо него указывают объект по поводу которого выражают суждение, а после глагола </text:span><text:span text:style-name="T80">ставят</text:span><text:span text:style-name="T79"> инфинитив.</text:span></text:p>
      <text:p text:style-name="P368"/>
      <text:p text:style-name="P113">It<text:span text:style-name="T5"> was belived</text:span> that Mark was a reliable man — Считалось, что Марк надежный человек.</text:p>
      <text:p text:style-name="P114">Mark <text:span text:style-name="T5">was belive</text:span> to be a reliable man — Марк считался надежным человеком.</text:p>
      <text:p text:style-name="P368"/>
      <text:p text:style-name="P370"><text:span text:style-name="T282">2) </text:span>You are not supposed to… <text:span text:style-name="T281">—</text:span> Вам не разрешается/рекомендуется…</text:p>
      <text:p text:style-name="P372"/>
      <text:p text:style-name="P233"><text:span text:style-name="T83">Вместо you может </text:span><text:span text:style-name="T82">указываться</text:span><text:span text:style-name="T83"> любой человек </text:span><text:span text:style-name="T82">или группа людей</text:span><text:span text:style-name="T83">.</text:span></text:p>
      <text:p text:style-name="P115">You’re not supposed to be here. — Вам нельзя здесь находиться.</text:p>
      <text:p text:style-name="P371"/>
      <text:p text:style-name="P374">3) I was surprised by... — Я был удивлен чем-то…</text:p>
      <text:p text:style-name="P373"/>
      <text:p text:style-name="P232"><text:span text:style-name="T81">После конструкции </text:span><text:span text:style-name="T82">может</text:span><text:span text:style-name="T81"> указыват</text:span><text:span text:style-name="T82">ь</text:span><text:span text:style-name="T81">ся </text:span><text:span text:style-name="T82">длинное</text:span><text:span text:style-name="T81"> придаточное предложение.</text:span></text:p>
      <text:p text:style-name="P116">I was surprised by what happened. — Я был удивлен тем, что произошло.</text:p>
      <text:p text:style-name="P369"/>
      <text:p text:style-name="P232"><text:span text:style-name="T81">4) I (don`t) like being... — Я (не) люблю, когда на меня </text:span><text:span text:style-name="T82">кто-то воздействует...</text:span></text:p>
      <text:p text:style-name="P373"/>
      <text:p text:style-name="P66">I like being treated fairly. — Я люблю, когда со мной справедливо обращаются.</text:p>
      <text:p text:style-name="P66">He doesn’t like being ignored. — Он не любит, когда его игнорируют.</text:p>
      <text:p text:style-name="P381"><text:soft-page-break/>5) Have somothing done... — Что-то сделано…</text:p>
      <text:p text:style-name="P381"/>
      <text:p text:style-name="P235"><text:span text:style-name="T283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284">й</text:span><text:span text:style-name="T283"> форме.</text:span></text:p>
      <text:p text:style-name="P235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285">They</text:span> are going to have a pizza delivered — <text:span text:style-name="T285">Им</text:span> доставят пиццу.</text:p>
      <text:p text:style-name="P235"/>
      <text:p text:style-name="P382">Данная связка может быть также с модольным глаголом can. </text:p>
      <text:p text:style-name="P382">После can, have будет в форме инфинитива.</text:p>
      <text:p text:style-name="P382"/>
      <text:p text:style-name="P74">A hairdresser’s is a place where you can have your hair cut — </text:p>
      <text:p text:style-name="P74">Парикмахерская это место, где можно постричь волосы.</text:p>
      <text:p text:style-name="P175"/>
      <text:p text:style-name="P175"/>
      <text:p text:style-name="P128">Модальные глаголы</text:p>
      <text:p text:style-name="P385"/>
      <text:p text:style-name="P237"><text:span text:style-name="T289">Это те же вспомогательные глаголы, но помимо времени, они также несут в себе смысловые оттенки. Переводятся, </text:span><text:span text:style-name="T310">в основном</text:span><text:span text:style-name="T289">, как смысловые глаголы, но иногда могут переводиться наречием или частицей. Не меняют своей формы. После них всег</text:span><text:span text:style-name="T292">да</text:span><text:span text:style-name="T289"> идет инфинитив.</text:span></text:p>
      <text:p text:style-name="P237"/>
      <text:p text:style-name="P146"><text:span text:style-name="T304">2 типа з</text:span>начени<text:span text:style-name="T304">й</text:span> <text:span text:style-name="T309">у </text:span>модальных глаголов</text:p>
      <text:p text:style-name="P238"/>
      <text:p text:style-name="P239"><text:span text:style-name="T298">Некоторые м</text:span><text:span text:style-name="T294">одальны</text:span><text:span text:style-name="T307">е</text:span><text:span text:style-name="T294"> глагол</text:span><text:span text:style-name="T307">ы</text:span><text:span text:style-name="T305"> могут</text:span><text:span text:style-name="T294"> име</text:span><text:span text:style-name="T305">ть </text:span><text:span text:style-name="T307">как </text:span><text:span text:style-name="T295">основное, </text:span><text:span text:style-name="T307">так</text:span><text:span text:style-name="T294"> и вероятно</text:span><text:span text:style-name="T297">стно</text:span><text:span text:style-name="T294">е </text:span><text:span text:style-name="T305">значение</text:span><text:span text:style-name="T294">. </text:span></text:p>
      <text:p text:style-name="P242"><text:span text:style-name="T295">Основное</text:span><text:span text:style-name="T294"> значение описывает </text:span><text:span text:style-name="T298">ситуацию/</text:span><text:span text:style-name="T303">факт</text:span><text:span text:style-name="T294">, а вероятно</text:span><text:span text:style-name="T297">стно</text:span><text:span text:style-name="T294">е — передает предположени</text:span><text:span text:style-name="T296">е</text:span><text:span text:style-name="T294">.</text:span></text:p>
      <text:p text:style-name="P242"><text:span text:style-name="T219">Вероятностное значение называтся </text:span><text:span text:style-name="T220">также </text:span><text:span text:style-name="T219">сослогательным наклонением.</text:span><text:span text:style-name="T294"> <text:s/></text:span></text:p>
      <text:p text:style-name="P387"/>
      <text:p text:style-name="P387">Основные значения:</text:p>
      <text:list xml:id="list3974065912" text:style-name="L11">
        <text:list-item>
          <text:p text:style-name="P452">can — <text:span text:style-name="T299">могу, </text:span><text:span text:style-name="T300">смогу, </text:span><text:span text:style-name="T299">умею</text:span>;</text:p>
        </text:list-item>
        <text:list-item>
          <text:p text:style-name="P453">could — <text:span text:style-name="T299">мог, умел</text:span>;</text:p>
        </text:list-item>
        <text:list-item>
          <text:p text:style-name="P439"><text:span text:style-name="T298">must — </text:span><text:span text:style-name="T299">должен</text:span><text:span text:style-name="T298">;</text:span></text:p>
        </text:list-item>
      </text:list>
      <text:p text:style-name="P71"/>
      <text:p text:style-name="P71">She could dance when she was young — Она умела танцевать, когда была молодой.</text:p>
      <text:p text:style-name="P71">We must work a lot – Мы должны много работать.</text:p>
      <text:p text:style-name="P387"/>
      <text:p text:style-name="P387">Вероятностные значения:</text:p>
      <text:list xml:id="list2605836854" text:style-name="L12">
        <text:list-item>
          <text:p text:style-name="P454">could — <text:span text:style-name="T299">мог бы, </text:span><text:span text:style-name="T301">возможно </text:span><text:span text:style-name="T306">(50%)</text:span>;</text:p>
        </text:list-item>
        <text:list-item>
          <text:p text:style-name="P440"><text:span text:style-name="T298">might — </text:span><text:span text:style-name="T315">может</text:span><text:span text:style-name="T316">, </text:span><text:span text:style-name="T318">мог бы,</text:span><text:span text:style-name="T299"> </text:span><text:span text:style-name="T301">возможно</text:span><text:span text:style-name="T299"> </text:span><text:span text:style-name="T306">(50%)</text:span><text:span text:style-name="T298">;</text:span></text:p>
        </text:list-item>
        <text:list-item>
          <text:p text:style-name="P455">must — <text:span text:style-name="T299">должно быть, наверное </text:span><text:span text:style-name="T306">(100%)</text:span>;</text:p>
        </text:list-item>
        <text:list-item>
          <text:p text:style-name="P454">should — <text:span text:style-name="T299">следовало бы</text:span>;</text:p>
        </text:list-item>
        <text:list-item>
          <text:p text:style-name="P454">would — <text:span text:style-name="T299">бы (в </text:span><text:span text:style-name="T322">нереальной ситуации</text:span><text:span text:style-name="T299">)</text:span>;</text:p>
        </text:list-item>
      </text:list>
      <text:p text:style-name="P386"/>
      <text:p text:style-name="P45">We could use the situation <text:span text:style-name="T312">now</text:span> — Мы могли бы использовать эту ситуацию <text:span text:style-name="T312">сейчас</text:span><text:span text:style-name="T297">.</text:span></text:p>
      <text:p text:style-name="P73">It could have been me who forgot to lock the door — <text:span text:style-name="T301">В</text:span>озможно <text:span text:style-name="T301">э</text:span>то я забыл закрыть дверь. </text:p>
      <text:p text:style-name="P72">It must be hard to work as a doctor — Должно быть, трудно работать доктором.</text:p>
      <text:p text:style-name="P69">I would have called you if I had known — Я бы позвонил, если бы знал.</text:p>
      <text:p text:style-name="P69"/>
      <text:p text:style-name="P183">Модальный глагол, в вероятностном значении, можно употреблять не только в настоящем, </text:p>
      <text:p text:style-name="P184">но и в прошлом, даже если он там не используется. Если он употребляется в настоящем, </text:p>
      <text:p text:style-name="P184">то после него будет голый инфинитив, а если в прошлом — то перфектный инфинитив.</text:p>
      <text:p text:style-name="P177"/>
      <text:p text:style-name="P241"><text:soft-page-break/><text:span text:style-name="T221">Перфектный инфинитив</text:span><text:span text:style-name="T223"> состоит из 2х слов: have + глагол в 3й форме. </text:span><text:span text:style-name="T224">Но</text:span><text:span text:style-name="T215"> have </text:span><text:span text:style-name="T224">здесь не </text:span><text:span text:style-name="T215">меня</text:span><text:span text:style-name="T224">е</text:span><text:span text:style-name="T215">тся в зависимости от подлежащего. (даже для he/she/it</text:span><text:span text:style-name="T221"> </text:span><text:span text:style-name="T215">останется have)</text:span></text:p>
      <text:p text:style-name="P176"/>
      <text:p text:style-name="P178">It must <text:span text:style-name="T5">have been</text:span> love — Наверное, это была любов. </text:p>
      <text:p text:style-name="P245"><text:span text:style-name="T226">(</text:span><text:span text:style-name="T225">когда must передает вероятностное значение, то может </text:span><text:span text:style-name="T227">употребляться</text:span><text:span text:style-name="T225"> в прошлом</text:span><text:span text:style-name="T226">)</text:span></text:p>
      <text:p text:style-name="P70"/>
      <text:p text:style-name="P240"><text:span text:style-name="T217">Среди американцев широко употребляется перфектный инфинитив «have gotten</text:span><text:span text:style-name="T218">»</text:span><text:span text:style-name="T217">. Его</text:span><text:span text:style-name="T216"> используют, когда хотят выразить предположение о том, что могло бы случится с че</text:span><text:span text:style-name="T217">ловеком.</text:span></text:p>
      <text:p text:style-name="P182"/>
      <text:p text:style-name="P68">What were you doing? You could have gotten yourself killed! — </text:p>
      <text:p text:style-name="P68">Что же ты делал? Ты чуть не умер!</text:p>
      <text:p text:style-name="P181"/>
      <text:p text:style-name="P241"><text:span text:style-name="T231">Примеры использования голого инфинитива</text:span><text:span text:style-name="T221"> </text:span><text:span text:style-name="T231">(к</text:span><text:span text:style-name="T221">то-то стучит в дверь</text:span><text:span text:style-name="T231">)</text:span><text:span text:style-name="T221">:</text:span></text:p>
      <text:p text:style-name="P179"/>
      <text:p text:style-name="P78">It must be John. He promised to come — Это, наверное, Джон. Он обещал прийти.</text:p>
      <text:p text:style-name="P241"><text:span text:style-name="T32">(</text:span><text:span text:style-name="T33">почти уверены</text:span><text:span text:style-name="T32">, что так и есть)</text:span></text:p>
      <text:p text:style-name="P78"/>
      <text:p text:style-name="P80">I might/may/could be a postman — Это, возможно, почтальон.</text:p>
      <text:p text:style-name="P80">(есть вероятность, но не 100%)</text:p>
      <text:p text:style-name="P180"/>
      <text:p text:style-name="P250"><text:span text:style-name="T231">Примеры использования перфектного инфинитива</text:span><text:span text:style-name="T222"> </text:span><text:span text:style-name="T231">(к</text:span><text:span text:style-name="T222">то-то съел мой бутерброд</text:span><text:span text:style-name="T231">):</text:span></text:p>
      <text:p text:style-name="P179"/>
      <text:p text:style-name="P78">It must have been Tom. He always eats my food — Это, должно быть, был Том. </text:p>
      <text:p text:style-name="P78">Он всегда съедает мою еду. (<text:span text:style-name="T308">почти уверены, что так и есть</text:span>) </text:p>
      <text:p text:style-name="P78"/>
      <text:p text:style-name="P79">It might/may/could have been Jane. I saw her in the kitchen — Это, возможно, была Джейн. </text:p>
      <text:p text:style-name="P79">Я видела ее на кухне <text:span text:style-name="T308">(есть вероятность, но не 100%)</text:span></text:p>
      <text:p text:style-name="P292"/>
      <text:p text:style-name="P255"><text:span text:style-name="T154">4 ф</text:span><text:span text:style-name="T155">ормы инфинитива, </text:span><text:span text:style-name="T154">после модальных глаголов</text:span></text:p>
      <text:p text:style-name="P352"/>
      <text:p text:style-name="P255"><text:span text:style-name="T141">1) </text:span><text:span text:style-name="T140">Bare</text:span><text:span text:style-name="T128"> </text:span><text:span text:style-name="T140">Invinitive</text:span><text:span text:style-name="T128"> — начальная форма глагола без to.</text:span></text:p>
      <text:p text:style-name="P255"><text:span text:style-name="T141">2) </text:span><text:span text:style-name="T128">Continuous </text:span><text:span text:style-name="T140">Invinitive</text:span><text:span text:style-name="T128"> — be + </text:span><text:span text:style-name="T140">глагол с -ing.</text:span></text:p>
      <text:p text:style-name="P255"><text:span text:style-name="T141">3) </text:span><text:span text:style-name="T140">Perfect Invinitive — have + глаголв в 3й форме.</text:span></text:p>
      <text:p text:style-name="P255"><text:span text:style-name="T141">4) </text:span><text:span text:style-name="T140">Perfect Continuous Invinitive — have + been + глагол с -ing.</text:span></text:p>
      <text:p text:style-name="P325"/>
      <text:p text:style-name="P300">He might <text:span text:style-name="T5">work</text:span> at the hospital — Возможно, он работает в больнице.</text:p>
      <text:p text:style-name="P300">He might <text:span text:style-name="T5">be working</text:span> now — Возможно, он сейчас работает.</text:p>
      <text:p text:style-name="P300">He might <text:span text:style-name="T5">have worked</text:span> yesterday — Наверное, он вчера работал.</text:p>
      <text:p text:style-name="P300"/>
      <text:p text:style-name="P300">He might <text:span text:style-name="T5">have been working</text:span> for a long time before he went to sleep — </text:p>
      <text:p text:style-name="P295">Он, наверное, долго работал перед тем, как лечь спать.</text:p>
      <text:p text:style-name="P292"/>
      <text:p text:style-name="P291">Особенности модальных глаголов <text:span text:style-name="T325">и конструкций</text:span></text:p>
      <text:p text:style-name="P323"/>
      <text:p text:style-name="P243"><text:span text:style-name="T177">Глагол might в </text:span><text:span text:style-name="T178">основном</text:span><text:span text:style-name="T177"> переводится наречием, а не глаголом. </text:span></text:p>
      <text:p text:style-name="P243"><text:span text:style-name="T178">В вероятностном значении, </text:span><text:span text:style-name="T179">для ситуации в прошлом,</text:span><text:span text:style-name="T178"> дублирует глагол could.</text:span></text:p>
      <text:p text:style-name="P358"/>
      <text:p text:style-name="P244"><text:span text:style-name="T160">Sonya might go to Japan next week / Sonya </text:span><text:span text:style-name="T162">could</text:span><text:span text:style-name="T160"> go to Japan next week – </text:span></text:p>
      <text:p text:style-name="P244"><text:span text:style-name="T160">Соня, </text:span><text:span text:style-name="T162">возможно</text:span><text:span text:style-name="T160">, поедет в Японию на следующей неделе.</text:span></text:p>
      <text:p text:style-name="P326"/>
      <text:p text:style-name="P326"><text:span text:style-name="T323">Глагол shall встречается только </text:span><text:span text:style-name="T314">у</text:span><text:span text:style-name="T323"> британ</text:span><text:span text:style-name="T314">цев</text:span><text:span text:style-name="T323">. Американцы заменяют его на should.</text:span></text:p>
      <text:p text:style-name="P299">Shall I close the door? / Should I close the door? — Мне закрыть дверь?</text:p>
      <text:p text:style-name="P246"><text:soft-page-break/><text:span text:style-name="T126">Т</text:span><text:span text:style-name="T123">акже, в британском английском, can`t и needn`t могут передавать </text:span><text:span text:style-name="T125">особый</text:span><text:span text:style-name="T123"> смысл. </text:span></text:p>
      <text:p text:style-name="P246"><text:span text:style-name="T123">Can`t может означать </text:span><text:span text:style-name="T124">«</text:span><text:span text:style-name="T125">этого не может быть</text:span><text:span text:style-name="T124">», «</text:span><text:span text:style-name="T127">не верю, что это правда</text:span><text:span text:style-name="T124">»</text:span><text:span text:style-name="T123">, </text:span></text:p>
      <text:p text:style-name="P246"><text:span text:style-name="T123">а needn`t </text:span><text:span text:style-name="T161">—</text:span><text:span text:style-name="T123"> «нет необходимости», «</text:span><text:span text:style-name="T129">не следовало делать </text:span><text:span text:style-name="T130">это</text:span><text:span text:style-name="T131">го</text:span><text:span text:style-name="T123">».</text:span></text:p>
      <text:p text:style-name="P324"/>
      <text:p text:style-name="P297"><text:span text:style-name="T302">She can’t have got my emai</text:span><text:span text:style-name="T311">l — Она наверняка не получила мое письмо.</text:span></text:p>
      <text:p text:style-name="P297"/>
      <text:p text:style-name="P301">You needn’t worry, we’ll work this out — Не нужно беспокоиться, мы уладим ситуацию.</text:p>
      <text:p text:style-name="P306">(здесь need ведет себя как модальный глагол, поэтому он с частицей not)</text:p>
      <text:p text:style-name="P187"/>
      <text:p text:style-name="P209">Глагол will иногда используют, когда хотят подчеркнуть привычки человека в <text:span text:style-name="T96">настоящем</text:span>.</text:p>
      <text:p text:style-name="P117">She will never listen to me — Она никогда меня не слушает.</text:p>
      <text:p text:style-name="P188"/>
      <text:p text:style-name="P247"><text:span text:style-name="T230">S</text:span><text:span text:style-name="T228">hould </text:span><text:span text:style-name="T230">+ </text:span><text:span text:style-name="T228">голый инфинитив связан с настоящим и будущим, а </text:span><text:span text:style-name="T230">should +</text:span><text:span text:style-name="T228"> перфектный </text:span><text:span text:style-name="T230">инфинитив </text:span><text:span text:style-name="T228">— с прошлым, в значении когда «чего-то не ожидали и сожалеют об этом» </text:span></text:p>
      <text:p text:style-name="P247"><text:span text:style-name="T228">или когда критикуют </text:span><text:span text:style-name="T229">чьи-то действия.</text:span></text:p>
      <text:p text:style-name="P189"/>
      <text:p text:style-name="P82">I don’t think you should work at weekends — Не думаю, что тебе нужно работать по выходн.</text:p>
      <text:p text:style-name="P82">You should see the doctor — Тебе стоит пойти к доктору.</text:p>
      <text:p text:style-name="P46"/>
      <text:p text:style-name="P46"><text:span text:style-name="T321">I should have listened to you — Нужно было тебя послушать (</text:span><text:span text:style-name="T322">ж</text:span><text:span text:style-name="T321">аль, что я тебя не послушал).</text:span></text:p>
      <text:p text:style-name="P46"/>
      <text:p text:style-name="P47"><text:span text:style-name="T322">I knew y</text:span><text:span text:style-name="T320">ou shouldn’t have trusted him — </text:span><text:span text:style-name="T322">Я знал, что т</text:span><text:span text:style-name="T320">ебе не </text:span><text:span text:style-name="T322">следовало</text:span><text:span text:style-name="T320"> ему доверять </text:span></text:p>
      <text:p text:style-name="P47"><text:span text:style-name="T320">(</text:span><text:span text:style-name="T322">з</text:span><text:span text:style-name="T320">ря ты ему поверил).</text:span></text:p>
      <text:p text:style-name="P186"/>
      <text:p text:style-name="P248"><text:span text:style-name="T132">Глагол dare означает «осмелиться», «иметь наглость», «рискнуть». </text:span><text:span text:style-name="T133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02"/>
      <text:p text:style-name="P302">I <text:span text:style-name="T5">dare </text:span><text:span text:style-name="T12">not</text:span> ask if you forgive me — Я <text:span text:style-name="T5">не смею</text:span> спрашивать, простишь ли ты меня <text:span text:style-name="T324">(модальный)</text:span>.</text:p>
      <text:p text:style-name="P303">How dare you speak to me like that?! <text:span text:style-name="T320">—</text:span> Как ты смеешь так говорить со мной?!</text:p>
      <text:p text:style-name="P302"/>
      <text:p text:style-name="P249"><text:span text:style-name="T163">Though he is rude I </text:span><text:span text:style-name="T171">don`t </text:span><text:span text:style-name="T172">dare</text:span><text:span text:style-name="T163"> say </text:span><text:span text:style-name="T164">that </text:span><text:span text:style-name="T163">he is a </text:span><text:span text:style-name="T164">bad</text:span><text:span text:style-name="T163"> man. — Хотя он грубоват, </text:span><text:span text:style-name="T164">я </text:span><text:span text:style-name="T171">не </text:span><text:span text:style-name="T172">осмелюсь</text:span><text:span text:style-name="T163"> сказать, что он плохой человек </text:span><text:span text:style-name="T164">(обычный глагол)</text:span><text:span text:style-name="T163">.</text:span></text:p>
      <text:p text:style-name="P304"/>
      <text:p text:style-name="P288"><text:span text:style-name="T291">К</text:span><text:span text:style-name="T290">онструкция be able to </text:span><text:span text:style-name="T317">может </text:span><text:span text:style-name="T293">переда</text:span><text:span text:style-name="T317">вать</text:span><text:span text:style-name="T293"> </text:span><text:span text:style-name="T317">доп.</text:span><text:span text:style-name="T291"> </text:span><text:span text:style-name="T290">значение «имею возможность».</text:span></text:p>
      <text:p text:style-name="P294">I was able to travel last year. — В прошлом году у меня была возможность путешествовать.</text:p>
      <text:p text:style-name="P294"/>
      <text:p text:style-name="P185">Часто, в разговорной речи, вместо have to употребляется have got to. <text:span text:style-name="T319">Эта конструкця</text:span> </text:p>
      <text:p text:style-name="P185">означает тоже самое, но употребляется только в утвержденях.</text:p>
      <text:p text:style-name="P185"/>
      <text:p text:style-name="P305">I’ve got to work a lot / I have to work a lot — Мне приходится много работать.</text:p>
      <text:p text:style-name="P304"/>
      <text:p text:style-name="P351">Модальная конструкция had better</text:p>
      <text:p text:style-name="P327"/>
      <text:p text:style-name="P253"><text:span text:style-name="T134">Переводится как «бы лучше», например «я бы лучше», «он бы лучше» и т. д. О</text:span><text:span text:style-name="T137">значает рекомендацию либо употребляется в ситуациях, когда нужно немедленно принять решение. </text:span></text:p>
      <text:p text:style-name="P328"/>
      <text:p text:style-name="P252"><text:span text:style-name="T136">Слово</text:span><text:span text:style-name="T134"> had сокращается до `d. Поэтому </text:span><text:span text:style-name="T135">его </text:span><text:span text:style-name="T134">легко перепутать </text:span><text:span text:style-name="T136">c </text:span><text:span text:style-name="T134">would, т. к. и переводится </text:span></text:p>
      <text:p text:style-name="P251"><text:span text:style-name="T135">он</text:span><text:span text:style-name="T136">о</text:span><text:span text:style-name="T135"> </text:span><text:span text:style-name="T134">одинаково, частицей «бы». </text:span><text:span text:style-name="T137">После had better идет голый инфинитив.</text:span></text:p>
      <text:p text:style-name="P331"/>
      <text:p text:style-name="P390"><text:span text:style-name="T137">О</text:span><text:span text:style-name="T122">трицательная форма выглядит так: had better not. Частица not идет после better, а не had.</text:span></text:p>
      <text:p text:style-name="P332">Вопросы в основном встречаются в отрицательной форме.</text:p>
      <text:p text:style-name="P48"><text:soft-page-break/><text:span text:style-name="T180">You had better have your car washed — Ты бы лучше помыл свою машину. </text:span><text:span text:style-name="T185">(рекомендация)</text:span></text:p>
      <text:p text:style-name="P49"><text:span text:style-name="T180">We</text:span><text:span text:style-name="T182">’d better</text:span><text:span text:style-name="T180"> call the police — Нам </text:span><text:span text:style-name="T182">бы лучше</text:span><text:span text:style-name="T180"> позвонить в полицию. (немедленно)</text:span></text:p>
      <text:p text:style-name="P307"/>
      <text:p text:style-name="P308">You had better not go there — Ты бы лучше не ходил туда.</text:p>
      <text:p text:style-name="P308">Hadn’t you better go to bed? — Не лучше ли тебе пойти прилечь?</text:p>
      <text:p text:style-name="P332"/>
      <text:p text:style-name="P254"><text:span text:style-name="T137">Х</text:span><text:span text:style-name="T138">отя had и находится в прошедшей форме, сам</text:span><text:span text:style-name="T139">а</text:span><text:span text:style-name="T138"> </text:span><text:span text:style-name="T139">конструкция</text:span><text:span text:style-name="T138"> употребляется в настоящем </text:span></text:p>
      <text:p text:style-name="P333">и будущем. В прошедшем можно использовать should с перфектным инфинитивом.</text:p>
      <text:p text:style-name="P333"/>
      <text:p text:style-name="P84"><text:span text:style-name="T120">You </text:span><text:span text:style-name="T181">should have stayed</text:span><text:span text:style-name="T120"> at home —</text:span><text:span text:style-name="T181"> </text:span><text:span text:style-name="T183">Б</text:span><text:span text:style-name="T181">ыло бы </text:span><text:span text:style-name="T183">л</text:span><text:span text:style-name="T181">учше</text:span><text:span text:style-name="T120"> остаться дома.</text:span></text:p>
      <text:p text:style-name="P333"/>
      <text:p text:style-name="P333">Иногда had вообще выкидывают, и употребляют только better.</text:p>
      <text:p text:style-name="P83"><text:span text:style-name="T120">Where’s she? She </text:span><text:span text:style-name="T181">better</text:span><text:span text:style-name="T120"> be here. — Где она? </text:span><text:span text:style-name="T181">Лучше бы</text:span><text:span text:style-name="T120"> ей оказаться здесь.</text:span></text:p>
      <text:p text:style-name="P309"/>
      <text:p text:style-name="P329">В отличие от should, рекомендация с had better намекает на негативные последствия, </text:p>
      <text:p text:style-name="P329">если ее не выполнить. <text:span text:style-name="T326">А</text:span> should означает добрый совет.</text:p>
      <text:p text:style-name="P329"/>
      <text:p text:style-name="P329"/>
      <text:p text:style-name="P359">Инфинитив и герундий</text:p>
      <text:p text:style-name="P330"/>
      <text:p text:style-name="P336">Инфинитив и герундий могут переводиться:</text:p>
      <text:list xml:id="list669070956" text:style-name="L13">
        <text:list-item>
          <text:p text:style-name="P456">начальной формой глагола <text:span text:style-name="T331">(</text:span>делать<text:span text:style-name="T331">)</text:span>;</text:p>
        </text:list-item>
        <text:list-item>
          <text:p text:style-name="P456">причастием <text:span text:style-name="T331">(</text:span>делая<text:span text:style-name="T331">)</text:span>;</text:p>
        </text:list-item>
        <text:list-item>
          <text:p text:style-name="P456">придаточным предложением <text:span text:style-name="T331">(</text:span>чтобы делать<text:span text:style-name="T331">)</text:span>;</text:p>
        </text:list-item>
        <text:list-item>
          <text:p text:style-name="P456">герундий может также переводиться существительным <text:span text:style-name="T331">(</text:span>действие<text:span text:style-name="T331">);</text:span></text:p>
        </text:list-item>
      </text:list>
      <text:p text:style-name="P335"/>
      <text:p text:style-name="P50"><text:span text:style-name="T186">They</text:span><text:span text:style-name="T187"> plan </text:span><text:span text:style-name="T184">to sell</text:span><text:span text:style-name="T187"> their house — </text:span><text:span text:style-name="T186">Они</text:span><text:span text:style-name="T187"> планируют </text:span><text:span text:style-name="T184">продать</text:span><text:span text:style-name="T187"> свой дом.</text:span></text:p>
      <text:p text:style-name="P312"/>
      <text:p text:style-name="P310">He applied for a new job <text:span text:style-name="T5">to get</text:span> more salary — </text:p>
      <text:p text:style-name="P310">Он решил устроиться на новую работу, <text:span text:style-name="T5">чтобы получать</text:span> больше денег.</text:p>
      <text:p text:style-name="P310"/>
      <text:p text:style-name="P310">I saw a lot of kids <text:span text:style-name="T5">playing</text:span> in the street — Я увидел много детишек, <text:span text:style-name="T5">играющих</text:span> на улице.</text:p>
      <text:p text:style-name="P334"/>
      <text:p text:style-name="P353">Глаголы с прямым дополнением</text:p>
      <text:p text:style-name="P337"/>
      <text:p text:style-name="P339">Это глаголы, после которых следует дополнение, а после идет инфинитив <text:span text:style-name="T329">с to</text:span>. <text:span text:style-name="T330">Если инфинитив в отрицательной форме, то перед to ставят not, без вспомогательных глаголов.</text:span></text:p>
      <text:p text:style-name="P338"/>
      <text:list xml:id="list1333593731" text:style-name="L14">
        <text:list-item>
          <text:p text:style-name="P457">ask — спрашивать;</text:p>
        </text:list-item>
        <text:list-item>
          <text:p text:style-name="P457">encourage — воодушевлять;</text:p>
        </text:list-item>
        <text:list-item>
          <text:p text:style-name="P457">expect — ожидать;</text:p>
        </text:list-item>
        <text:list-item>
          <text:p text:style-name="P457">invite — приглашать;</text:p>
        </text:list-item>
        <text:list-item>
          <text:p text:style-name="P457">order — заказывать, приказывать;</text:p>
        </text:list-item>
        <text:list-item>
          <text:p text:style-name="P457">persuade — убеждать;</text:p>
        </text:list-item>
        <text:list-item>
          <text:p text:style-name="P457">remind — напоминать;</text:p>
        </text:list-item>
        <text:list-item>
          <text:p text:style-name="P457">teach — обучать;</text:p>
        </text:list-item>
        <text:list-item>
          <text:p text:style-name="P457">tell — говорить;</text:p>
        </text:list-item>
        <text:list-item>
          <text:p text:style-name="P457">warn — предупреждать;</text:p>
          <text:p text:style-name="P458"/>
        </text:list-item>
      </text:list>
      <text:p text:style-name="P311">I asked <text:span text:style-name="T328">Mike</text:span><text:span text:style-name="T5"> to call</text:span> me — Я попросил <text:span text:style-name="T328">Майка</text:span> <text:span text:style-name="T5">позвонить</text:span>.</text:p>
      <text:p text:style-name="P311">The guard warned <text:span text:style-name="T328">us</text:span> <text:span text:style-name="T5">not to cross</text:span> the line — Охранник предупредил <text:span text:style-name="T328">нас</text:span> <text:span text:style-name="T5">не пересекать</text:span> черту.</text:p>
      <text:p text:style-name="P339"/>
      <text:p text:style-name="P147"><text:soft-page-break/>Инфинитив в разных ситуациях</text:p>
      <text:p text:style-name="P256"/>
      <text:p text:style-name="P256">Если инфинитив идет после прилагательного, то <text:span text:style-name="T333">прилагательное</text:span> будет наречием (как?)</text:p>
      <text:p text:style-name="P14">He was <text:span text:style-name="T328">hard</text:span> <text:span text:style-name="T5">to deal</text:span> with — C ним было <text:span text:style-name="T328">трудно</text:span> <text:span text:style-name="T5">иметь дело</text:span>. <text:span text:style-name="T332">(предлог в конце)</text:span></text:p>
      <text:p text:style-name="P14"/>
      <text:p text:style-name="P190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90"/>
      <text:p text:style-name="P85">He’s running home <text:span text:style-name="T5">to get</text:span> his wallet — Он сейчас бежит домой, <text:span text:style-name="T5">чтобы взять</text:span> бумажник.</text:p>
      <text:p text:style-name="P85">He had nobody <text:span text:style-name="T5">to talk</text:span> to — У него не было никого, <text:span text:style-name="T5">чтобы поговорить</text:span> (talk to — <text:span text:style-name="T334">это </text:span>связка).</text:p>
      <text:p text:style-name="P190"/>
      <text:p text:style-name="P191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6">Her parents took a loan <text:span text:style-name="T5">so that</text:span> <text:span text:style-name="T328">she could go to college</text:span> — </text:p>
      <text:p text:style-name="P86">Ее родители взяли деньги в долг, <text:span text:style-name="T5">чтобы</text:span> <text:span text:style-name="T328">она могла пойти учиться в колледж</text:span>.</text:p>
      <text:p text:style-name="P14"/>
      <text:p text:style-name="P401"><text:span text:style-name="T275">Ситуации, когда использу</text:span><text:span text:style-name="T277">ю</text:span><text:span text:style-name="T275">т </text:span><text:span text:style-name="T276">герунди</text:span><text:span text:style-name="T275">й</text:span></text:p>
      <text:p text:style-name="P174"/>
      <text:p text:style-name="P400"><text:span text:style-name="T232">Герундий </text:span><text:span text:style-name="T233">похож на</text:span><text:span text:style-name="T232"> причастие в русском языке (форма глагола с признаками прилагательного, </text:span><text:span text:style-name="T233">где ощущение глагола очень сильное</text:span><text:span text:style-name="T232">). Чаще всего он ставится после предлогов.</text:span></text:p>
      <text:p text:style-name="P339"/>
      <text:p text:style-name="P257"><text:span text:style-name="T142">Популярны</text:span><text:span text:style-name="T143">е</text:span><text:span text:style-name="T142"> связки глагол + предлог:</text:span></text:p>
      <text:list xml:id="list827038489" text:style-name="L15">
        <text:list-item>
          <text:p text:style-name="P459">succeed in — преуспел в;</text:p>
        </text:list-item>
        <text:list-item>
          <text:p text:style-name="P459">insist on — настаивать на;</text:p>
        </text:list-item>
        <text:list-item>
          <text:p text:style-name="P459">think of — размышлять о;</text:p>
        </text:list-item>
        <text:list-item>
          <text:p text:style-name="P459">dream of — мечтать о;</text:p>
        </text:list-item>
        <text:list-item>
          <text:p text:style-name="P459">feel like — быть в настроении для;</text:p>
        </text:list-item>
        <text:list-item>
          <text:p text:style-name="P459">look forward to — <text:span text:style-name="T335">жать с нетерпением</text:span>;</text:p>
        </text:list-item>
      </text:list>
      <text:p text:style-name="P340"/>
      <text:p text:style-name="P14">I feel like flying, I’m so excited! — Я чувствую, как будто я летаю, я так взволнована!</text:p>
      <text:p text:style-name="P14"/>
      <text:p text:style-name="P87">I’m <text:span text:style-name="T5">looking forward to</text:span> hearing from you — <text:span text:style-name="T5">Жду с нетерпением</text:span> информации от вас.</text:p>
      <text:p text:style-name="P87">(здесь to — это предлог, а не частица; поэтому стоит герундий).</text:p>
      <text:p text:style-name="P340"/>
      <text:p text:style-name="P341">Популярные связки глагол + дополнение + предлог:</text:p>
      <text:list xml:id="list2691680117" text:style-name="L16">
        <text:list-item>
          <text:p text:style-name="P460">congratulate ... on — поздравить (кого-то) с;</text:p>
        </text:list-item>
        <text:list-item>
          <text:p text:style-name="P460">accuse ... of — обвинить (кого-то) в;</text:p>
        </text:list-item>
        <text:list-item>
          <text:p text:style-name="P460">suspect ... of — подозревать (кого-то) в;</text:p>
        </text:list-item>
        <text:list-item>
          <text:p text:style-name="P460">prevent ... from — предостеречь (кого-то) от;</text:p>
        </text:list-item>
        <text:list-item>
          <text:p text:style-name="P460">stop ... from — помешать (кому-то) в;</text:p>
        </text:list-item>
        <text:list-item>
          <text:p text:style-name="P460">forgive ... for — простить (кого-то) за;</text:p>
        </text:list-item>
      </text:list>
      <text:p text:style-name="P341"/>
      <text:p text:style-name="P313">I congratulate you on winning the competition — Я поздравляю тебя с победой в соревновании.</text:p>
      <text:p text:style-name="P313">He prevented me from taking a loan — Он предостерег меня от того, чтобы взять ссуду.</text:p>
      <text:p text:style-name="P313"/>
      <text:p text:style-name="P342">Популярные связки прилагательное + предлог:</text:p>
      <text:list xml:id="list2023964999" text:style-name="L17">
        <text:list-item>
          <text:p text:style-name="P461">afraid of — бояться (чего-то);</text:p>
        </text:list-item>
        <text:list-item>
          <text:p text:style-name="P461">fed up with — быть сытым по горло (из-за чего-то);</text:p>
        </text:list-item>
        <text:list-item>
          <text:p text:style-name="P461">good at — хорошо (что-то) делать;</text:p>
        </text:list-item>
        <text:list-item>
          <text:p text:style-name="P461">interested in — интересоваться (чем-то);</text:p>
        </text:list-item>
      </text:list>
      <text:p text:style-name="P342"/>
      <text:p text:style-name="P314"><text:soft-page-break/>I’m fed up with his sneaking around all the time <text:span text:style-name="T212">—</text:span> Меня достало, что он тут </text:p>
      <text:p text:style-name="P314">постоянно крутится.</text:p>
      <text:p text:style-name="P314"/>
      <text:p text:style-name="P314">I’m interested in reading sci-fi — Мне интересно читать фантастику.</text:p>
      <text:p text:style-name="P314"/>
      <text:p text:style-name="P343">Устойчивые выр-я, в которых используется герундий:</text:p>
      <text:list xml:id="list4088972254" text:style-name="L18">
        <text:list-item>
          <text:p text:style-name="P462">It`s no use/good — бесполезно, нет смысла;</text:p>
        </text:list-item>
        <text:list-item>
          <text:p text:style-name="P462">It`s not worth — этого того не стоит;</text:p>
        </text:list-item>
        <text:list-item>
          <text:p text:style-name="P462">There`s no point in — незачем это делать;</text:p>
        </text:list-item>
        <text:list-item>
          <text:p text:style-name="P462">Have difficulty — иметь трудности;</text:p>
        </text:list-item>
        <text:list-item>
          <text:p text:style-name="P462">be busy — заниматься делом;</text:p>
        </text:list-item>
        <text:list-item>
          <text:p text:style-name="P462">a waste of money/time — это деньги на ветер / время впустую;</text:p>
        </text:list-item>
      </text:list>
      <text:p text:style-name="P343"/>
      <text:p text:style-name="P315">I earn a lot of money, so it’s not worth changing the job — Я зарабатываю много денег, </text:p>
      <text:p text:style-name="P315">так что не стоит менять работу.</text:p>
      <text:p text:style-name="P315"/>
      <text:p text:style-name="P315">Do you have difficulty remembering your childhood? — Тебе трудно вспомнить свое детство?</text:p>
      <text:p text:style-name="P315">It’s a waste of time watching TV — Это пустая трата времени, смотреть телевизор.</text:p>
      <text:p text:style-name="P315">She is very busy launching her new project — Она слишком занята запуском нового проекта.</text:p>
      <text:p text:style-name="P343"/>
      <text:p text:style-name="P258"><text:span text:style-name="T158">Герундий с о</text:span><text:span text:style-name="T156">борот</text:span><text:span text:style-name="T158">ом</text:span><text:span text:style-name="T156"> </text:span><text:span text:style-name="T157">be/get</text:span><text:span text:style-name="T156"> used to</text:span></text:p>
      <text:p text:style-name="P344"/>
      <text:p text:style-name="P259"><text:span text:style-name="T120">Оборот </text:span><text:span text:style-name="T160">be used to</text:span><text:span text:style-name="T120"> означает «я привык», а </text:span><text:span text:style-name="T160">get used to</text:span><text:span text:style-name="T120"> </text:span><text:span text:style-name="T165">—</text:span><text:span text:style-name="T120"> «я привыкаю». </text:span><text:span text:style-name="T144">Как и в пассивном залоге, be показывает состояние, а get — процесс. </text:span><text:span text:style-name="T146">Чтобы подчеркнуть, что процесс формируется, </text:span><text:span text:style-name="T145">get </text:span><text:span text:style-name="T146">ставят</text:span><text:span text:style-name="T145"> в </text:span><text:span text:style-name="T147">форму</text:span><text:span text:style-name="T145"> Continuous.</text:span></text:p>
      <text:p text:style-name="P345"/>
      <text:p text:style-name="P316">I`m used to working hard — Я привык много работать.</text:p>
      <text:p text:style-name="P316"/>
      <text:p text:style-name="P317">I`m getting used to working hard — Я привыкаю много работать.</text:p>
      <text:p text:style-name="P259"><text:span text:style-name="T166">(</text:span><text:span text:style-name="T167">get в</text:span><text:span text:style-name="T166"> форме Continu</text:span><text:span text:style-name="T167">o</text:span><text:span text:style-name="T166">us </text:span><text:span text:style-name="T167">идет с</text:span><text:span text:style-name="T166"> be </text:span><text:span text:style-name="T167">и окончанием</text:span><text:span text:style-name="T166"> -ing)</text:span></text:p>
      <text:p text:style-name="P356"/>
      <text:p text:style-name="P260"><text:span text:style-name="T159">Этот оборот не нужно путать с модальной конструкцией </text:span><text:span text:style-name="T173">used to</text:span><text:span text:style-name="T159">.</text:span></text:p>
      <text:p text:style-name="P357"/>
      <text:p text:style-name="P118"><text:span text:style-name="T120">I </text:span><text:span text:style-name="T188">am used to</text:span><text:span text:style-name="T120"> </text:span><text:span text:style-name="T181">drinking</text:span><text:span text:style-name="T120"> a lot of water — Я </text:span><text:span text:style-name="T188">привык</text:span><text:span text:style-name="T181"> пить</text:span><text:span text:style-name="T120"> много воды.</text:span></text:p>
      <text:p text:style-name="P260"><text:span text:style-name="T173">(после оборота всегда идет </text:span><text:span text:style-name="T175">герундий</text:span><text:span text:style-name="T173">)</text:span></text:p>
      <text:p text:style-name="P296"/>
      <text:p text:style-name="P118"><text:span text:style-name="T120">I </text:span><text:span text:style-name="T188">used to</text:span><text:span text:style-name="T120"> </text:span><text:span text:style-name="T181">drink</text:span><text:span text:style-name="T120"> a lot of coffee — </text:span><text:span text:style-name="T188">Раньше</text:span><text:span text:style-name="T120"> я </text:span><text:span text:style-name="T181">пил</text:span><text:span text:style-name="T120"> много кофе.</text:span></text:p>
      <text:p text:style-name="P260"><text:span text:style-name="T173">(после модальной конструкции идет инфинитив, и она </text:span><text:span text:style-name="T174">передает другой смысл</text:span><text:span text:style-name="T173">)</text:span></text:p>
      <text:p text:style-name="P357"/>
      <text:p text:style-name="P354">Причасный оборот с герундием <text:span text:style-name="T337">(ing-clause)</text:span></text:p>
      <text:p text:style-name="P345"/>
      <text:p text:style-name="P346">Это неполноценное предложение, которое в русском языке выделяется запятыми.</text:p>
      <text:p text:style-name="P261"><text:span text:style-name="T148">В английском запятая </text:span><text:span text:style-name="T149">ставится если причисный оборот в первой половине предложения.</text:span></text:p>
      <text:p text:style-name="P346"/>
      <text:p text:style-name="P261"><text:span text:style-name="T168">David hurt his leg </text:span><text:span text:style-name="T176">playing football</text:span><text:span text:style-name="T168"> — Дэвид повредил ногу, </text:span><text:span text:style-name="T176">играя в футбол</text:span><text:span text:style-name="T168">.</text:span></text:p>
      <text:p text:style-name="P318"/>
      <text:p text:style-name="P89"><text:span text:style-name="T120">The driver saw a boy </text:span><text:span text:style-name="T188">running across the road</text:span><text:span text:style-name="T120"> and stopped the car immediately — </text:span></text:p>
      <text:p text:style-name="P89"><text:span text:style-name="T120">Водитель увидел ребенка, </text:span><text:span text:style-name="T188">бегущего через дорогу</text:span><text:span text:style-name="T120">, и быстро остановил машину.</text:span></text:p>
      <text:p text:style-name="P346"/>
      <text:p text:style-name="P345">Причастный оборот можно использовать вместе с союзами while и when.</text:p>
      <text:p text:style-name="P88"><text:span text:style-name="T120">David hurt his leg </text:span><text:span text:style-name="T188">while playing football</text:span><text:span text:style-name="T120"> – Дэвид повредил ногу, </text:span><text:span text:style-name="T188">когда играл в футбол</text:span><text:span text:style-name="T120">.</text:span></text:p>
      <text:p text:style-name="P345"/>
      <text:p text:style-name="P355"><text:soft-page-break/>Глагол с -ing как прилагательное</text:p>
      <text:p text:style-name="P347"/>
      <text:p text:style-name="P263"><text:span text:style-name="T150">Если к глаголу добавить оконание -ing и ощущение </text:span><text:span text:style-name="T153">глагола </text:span><text:span text:style-name="T151">перестанет быть</text:span><text:span text:style-name="T150"> сильным, </text:span></text:p>
      <text:p text:style-name="P263"><text:span text:style-name="T150">то такое слово будет восприниматься как </text:span><text:span text:style-name="T151">прилагательное</text:span><text:span text:style-name="T150">.</text:span></text:p>
      <text:p text:style-name="P348"/>
      <text:p text:style-name="P348">shocking — шокирующий (есть ощещение, что это характеристика)</text:p>
      <text:p text:style-name="P262"><text:span text:style-name="T150">walking — идущий (здесь </text:span><text:span text:style-name="T152">сильное</text:span><text:span text:style-name="T150"> ощ</text:span><text:span text:style-name="T152">у</text:span><text:span text:style-name="T150">щение, что человек что-то делает)</text:span></text:p>
      <text:p text:style-name="P348"/>
      <text:p text:style-name="P262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348"/>
      <text:p text:style-name="P319">He told me an interesting story — Он рассказал мне интересную историю.</text:p>
      <text:p text:style-name="P319">This movie is boring — Этот фильм такой скучный.</text:p>
      <text:p text:style-name="P348"/>
      <text:p text:style-name="P348"/>
      <text:p text:style-name="P360">Сложные предложения</text:p>
      <text:p text:style-name="P349"/>
      <text:p text:style-name="P350">Типы сложны<text:span text:style-name="T339">х</text:span> предложений в английском языке:</text:p>
      <text:p text:style-name="P350"/>
      <text:list xml:id="list2146686734" text:style-name="L19">
        <text:list-item>
          <text:p text:style-name="P463">сложноподчиненные предложения (complex sentences):</text:p>
          <text:list>
            <text:list-item>
              <text:p text:style-name="P463">условные предложения (if-clauses);</text:p>
            </text:list-item>
            <text:list-item>
              <text:p text:style-name="P463">придаточные поясняющие предложения (relative clauses);</text:p>
            </text:list-item>
            <text:list-item>
              <text:p text:style-name="P463">косвенная речь (reported speech);</text:p>
              <text:p text:style-name="P463"/>
            </text:list-item>
          </text:list>
        </text:list-item>
        <text:list-item>
          <text:p text:style-name="P463">сложносочиненные предложения <text:span text:style-name="T338">(compound sentences)</text:span>;</text:p>
        </text:list-item>
      </text:list>
      <text:p text:style-name="P402"/>
      <text:p text:style-name="P403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403"/>
      <text:p text:style-name="P148">Условные предложения</text:p>
      <text:p text:style-name="P403"/>
      <text:p text:style-name="P266"><text:span text:style-name="T340">Условн</text:span><text:span text:style-name="T343">ое</text:span><text:span text:style-name="T340"> предложени</text:span><text:span text:style-name="T343">е</text:span><text:span text:style-name="T340"> 0го типа описыва</text:span><text:span text:style-name="T343">е</text:span><text:span text:style-name="T340">т реальн</text:span><text:span text:style-name="T343">ую</text:span><text:span text:style-name="T340"> ситуаци</text:span><text:span text:style-name="T343">ю</text:span><text:span text:style-name="T340">. Обе части переводятся настоящим. В обеих частях глагол стоит в форме Present Simple.</text:span></text:p>
      <text:p text:style-name="P404"/>
      <text:p text:style-name="P90">If I <text:span text:style-name="T5">am</text:span> home, I always <text:span text:style-name="T5">watch</text:span> TV — Если я дома, я всегда смотрю ТВ.</text:p>
      <text:p text:style-name="P404"/>
      <text:p text:style-name="P405">Условное предложение 1го типа говорит о будущем. Обе части переводятся будущим. </text:p>
      <text:p text:style-name="P405">В условной части глагол <text:span text:style-name="T341">стоит </text:span>в Present Simple или Present Perfect.</text:p>
      <text:p text:style-name="P403"/>
      <text:p text:style-name="P93">If I <text:span text:style-name="T5">am</text:span> home tomorrow, I <text:span text:style-name="T5">will watch</text:span> TV — Если я буду завтра дома, я посмотрю ТВ.</text:p>
      <text:p text:style-name="P91"/>
      <text:p text:style-name="P192">Условное предложение 2го типа описывает нереальные ситуации в настоящем или будущем.</text:p>
      <text:p text:style-name="P264"><text:span text:style-name="T234">В условной части глагол </text:span><text:span text:style-name="T237">стоит </text:span><text:span text:style-name="T238">в</text:span><text:span text:style-name="T237"> </text:span><text:span text:style-name="T236">Past Simple</text:span><text:span text:style-name="T235">, а главн</text:span><text:span text:style-name="T237">ая часть содержит would + инфинитив.</text:span></text:p>
      <text:p text:style-name="P91"/>
      <text:p text:style-name="P93">If I <text:span text:style-name="T5">were</text:span> home, I <text:span text:style-name="T5">would watch</text:span> TV — Если бы я был дома, я бы посмотрел ТВ.</text:p>
      <text:p text:style-name="P92"/>
      <text:p text:style-name="P193">Условное предложение 3го типа <text:span text:style-name="T342">выражает сожаление о прошлом (то, чего уже не изменишь).</text:span></text:p>
      <text:p text:style-name="P265"><text:span text:style-name="T237">Переводится также, как и 2й тип. Но в условной части глагол </text:span><text:span text:style-name="T238">стоит </text:span><text:span text:style-name="T237">в Past Perfect, </text:span></text:p>
      <text:p text:style-name="P194">а в главная часть содержит would + перфектный инфинитив.</text:p>
      <text:p text:style-name="P94"/>
      <text:p text:style-name="P406"><text:span text:style-name="T35">I</text:span><text:span text:style-name="T24">f I </text:span><text:span text:style-name="T46">had</text:span><text:span text:style-name="T24"> </text:span><text:span text:style-name="T46">been</text:span><text:span text:style-name="T24"> home yesterday, I </text:span><text:span text:style-name="T46">would</text:span><text:span text:style-name="T24"> </text:span><text:span text:style-name="T46">have</text:span><text:span text:style-name="T24"> </text:span><text:span text:style-name="T46">watched</text:span><text:span text:style-name="T24"> TV — </text:span></text:p>
      <text:p text:style-name="P93"><text:soft-page-break/>Если бы я был дома вчера, я бы посмотрел телевизор (с сожалением)</text:p>
      <text:p text:style-name="P94"/>
      <text:p text:style-name="P267"><text:span text:style-name="T240">Условное предложение смешанного типа комбинирует в своих </text:span><text:span text:style-name="T243">частях</text:span><text:span text:style-name="T240"> </text:span><text:span text:style-name="T243">2й и 3й типы, </text:span></text:p>
      <text:p text:style-name="P267"><text:span text:style-name="T243">но по разному</text:span><text:span text:style-name="T240">. </text:span><text:span text:style-name="T243">В</text:span><text:span text:style-name="T241">сегда </text:span><text:span text:style-name="T242">описывает</text:span><text:span text:style-name="T241"> только нереальны</text:span><text:span text:style-name="T242">е</text:span><text:span text:style-name="T241"> ситуаци</text:span><text:span text:style-name="T242">и</text:span><text:span text:style-name="T241">.</text:span></text:p>
      <text:p text:style-name="P195"/>
      <text:p text:style-name="P51"><text:span text:style-name="T345">Herald </text:span><text:span text:style-name="T16">would have sent</text:span><text:span text:style-name="T345"> us a Christmas card if he </text:span><text:span text:style-name="T16">knew</text:span><text:span text:style-name="T345"> our address — Гарольд послал бы нам рождественскую открытку, если бы знал наш адрес </text:span><text:span text:style-name="T346">(if-часть 2й тип, главная — 3й тип)</text:span><text:span text:style-name="T345">.</text:span></text:p>
      <text:p text:style-name="P196"/>
      <text:p text:style-name="P52"><text:span text:style-name="T344">If I </text:span><text:span text:style-name="T17">had</text:span><text:span text:style-name="T346"> </text:span><text:span text:style-name="T17">studied</text:span><text:span text:style-name="T344"> better at school, I </text:span><text:span text:style-name="T17">wouldn`t work</text:span><text:span text:style-name="T344"> at McDonald’s now — Если бы я лучше учился </text:span></text:p>
      <text:p text:style-name="P52"><text:span text:style-name="T344">в школе, я бы сейчас не работал в Макдональдсе </text:span><text:span text:style-name="T346">(if-часть 3й тип, главная — 2й тип)</text:span><text:span text:style-name="T344">.</text:span></text:p>
      <text:p text:style-name="P196"/>
      <text:p text:style-name="P149"><text:span text:style-name="T239">С</text:span><text:span text:style-name="T212">лова unless и wish в условных предложениях</text:span></text:p>
      <text:p text:style-name="P197"/>
      <text:p text:style-name="P407"><text:span text:style-name="T212">Unless означает «если не». Им часто заменяют </text:span><text:span text:style-name="T246">связку </text:span><text:span text:style-name="T212">if not </text:span><text:span text:style-name="T245">в условных предложениях</text:span><text:span text:style-name="T212">.</text:span></text:p>
      <text:p text:style-name="P196"/>
      <text:p text:style-name="P298"><text:span text:style-name="T344">You can go home </text:span><text:span text:style-name="T15">if</text:span><text:span text:style-name="T344"> you </text:span><text:span text:style-name="T84">do</text:span><text:span text:style-name="T15"> n</text:span><text:span text:style-name="T14">o</text:span><text:span text:style-name="T15">t </text:span><text:span text:style-name="T84">want</text:span><text:span text:style-name="T344"> to stay / You can go home </text:span><text:span text:style-name="T15">unless</text:span><text:span text:style-name="T344"> you want to stay — </text:span></text:p>
      <text:p text:style-name="P320">Ты можешь идти домой, <text:span text:style-name="T5">если не</text:span> хочешь оставаться.</text:p>
      <text:p text:style-name="P298"/>
      <text:p text:style-name="P298"><text:span text:style-name="T15">If</text:span><text:span text:style-name="T344"> I was </text:span><text:span text:style-name="T15">n</text:span><text:span text:style-name="T13">o</text:span><text:span text:style-name="T15">t</text:span><text:span text:style-name="T344"> so hungry, I wouldn’t eat that food / </text:span><text:span text:style-name="T15">Unless</text:span><text:span text:style-name="T344"> I was so hungry, I wouldn’t eat that food — </text:span><text:span text:style-name="T15">Если</text:span><text:span text:style-name="T344"> бы я </text:span><text:span text:style-name="T15">не</text:span><text:span text:style-name="T344"> была такой голодной, я бы не ела эту еду.</text:span></text:p>
      <text:p text:style-name="P196"/>
      <text:p text:style-name="P268"><text:span text:style-name="T239">W</text:span><text:span text:style-name="T244">ish в прямом переводе означает «желаю», но в условных предложения оно вражает сожаление и переводится как «жаль</text:span><text:span text:style-name="T247"> </text:span><text:span text:style-name="T244">не».</text:span></text:p>
      <text:p text:style-name="P196"/>
      <text:p text:style-name="P321"><text:span text:style-name="T344">I </text:span><text:span text:style-name="T15">wish</text:span><text:span text:style-name="T344"> I earned </text:span><text:span text:style-name="T349">$</text:span><text:span text:style-name="T344">10 00</text:span><text:span text:style-name="T351">0</text:span><text:span text:style-name="T344"> in a month — </text:span><text:span text:style-name="T15">Жаль</text:span><text:span text:style-name="T344">, что я </text:span><text:span text:style-name="T15">не</text:span><text:span text:style-name="T344"> зарабатываю </text:span><text:span text:style-name="T349">$</text:span><text:span text:style-name="T344">10 </text:span><text:span text:style-name="T351">0</text:span><text:span text:style-name="T344">00 в месяц.</text:span></text:p>
      <text:p text:style-name="P269"><text:span text:style-name="T169">(досл. «Я бы желал разабатывать $10 0</text:span><text:span text:style-name="T170">0</text:span><text:span text:style-name="T169">0 в месяц»)</text:span></text:p>
      <text:p text:style-name="P321"/>
      <text:p text:style-name="P321"><text:span text:style-name="T344">I </text:span><text:span text:style-name="T84">wish</text:span><text:span text:style-name="T344"> I had </text:span><text:span text:style-name="T84">n</text:span><text:span text:style-name="T85">o</text:span><text:span text:style-name="T84">t</text:span><text:span text:style-name="T344"> eaten so much sushi yesterday — Жаль, что я съела вчера столько суши.</text:span></text:p>
      <text:p text:style-name="P322"><text:span text:style-name="T344">(</text:span>частица not, после had, инвертирует отрицание <text:span text:style-name="T354">в</text:span> wish)</text:p>
      <text:p text:style-name="P196"/>
      <text:p text:style-name="P408"><text:span text:style-name="T350">Когда</text:span><text:span text:style-name="T348"> хочется</text:span><text:span text:style-name="T347">, чтобы случилось </text:span><text:span text:style-name="T353">желаемое</text:span><text:span text:style-name="T347">, </text:span><text:span text:style-name="T348">можно использ.</text:span><text:span text:style-name="T347"> if only </text:span><text:span text:style-name="T348">+ глагол в Past Simple</text:span><text:span text:style-name="T347">.</text:span></text:p>
      <text:p text:style-name="P409">Также if only может заменять I wish (по смыслу почти одинаково).</text:p>
      <text:p text:style-name="P408"/>
      <text:p text:style-name="P96">If only we <text:span text:style-name="T347">could find</text:span> a taxi! — Эх, если бы мы могли найти такси! <text:span text:style-name="T348">(could вместо would)</text:span></text:p>
      <text:p text:style-name="P95">If only I earned <text:span text:style-name="T351">$</text:span>10 00<text:span text:style-name="T351">0</text:span> in a month — <text:span text:style-name="T351">Если бы я зарабатывал 10 000 в месяц.</text:span></text:p>
      <text:p text:style-name="P95"/>
      <text:p text:style-name="P198">Сожаления о настоящем: I wish + Past Simple (грамматика 2го типа).</text:p>
      <text:p text:style-name="P97">I wish I could fly like a bird — Жаль, что я не летаю, как птица.</text:p>
      <text:p text:style-name="P198"/>
      <text:p text:style-name="P198">Сожаления о прошлом: I wish + Past Perfect (грамматика 3го типа).</text:p>
      <text:p text:style-name="P97">I wish I had talked to Mike yesterday — Жаль, что я не поговорила с Майком вчера.</text:p>
      <text:p text:style-name="P198"/>
      <text:p text:style-name="P198">Сожаления о настоящем из-за другого человека: I wish + could + инфинитив.</text:p>
      <text:p text:style-name="P53"><text:span text:style-name="T352">I wish you could make me happy — </text:span><text:span text:style-name="T353">Ж</text:span><text:span text:style-name="T352">аль, что ты не можешь сделать меня счастливой.</text:span></text:p>
      <text:p text:style-name="P198"/>
      <text:p text:style-name="P198">Сожаления о прошлом из-за другого человека: I wish + мод. глагол + перфектный инфинитив.</text:p>
      <text:p text:style-name="P97">I wish we could have worked it out — Жаль, что мы не смогли это уладить.</text:p>
      <text:p text:style-name="P198"/>
      <text:p text:style-name="P199">Когда хочется, чтобы кто-то выполнил желаемое в будущем: I wish + would + инфинитив.</text:p>
      <text:p text:style-name="P98">I wish you would stop smoking — Я бы хотела, чтобы ты перестал курить.</text:p>
      <text:p text:style-name="P98"/>
      <text:p text:style-name="P172"/>
      <text:p text:style-name="P426">Придаточные определительные предложения</text:p>
      <text:p text:style-name="P200"/>
      <text:p text:style-name="P201">Это небольшие, поясняющие предложения, которые сообщают дополнительную </text:p>
      <text:p text:style-name="P201">информацию о человеке или предмете.</text:p>
      <text:p text:style-name="P201"/>
      <text:p text:style-name="P270"><text:span text:style-name="T249">Если к союзам who, wich, that относится предлог, то он </text:span><text:span text:style-name="T250">остается</text:span><text:span text:style-name="T249"> в конце придаточного предложения, </text:span><text:span text:style-name="T251">даже если сам союз выпадет.</text:span></text:p>
      <text:p text:style-name="P202"/>
      <text:p text:style-name="P99">Do you know the woman (who/that) Tom is talking <text:span text:style-name="T5">to</text:span>? — Ты знаешь женщину, </text:p>
      <text:p text:style-name="P99"><text:span text:style-name="T5">с которой</text:span> говорит Том?</text:p>
      <text:p text:style-name="P99"/>
      <text:p text:style-name="P203">Союзы whose, whom, where обычно не выпадают вовсе.</text:p>
      <text:p text:style-name="P100"/>
      <text:p text:style-name="P100">It was the village where I wanted to meet my old age — Это была деревня, где я хотел</text:p>
      <text:p text:style-name="P100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100"/>
      <text:p text:style-name="P203">Союз whom — это формальный вариант слова who. В речи практичечески не используется.</text:p>
      <text:p text:style-name="P203">Этот союз появляется только в том случае, если перед <text:span text:style-name="T355">ним </text:span>будет стоять предлог. </text:p>
      <text:p text:style-name="P203"/>
      <text:p text:style-name="P100">The boy <text:span text:style-name="T5">with whom</text:span> we usually play football broke his leg last week — </text:p>
      <text:p text:style-name="P100">Мальчик, с которым мы обычно играем в футбол, сломал ногу на прошлой неделе.</text:p>
      <text:p text:style-name="P466"/>
      <text:p text:style-name="P410"><text:span text:style-name="T248">Е</text:span><text:span text:style-name="T212">сли предлог сместить в конец придаточного предложения, то whom превратиться </text:span></text:p>
      <text:p text:style-name="P468">в who и его можно будет убрать.</text:p>
      <text:p text:style-name="P467"/>
      <text:p text:style-name="P54"><text:span text:style-name="T355">The boy </text:span><text:span text:style-name="T100">(</text:span><text:span text:style-name="T98">who</text:span><text:span text:style-name="T100">) </text:span><text:span text:style-name="T101">we usually play football </text:span><text:span text:style-name="T99">with</text:span><text:span text:style-name="T355"> broke his leg last week — </text:span></text:p>
      <text:p text:style-name="P54"><text:span text:style-name="T355">Мальчик, </text:span><text:span text:style-name="T101">с которм мы обычно играем в футбол</text:span><text:span text:style-name="T355">, сломал ногу на прошлой неделе.</text:span></text:p>
      <text:p text:style-name="P203"/>
      <text:p text:style-name="P173">Косвенна речь</text:p>
      <text:p text:style-name="P173"/>
      <text:p text:style-name="P210"><text:span text:style-name="T357">Грамматически, </text:span>Present <text:span text:style-name="T358">меняется </text:span>на Past, <text:span text:style-name="T357">н</text:span><text:span text:style-name="T356">о перевод остается в настоящем.</text:span></text:p>
      <text:p text:style-name="P211"/>
      <text:p text:style-name="P272"><text:span text:style-name="T64">(</text:span><text:span text:style-name="T57">I live in </text:span><text:span text:style-name="T56">Bali</text:span><text:span text:style-name="T64">)</text:span><text:span text:style-name="T63"> </text:span><text:span text:style-name="T62">H</text:span><text:span text:style-name="T58">e said that he </text:span><text:span text:style-name="T48">lived</text:span><text:span text:style-name="T58"> in </text:span><text:span text:style-name="T56">Bali</text:span><text:span text:style-name="T58"> — Он сказал, что </text:span><text:span text:style-name="T48">живет</text:span><text:span text:style-name="T58"> </text:span><text:span text:style-name="T59">на</text:span><text:span text:style-name="T58"> </text:span><text:span text:style-name="T56">Бали</text:span><text:span text:style-name="T58">.</text:span></text:p>
      <text:p text:style-name="P273"><text:span text:style-name="T64">(</text:span><text:span text:style-name="T56">I am </text:span><text:span text:style-name="T61">flying</text:span><text:span text:style-name="T56"> to Bali</text:span><text:span text:style-name="T64">)</text:span><text:span text:style-name="T63"> </text:span><text:span text:style-name="T62">H</text:span><text:span text:style-name="T56">e said that he </text:span><text:span text:style-name="T50">was </text:span><text:span text:style-name="T52">flying</text:span><text:span text:style-name="T56"> to Bali — Он сказал, что </text:span><text:span text:style-name="T52">летит</text:span><text:span text:style-name="T56"> на Бали.</text:span></text:p>
      <text:p text:style-name="P272"><text:span text:style-name="T64">(</text:span><text:span text:style-name="T57">I have been to </text:span><text:span text:style-name="T56">Bali</text:span><text:span text:style-name="T64">)</text:span><text:span text:style-name="T63"> </text:span><text:span text:style-name="T62">H</text:span><text:span text:style-name="T60">e said that he </text:span><text:span text:style-name="T49">had been</text:span><text:span text:style-name="T60"> to </text:span><text:span text:style-name="T56">Bali</text:span><text:span text:style-name="T60"> — Он сказал, что </text:span><text:span text:style-name="T49">бывал</text:span><text:span text:style-name="T60"> на </text:span><text:span text:style-name="T56">Бали</text:span><text:span text:style-name="T60">.</text:span></text:p>
      <text:p text:style-name="P210"/>
      <text:p text:style-name="P211">Past Simple и Past Continuous меняются на Past Perfect и Past Perfect Continuous.</text:p>
      <text:p text:style-name="P211">Past Perfect не меняется.</text:p>
      <text:p text:style-name="P204"/>
      <text:p text:style-name="P271"><text:span text:style-name="T42">(</text:span><text:span text:style-name="T36">I lived in </text:span><text:span text:style-name="T37">Bali</text:span><text:span text:style-name="T42">)</text:span><text:span text:style-name="T41"> </text:span><text:span text:style-name="T40">H</text:span><text:span text:style-name="T38">e said that he </text:span><text:span text:style-name="T49">had lived</text:span><text:span text:style-name="T38"> in </text:span><text:span text:style-name="T37">Bali</text:span><text:span text:style-name="T38"> — Он сказала, что </text:span><text:span text:style-name="T49">жил</text:span><text:span text:style-name="T38"> на </text:span><text:span text:style-name="T37">Bali</text:span><text:span text:style-name="T38">.</text:span></text:p>
      <text:p text:style-name="P274"><text:span text:style-name="T42">(</text:span><text:span text:style-name="T37">I was </text:span><text:span text:style-name="T39">flying</text:span><text:span text:style-name="T37"> to Bali</text:span><text:span text:style-name="T42">)</text:span><text:span text:style-name="T41"> </text:span><text:span text:style-name="T40">H</text:span><text:span text:style-name="T37">e said that he </text:span><text:span text:style-name="T50">had been </text:span><text:span text:style-name="T53">flying</text:span><text:span text:style-name="T37"> to Bali </text:span><text:span text:style-name="T38">—</text:span><text:span text:style-name="T37"> Она сказал, что </text:span><text:span text:style-name="T53">летел</text:span><text:span text:style-name="T37"> на Бали.</text:span></text:p>
      <text:p text:style-name="P205"/>
      <text:p text:style-name="P272"><text:span text:style-name="T252">Future</text:span><text:span text:style-name="T253"> меня</text:span><text:span text:style-name="T252">е</text:span><text:span text:style-name="T253">тся на Future-in-the-</text:span><text:span text:style-name="T255">P</text:span><text:span text:style-name="T253">ast. </text:span><text:span text:style-name="T252">(</text:span><text:span text:style-name="T254">вместо </text:span><text:span text:style-name="T252">will </text:span><text:span text:style-name="T254">будет</text:span><text:span text:style-name="T252"> would </text:span><text:span text:style-name="T254">и пр.</text:span><text:span text:style-name="T252">)</text:span></text:p>
      <text:p text:style-name="P272"><text:span text:style-name="T42">(</text:span><text:span text:style-name="T36">I will </text:span><text:span text:style-name="T39">fly</text:span><text:span text:style-name="T36"> to </text:span><text:span text:style-name="T37">Bali</text:span><text:span text:style-name="T42">)</text:span><text:span text:style-name="T41"> </text:span><text:span text:style-name="T40">H</text:span><text:span text:style-name="T36">e said that he </text:span><text:span text:style-name="T51">would </text:span><text:span text:style-name="T53">fly</text:span><text:span text:style-name="T36"> to </text:span><text:span text:style-name="T37">Bali</text:span><text:span text:style-name="T36"> — Он сказала, что </text:span><text:span text:style-name="T53">полетит</text:span><text:span text:style-name="T36"> на </text:span><text:span text:style-name="T37">Бали</text:span><text:span text:style-name="T36">.</text:span></text:p>
      <text:p text:style-name="P207"/>
      <text:p text:style-name="P276"><text:span text:style-name="T256">В </text:span><text:span text:style-name="T258">специальных </text:span><text:span text:style-name="T256">вопросах, предложение перестраивается в утвердительную форму. </text:span></text:p>
      <text:p text:style-name="P276"><text:span text:style-name="T256">Вопросительное слов</text:span><text:span text:style-name="T257">о</text:span><text:span text:style-name="T256"> сохраняется и ставится на место that.</text:span></text:p>
      <text:p text:style-name="P104"/>
      <text:p text:style-name="P104"><text:span text:style-name="T359">(</text:span>Who did you call?<text:span text:style-name="T359">)</text:span> <text:span text:style-name="T359">H</text:span>e asked me who I <text:span text:style-name="T5">had called</text:span> — <text:span text:style-name="T359">Он спросила, кому я </text:span><text:span text:style-name="T18">звонил</text:span><text:span text:style-name="T359">.</text:span></text:p>
      <text:p text:style-name="P275"><text:span text:style-name="T42">(</text:span><text:span text:style-name="T41">Why are you waiting here?</text:span><text:span text:style-name="T42">)</text:span><text:span text:style-name="T41"> </text:span><text:span text:style-name="T42">H</text:span><text:span text:style-name="T41">e asked why I </text:span><text:span text:style-name="T54">was waiting</text:span><text:span text:style-name="T41"> there — </text:span><text:span text:style-name="T42">Он спросил, почему я там </text:span><text:span text:style-name="T55">жду</text:span><text:span text:style-name="T42">.</text:span></text:p>
      <text:p text:style-name="P104"/>
      <text:p text:style-name="P208"><text:soft-page-break/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206"/>
      <text:p text:style-name="P101"><text:span text:style-name="T360">(</text:span>Do you like apples?<text:span text:style-name="T360">) </text:span>He asked <text:span text:style-name="T5">if</text:span> we <text:span text:style-name="T5">liked</text:span> apples — <text:span text:style-name="T360">Она спросил, </text:span><text:span text:style-name="T19">любим</text:span><text:span text:style-name="T360"> </text:span><text:span text:style-name="T19">ли</text:span><text:span text:style-name="T360"> мы яблоки.</text:span></text:p>
      <text:p text:style-name="P101"/>
      <text:p text:style-name="P103"><text:span text:style-name="T360">(</text:span>Have you seen Tom today?<text:span text:style-name="T360">) </text:span>Martha asked <text:span text:style-name="T5">if</text:span> I <text:span text:style-name="T5">had seen</text:span> Tom that day — </text:p>
      <text:p text:style-name="P103"><text:span text:style-name="T360">Марта спросила, </text:span><text:span text:style-name="T19">видел</text:span><text:span text:style-name="T360"> </text:span><text:span text:style-name="T19">ли</text:span><text:span text:style-name="T360"> я Тома в тот день.</text:span></text:p>
      <text:p text:style-name="P102"/>
      <text:p text:style-name="P483">Сложносочиненные предложения</text:p>
      <text:p text:style-name="P469"/>
      <text:p text:style-name="P469">Состоят из простых, равноправных предложений, которые связаны сочинительными союзами. Такие союзы называются coordinators:</text:p>
      <text:p text:style-name="P469"/>
      <text:p text:style-name="P469">for — <text:span text:style-name="T362">потому что (синоним because)</text:span>;</text:p>
      <text:p text:style-name="P469">and — <text:span text:style-name="T362">и, а</text:span>;</text:p>
      <text:p text:style-name="P441"><text:span text:style-name="T259">nor — </text:span><text:span text:style-name="T260">и не (обычно передает двойное отрицание, «ни … ни»)</text:span><text:span text:style-name="T259">;</text:span></text:p>
      <text:p text:style-name="P469">but — <text:span text:style-name="T362">но</text:span>;</text:p>
      <text:p text:style-name="P469">or — <text:span text:style-name="T362">или, либо</text:span>;</text:p>
      <text:p text:style-name="P469">yet — <text:span text:style-name="T362">все же, однако</text:span>;</text:p>
      <text:p text:style-name="P469">so — <text:span text:style-name="T362">поэтому (синоним that`s why)</text:span>;</text:p>
      <text:p text:style-name="P469"/>
      <text:p text:style-name="P485">Cats are good pets, <text:span text:style-name="T5">for</text:span> they are clean and quiet — </text:p>
      <text:p text:style-name="P485">Кошки это хорошие домашние питомцы, <text:span text:style-name="T5">потому что</text:span> они чистые и тихие.</text:p>
      <text:p text:style-name="P486"/>
      <text:p text:style-name="P485">She had not complained to the social workers, <text:span text:style-name="T5">nor</text:span> to police — </text:p>
      <text:p text:style-name="P485">Она не обращалась с жалобами <text:span text:style-name="T5">ни</text:span> к социальным сотрудницам, <text:span text:style-name="T5">ни</text:span> в полицию.</text:p>
      <text:p text:style-name="P486"/>
      <text:p text:style-name="P487">I<text:span text:style-name="T363">`</text:span>m counting my calories, <text:span text:style-name="T5">yet</text:span> I really want dessert — Я считаю калории, но <text:span text:style-name="T5">все же</text:span> хочу десерт.</text:p>
      <text:p text:style-name="P488"><text:span text:style-name="T363">He</text:span><text:span text:style-name="T361"> was busy, </text:span><text:span text:style-name="T20">so</text:span><text:span text:style-name="T361"> I went to the movies alone — </text:span><text:span text:style-name="T363">Он</text:span><text:span text:style-name="T361"> был занят, </text:span><text:span text:style-name="T20">так что</text:span><text:span text:style-name="T361"> я пошла в кино одна.</text:span></text:p>
      <text:p text:style-name="P469"/>
      <text:p text:style-name="P469"/>
      <text:p text:style-name="P497">Вопросительные предложения</text:p>
      <text:p text:style-name="P470"/>
      <text:p text:style-name="P447"><text:span text:style-name="T268">В английском языке существует правило: в каком времени задается вопрос, </text:span></text:p>
      <text:p text:style-name="P479">в таком времени должен быть и ответ.</text:p>
      <text:p text:style-name="P471"/>
      <text:p text:style-name="P443"><text:span text:style-name="T262">Разделительный вопрос </text:span><text:span text:style-name="T261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263">Корешок </text:span><text:span text:style-name="T264">обычно</text:span><text:span text:style-name="T263"> переводится словами переспроса: «да?», «правда?», «не так ли?»</text:span></text:p>
      <text:p text:style-name="P472"/>
      <text:p text:style-name="P491">You live in a big flat, don’t you? — Вы живете в большой квартире, да?</text:p>
      <text:p text:style-name="P472"/>
      <text:p text:style-name="P442"><text:span text:style-name="T261">Если разделительный вопрос образуется от утверждения, то </text:span><text:span text:style-name="T273">в ответе, </text:span><text:span text:style-name="T261">слово yes выражает </text:span></text:p>
      <text:p text:style-name="P442"><text:span text:style-name="T261">согласие с этим, а слово no — несогласие.</text:span></text:p>
      <text:p text:style-name="P442"><text:span text:style-name="T261"/></text:p>
      <text:p text:style-name="P489"><text:span text:style-name="T364">You’re from Canada, aren’t you? Yes, I am — Вы с Канады, не так ли? Да.</text:span></text:p>
      <text:p text:style-name="P442"><text:span text:style-name="T261"/></text:p>
      <text:p text:style-name="P442"><text:span text:style-name="T261">Если разделительный вопрос образуется от отрицания, то здесь наоборот, </text:span></text:p>
      <text:p text:style-name="P442"><text:span text:style-name="T43">no</text:span><text:span text:style-name="T261"> выражает согласие, а </text:span><text:span text:style-name="T43">yes</text:span><text:span text:style-name="T261"> — несогласие.</text:span></text:p>
      <text:p text:style-name="P442"><text:span text:style-name="T261"/></text:p>
      <text:p text:style-name="P489"><text:span text:style-name="T364">You aren’t from Russia, are you? No, I’m not — Вы не из России, верно? Да/</text:span><text:span text:style-name="T365">верно</text:span><text:span text:style-name="T364">. </text:span></text:p>
      <text:p text:style-name="P489"/>
      <text:p text:style-name="P444"><text:soft-page-break/><text:span text:style-name="T265">Вопросы с отрицанием придают речи эмоциональную окраску. При переводе удобно добавлять слово «разве» в начале, либо частицу «ли». Отвечают на такие вопросы обычно одним словом — yes или no.</text:span></text:p>
      <text:p text:style-name="P475"/>
      <text:p text:style-name="P492">Don’t you want to help? — Разве ты не хочешь помочь?</text:p>
      <text:p text:style-name="P492">Wouldn’t it be better to go home now? — Не лучше ли пойти сейчас домой?</text:p>
      <text:p text:style-name="P489">Why do they never help? — Почему они никогда не помогают? <text:span text:style-name="T366">(возмущение)</text:span></text:p>
      <text:p text:style-name="P489"/>
      <text:p text:style-name="P476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367">Порядок слов как в утверждении.</text:span></text:p>
      <text:p text:style-name="P476"/>
      <text:p text:style-name="P493">Did you hear that Maria is getting married? <text:span text:style-name="T328">Maria’s getting married?</text:span> — </text:p>
      <text:p text:style-name="P494">Ты слышал, что Мария выходит замуж? <text:span text:style-name="T328">Мария выходит замуж?</text:span><text:span text:style-name="T96"> (переспрос)</text:span></text:p>
      <text:p text:style-name="P473"/>
      <text:p text:style-name="P445"><text:span text:style-name="T271">Иногда </text:span><text:span text:style-name="T272">эхо-</text:span><text:span text:style-name="T271">вопросы сокращают </text:span><text:span text:style-name="T272">так</text:span><text:span text:style-name="T271">, что остается лишь вопросительное слово </text:span></text:p>
      <text:p text:style-name="P477">и несколько поясняющих слов.</text:p>
      <text:p text:style-name="P477"/>
      <text:p text:style-name="P495">Honey, I paid $5000 for this dress. <text:span text:style-name="T380">You what?</text:span> — </text:p>
      <text:p text:style-name="P445"><text:span text:style-name="T44">Дорогой, я заплатила за это платье 5000 долларов. </text:span><text:span text:style-name="T378">Чтооо</text:span><text:span text:style-name="T379">?!</text:span></text:p>
      <text:p text:style-name="P495"/>
      <text:p text:style-name="P448"><text:span text:style-name="T269">В</text:span><text:span text:style-name="T267"> сложно</text:span><text:span text:style-name="T270">м</text:span><text:span text:style-name="T267"> предложении, </text:span><text:span text:style-name="T269">вопросительной может быть только главная часть</text:span><text:span text:style-name="T267">. </text:span></text:p>
      <text:p text:style-name="P448"><text:span text:style-name="T267">В придаточной части поря</text:span><text:span text:style-name="T270">д</text:span><text:span text:style-name="T267">ок слов всегда</text:span><text:span text:style-name="T266"> </text:span><text:span text:style-name="T267">утвердительны</text:span><text:span text:style-name="T269">й</text:span><text:span text:style-name="T267">.</text:span></text:p>
      <text:p text:style-name="P474"/>
      <text:p text:style-name="P446"><text:span text:style-name="T266">1) Условные предложения и предложения с wish.</text:span></text:p>
      <text:p text:style-name="P478"/>
      <text:p text:style-name="P490">Will you learn a lot if you read this chapter? — Вы многое узнаете, если прочитаете эту главу?Do you wish you earned 10 000$ in a month? — Ты бы хотел зарабатывать <text:span text:style-name="T368">$</text:span>10 000 в месяц?</text:p>
      <text:p text:style-name="P474"/>
      <text:p text:style-name="P478">2) Придаточные определительные предложения.</text:p>
      <text:p text:style-name="P496"/>
      <text:p text:style-name="P496">Do you still have the report you promised me? — У тебя все еще есть тот доклад,</text:p>
      <text:p text:style-name="P496">который ты мне обещал?</text:p>
      <text:p text:style-name="P496"/>
      <text:p text:style-name="P478">3) Сложные предложения с that-clause и косвенная речь.</text:p>
      <text:p text:style-name="P478"/>
      <text:p text:style-name="P496">Does he agree that Mary is a liar? — Он согласен, что Мэри врет? </text:p>
      <text:p text:style-name="P496">(that-clause — это обычное предложение, с that)</text:p>
      <text:p text:style-name="P496"/>
      <text:p text:style-name="P496">Why did he say that he lived in Malta? — Почему он сказал, что жил на Мальте?</text:p>
      <text:p text:style-name="P496"/>
      <text:p text:style-name="P496"/>
      <text:p text:style-name="P498">Порядок слов в предложении</text:p>
      <text:p text:style-name="P48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5T14:50:50.020980529</dc:date>
    <meta:editing-duration>P1DT2H37M2S</meta:editing-duration>
    <meta:editing-cycles>435</meta:editing-cycles>
    <meta:document-statistic meta:table-count="2" meta:image-count="0" meta:object-count="0" meta:page-count="20" meta:paragraph-count="656" meta:word-count="6704" meta:character-count="41276" meta:non-whitespace-character-count="34892"/>
  </office:meta>
</office:document-meta>
</file>